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0000000005900000047C4E2AD928ED72990.png" manifest:media-type="image/png"/>
  <manifest:file-entry manifest:full-path="Pictures/10000201000000270000002FDFD32BDA674AE418.png" manifest:media-type="image/png"/>
  <manifest:file-entry manifest:full-path="Pictures/1000020100000027000000298122E096A8332E35.png" manifest:media-type="image/png"/>
  <manifest:file-entry manifest:full-path="Pictures/100002010000002B0000002F9A7945B244089362.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Apple Chancery" svg:font-family="'Apple Chancery'" style:font-adornments="Gras"/>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OpenSymbol2" svg:font-family="OpenSymbol"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au1" style:family="table">
      <style:table-properties style:width="9.151cm" table:align="margins"/>
    </style:style>
    <style:style style:name="Tableau1.A" style:family="table-column">
      <style:table-column-properties style:column-width="4.574cm" style:rel-column-width="32754*"/>
    </style:style>
    <style:style style:name="Tableau1.B" style:family="table-column">
      <style:table-column-properties style:column-width="4.577cm" style:rel-column-width="32781*"/>
    </style:style>
    <style:style style:name="Tableau1.1" style:family="table-row">
      <style:table-row-properties style:row-height="2.408cm"/>
    </style:style>
    <style:style style:name="Tableau1.A1" style:family="table-cell">
      <style:table-cell-properties fo:padding-left="0cm" fo:padding-right="0cm" fo:padding-top="0.101cm" fo:padding-bottom="0.101cm" fo:border-left="0.6pt solid #ffffff" fo:border-right="none" fo:border-top="none" fo:border-bottom="0.6pt solid #ffffff"/>
    </style:style>
    <style:style style:name="Tableau1.B1" style:family="table-cell">
      <style:table-cell-properties style:vertical-align="middle" fo:padding-left="0cm" fo:padding-right="0cm" fo:padding-top="0.101cm" fo:padding-bottom="0.101cm" fo:border-left="none" fo:border-right="none" fo:border-top="none" fo:border-bottom="0.6pt solid #ffffff"/>
    </style:style>
    <style:style style:name="Tableau1.2" style:family="table-row">
      <style:table-row-properties style:row-height="3.307cm"/>
    </style:style>
    <style:style style:name="Tableau1.3" style:family="table-row">
      <style:table-row-properties style:row-height="2.884cm"/>
    </style:style>
    <style:style style:name="Tableau1.4" style:family="table-row">
      <style:table-row-properties style:row-height="2.699cm"/>
    </style:style>
    <style:style style:name="Tableau1.A4" style:family="table-cell">
      <style:table-cell-properties fo:padding-left="0cm" fo:padding-right="0cm" fo:padding-top="0.101cm" fo:padding-bottom="0.101cm" fo:border-left="0.6pt solid #ffffff" fo:border-right="none" fo:border-top="none" fo:border-bottom="none"/>
    </style:style>
    <style:style style:name="Tableau1.B4" style:family="table-cell">
      <style:table-cell-properties style:vertical-align="bottom" fo:padding-left="0cm" fo:padding-right="0cm" fo:padding-top="0.101cm" fo:padding-bottom="0.101cm" fo:border="none"/>
    </style:style>
    <style:style style:name="Tableau9" style:family="table">
      <style:table-properties style:width="9.151cm" table:align="margins"/>
    </style:style>
    <style:style style:name="Tableau9.A" style:family="table-column">
      <style:table-column-properties style:column-width="3.385cm" style:rel-column-width="24240*"/>
    </style:style>
    <style:style style:name="Tableau9.B" style:family="table-column">
      <style:table-column-properties style:column-width="5.766cm" style:rel-column-width="41295*"/>
    </style:style>
    <style:style style:name="Tableau9.1" style:family="table-row">
      <style:table-row-properties style:row-height="3.099cm"/>
    </style:style>
    <style:style style:name="Tableau9.A1" style:family="table-cell">
      <style:table-cell-properties fo:padding-left="0cm" fo:padding-right="0cm" fo:padding-top="0.101cm" fo:padding-bottom="0.101cm" fo:border-left="none" fo:border-right="none" fo:border-top="none" fo:border-bottom="0.6pt solid #ffffff"/>
    </style:style>
    <style:style style:name="Tableau9.B1" style:family="table-cell">
      <style:table-cell-properties style:vertical-align="middle" fo:padding-left="0cm" fo:padding-right="0cm" fo:padding-top="0.101cm" fo:padding-bottom="0.101cm" fo:border-left="none" fo:border-right="none" fo:border-top="none" fo:border-bottom="0.6pt solid #ffffff"/>
    </style:style>
    <style:style style:name="Tableau9.A4" style:family="table-cell">
      <style:table-cell-properties fo:padding-left="0cm" fo:padding-right="0cm" fo:padding-top="0.101cm" fo:padding-bottom="0.101cm" fo:border="none"/>
    </style:style>
    <style:style style:name="Tableau9.B4" style:family="table-cell">
      <style:table-cell-properties style:vertical-align="middle" fo:padding-left="0cm" fo:padding-right="0cm" fo:padding-top="0.101cm" fo:padding-bottom="0.101cm" fo:border="none"/>
    </style:style>
    <style:style style:name="Tableau2" style:family="table">
      <style:table-properties style:width="9.151cm" table:align="margins"/>
    </style:style>
    <style:style style:name="Tableau2.A" style:family="table-column">
      <style:table-column-properties style:column-width="0.7cm" style:rel-column-width="5014*"/>
    </style:style>
    <style:style style:name="Tableau2.B" style:family="table-column">
      <style:table-column-properties style:column-width="1.349cm" style:rel-column-width="9663*"/>
    </style:style>
    <style:style style:name="Tableau2.E" style:family="table-column">
      <style:table-column-properties style:column-width="2.205cm" style:rel-column-width="15790*"/>
    </style:style>
    <style:style style:name="Tableau2.F" style:family="table-column">
      <style:table-column-properties style:column-width="2.198cm" style:rel-column-width="15742*"/>
    </style:style>
    <style:style style:name="Tableau2.1" style:family="table-row">
      <style:table-row-properties style:min-row-height="0.7cm"/>
    </style:style>
    <style:style style:name="Tableau2.A1" style:family="table-cell">
      <style:table-cell-properties style:vertical-align="middle" fo:background-color="transparent" fo:padding-left="0cm" fo:padding-right="0.101cm" fo:padding-top="0.101cm" fo:padding-bottom="0.101cm" fo:border="none">
        <style:background-image/>
      </style:table-cell-properties>
    </style:style>
    <style:style style:name="Tableau2.B1" style:family="table-cell">
      <style:table-cell-properties style:vertical-align="middle" fo:background-color="#a9ce7b" fo:padding="0.097cm" fo:border-left="0.5pt solid #000000" fo:border-right="none" fo:border-top="0.5pt solid #000000" fo:border-bottom="0.5pt solid #000000">
        <style:background-image/>
      </style:table-cell-properties>
    </style:style>
    <style:style style:name="Tableau2.F1" style:family="table-cell">
      <style:table-cell-properties style:vertical-align="middle" fo:background-color="#a9ce7b" fo:padding="0.097cm" fo:border="0.5pt solid #000000">
        <style:background-image/>
      </style:table-cell-properties>
    </style:style>
    <style:style style:name="Tableau2.2" style:family="table-row">
      <style:table-row-properties style:row-height="0.801cm"/>
    </style:style>
    <style:style style:name="Tableau2.B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2.F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Tableau2.B3" style:family="table-cell">
      <style:table-cell-properties style:vertical-align="middle" fo:padding="0.097cm" fo:border-left="0.5pt solid #000000" fo:border-right="none" fo:border-top="none" fo:border-bottom="0.5pt solid #000000"/>
    </style:style>
    <style:style style:name="Tableau2.D3" style:family="table-cell">
      <style:table-cell-properties style:vertical-align="middle" fo:padding="0.097cm" fo:border-left="0.5pt solid #000000" fo:border-right="none" fo:border-top="none" fo:border-bottom="0.5pt solid #000000"/>
    </style:style>
    <style:style style:name="Tableau2.E3" style:family="table-cell">
      <style:table-cell-properties style:vertical-align="middle" fo:padding="0.097cm" fo:border-left="0.5pt solid #000000" fo:border-right="none" fo:border-top="none" fo:border-bottom="0.5pt solid #000000"/>
    </style:style>
    <style:style style:name="Tableau2.F3" style:family="table-cell">
      <style:table-cell-properties style:vertical-align="middle" fo:padding="0.097cm" fo:border-left="0.5pt solid #000000" fo:border-right="0.5pt solid #000000" fo:border-top="none" fo:border-bottom="0.5pt solid #000000"/>
    </style:style>
    <style:style style:name="Tableau2.B4" style:family="table-cell">
      <style:table-cell-properties style:vertical-align="middle" fo:padding="0.097cm" fo:border-left="0.5pt solid #000000" fo:border-right="none" fo:border-top="none" fo:border-bottom="0.5pt solid #000000"/>
    </style:style>
    <style:style style:name="Tableau2.D4" style:family="table-cell">
      <style:table-cell-properties style:vertical-align="middle" fo:padding="0.097cm" fo:border-left="0.5pt solid #000000" fo:border-right="none" fo:border-top="none" fo:border-bottom="0.5pt solid #000000"/>
    </style:style>
    <style:style style:name="Tableau2.E4" style:family="table-cell">
      <style:table-cell-properties style:vertical-align="middle" fo:padding="0.097cm" fo:border-left="0.5pt solid #000000" fo:border-right="none" fo:border-top="none" fo:border-bottom="0.5pt solid #000000"/>
    </style:style>
    <style:style style:name="Tableau2.F4" style:family="table-cell">
      <style:table-cell-properties style:vertical-align="middle" fo:padding="0.097cm" fo:border-left="0.5pt solid #000000" fo:border-right="0.5pt solid #000000" fo:border-top="none" fo:border-bottom="0.5pt solid #000000"/>
    </style:style>
    <style:style style:name="Tableau2.B5" style:family="table-cell">
      <style:table-cell-properties style:vertical-align="middle" fo:padding="0.097cm" fo:border-left="0.5pt solid #000000" fo:border-right="none" fo:border-top="none" fo:border-bottom="0.5pt solid #000000"/>
    </style:style>
    <style:style style:name="Tableau2.D5" style:family="table-cell">
      <style:table-cell-properties style:vertical-align="middle" fo:padding="0.097cm" fo:border-left="0.5pt solid #000000" fo:border-right="none" fo:border-top="none" fo:border-bottom="0.5pt solid #000000"/>
    </style:style>
    <style:style style:name="Tableau2.E5" style:family="table-cell">
      <style:table-cell-properties style:vertical-align="middle" fo:padding="0.097cm" fo:border-left="0.5pt solid #000000" fo:border-right="none" fo:border-top="none" fo:border-bottom="0.5pt solid #000000"/>
    </style:style>
    <style:style style:name="Tableau2.F5" style:family="table-cell">
      <style:table-cell-properties style:vertical-align="middle" fo:padding="0.097cm" fo:border-left="0.5pt solid #000000" fo:border-right="0.5pt solid #000000" fo:border-top="none" fo:border-bottom="0.5pt solid #000000"/>
    </style:style>
    <style:style style:name="Tableau2.B6" style:family="table-cell">
      <style:table-cell-properties style:vertical-align="middle" fo:padding="0.097cm" fo:border-left="0.5pt solid #000000" fo:border-right="none" fo:border-top="none" fo:border-bottom="0.5pt solid #000000"/>
    </style:style>
    <style:style style:name="Tableau2.C6" style:family="table-cell">
      <style:table-cell-properties style:vertical-align="middle" fo:padding="0.097cm" fo:border-left="0.5pt solid #000000" fo:border-right="none" fo:border-top="none" fo:border-bottom="0.5pt solid #000000"/>
    </style:style>
    <style:style style:name="Tableau2.D6" style:family="table-cell">
      <style:table-cell-properties style:vertical-align="middle" fo:padding="0.097cm" fo:border-left="0.5pt solid #000000" fo:border-right="none" fo:border-top="none" fo:border-bottom="0.5pt solid #000000"/>
    </style:style>
    <style:style style:name="Tableau2.E6" style:family="table-cell">
      <style:table-cell-properties style:vertical-align="middle" fo:padding="0.097cm" fo:border-left="0.5pt solid #000000" fo:border-right="none" fo:border-top="none" fo:border-bottom="0.5pt solid #000000"/>
    </style:style>
    <style:style style:name="Tableau2.F6" style:family="table-cell">
      <style:table-cell-properties style:vertical-align="middle" fo:padding="0.097cm" fo:border-left="0.5pt solid #000000" fo:border-right="0.5pt solid #000000" fo:border-top="none" fo:border-bottom="0.5pt solid #000000"/>
    </style:style>
    <style:style style:name="Tableau7" style:family="table">
      <style:table-properties style:width="9.151cm" table:align="margins"/>
    </style:style>
    <style:style style:name="Tableau7.A" style:family="table-column">
      <style:table-column-properties style:column-width="2.288cm" style:rel-column-width="16383*"/>
    </style:style>
    <style:style style:name="Tableau7.D" style:family="table-column">
      <style:table-column-properties style:column-width="2.288cm" style:rel-column-width="16386*"/>
    </style:style>
    <style:style style:name="Tableau7.A1" style:family="table-cell">
      <style:table-cell-properties style:vertical-align="middle" fo:background-color="#a9ce7b" fo:padding="0.097cm" fo:border-left="0.5pt solid #000000" fo:border-right="none" fo:border-top="0.5pt solid #000000" fo:border-bottom="0.5pt solid #000000">
        <style:background-image/>
      </style:table-cell-properties>
    </style:style>
    <style:style style:name="Tableau7.D1" style:family="table-cell">
      <style:table-cell-properties style:vertical-align="middle" fo:background-color="#a9ce7b" fo:padding="0.097cm" fo:border="0.5pt solid #000000">
        <style:background-image/>
      </style:table-cell-properties>
    </style:style>
    <style:style style:name="Tableau7.A2" style:family="table-cell">
      <style:table-cell-properties style:vertical-align="middle" fo:background-color="transparent" fo:padding="0.097cm" fo:border-left="0.5pt solid #000000" fo:border-right="none" fo:border-top="none" fo:border-bottom="0.5pt solid #000000">
        <style:background-image/>
      </style:table-cell-properties>
    </style:style>
    <style:style style:name="Tableau7.D2" style:family="table-cell">
      <style:table-cell-properties style:vertical-align="middle" fo:background-color="transparent" fo:padding="0.097cm" fo:border-left="0.5pt solid #000000" fo:border-right="0.5pt solid #000000" fo:border-top="none" fo:border-bottom="0.5pt solid #000000">
        <style:background-image/>
      </style:table-cell-properties>
    </style:style>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13" style:family="paragraph" style:parent-style-name="Footer">
      <style:text-properties officeooo:rsid="00178920" officeooo:paragraph-rsid="00178920"/>
    </style:style>
    <style:style style:name="P14" style:family="paragraph" style:parent-style-name="Footer">
      <style:text-properties officeooo:paragraph-rsid="002aa84d"/>
    </style:style>
    <style:style style:name="P15" style:family="paragraph" style:parent-style-name="Header">
      <style:text-properties fo:font-size="14pt" style:font-size-asian="14pt" style:font-size-complex="14pt"/>
    </style:style>
    <style:style style:name="P16" style:family="paragraph" style:parent-style-name="Header">
      <style:paragraph-properties fo:text-align="end" style:justify-single-word="false"/>
      <style:text-properties fo:font-size="12pt" style:font-size-asian="12pt" style:font-size-complex="12pt"/>
    </style:style>
    <style:style style:name="P17" style:family="paragraph" style:parent-style-name="Header">
      <style:text-properties fo:font-size="3pt" style:font-size-asian="4pt" style:font-size-complex="4pt"/>
    </style:style>
    <style:style style:name="P18" style:family="paragraph" style:parent-style-name="Standard">
      <style:text-properties fo:font-size="2pt" style:font-size-asian="2pt" style:font-size-complex="2pt"/>
    </style:style>
    <style:style style:name="P19" style:family="paragraph" style:parent-style-name="Standard">
      <style:text-properties fo:font-size="6pt" style:font-size-asian="6pt" style:font-size-complex="6pt"/>
    </style:style>
    <style:style style:name="P20" style:family="paragraph" style:parent-style-name="Standard">
      <style:paragraph-properties fo:text-align="justify" style:justify-single-word="false"/>
      <style:text-properties officeooo:paragraph-rsid="00654728"/>
    </style:style>
    <style:style style:name="P21"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P22"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P23"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_5f_En-tête">
      <style:text-properties fo:font-variant="normal" fo:text-transform="none" fo:color="#7fb241" style:font-name="Bitstream Vera Sans" fo:font-size="16pt" fo:font-style="normal" fo:text-shadow="none" fo:font-weight="bold" officeooo:rsid="006b66e5" officeooo:paragraph-rsid="0083f2e1" style:font-size-asian="16pt" style:font-style-asian="normal" style:font-size-complex="16pt" style:font-style-complex="normal"/>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Table_20_Contents">
      <style:paragraph-properties fo:text-align="start" style:justify-single-word="false"/>
      <style:text-properties style:font-name="Times New Roman" fo:font-size="12pt" fo:font-style="italic" fo:font-weight="normal" officeooo:paragraph-rsid="00654728" style:font-size-asian="12pt" style:font-style-asian="italic" style:font-weight-asian="normal" style:font-size-complex="12pt" style:font-style-complex="italic" style:font-weight-complex="normal"/>
    </style:style>
    <style:style style:name="P28" style:family="paragraph" style:parent-style-name="Table_20_Contents">
      <style:paragraph-properties fo:text-align="center" style:justify-single-word="false"/>
      <style:text-properties style:font-name="Times New Roman" fo:font-size="9pt" fo:font-style="italic" fo:font-weight="bold" officeooo:paragraph-rsid="006e055d" style:font-size-asian="9pt" style:font-style-asian="italic" style:font-weight-asian="bold" style:font-size-complex="9pt" style:font-style-complex="italic" style:font-weight-complex="bold"/>
    </style:style>
    <style:style style:name="P29" style:family="paragraph" style:parent-style-name="_5f_Paragraphe_20_livret_20_">
      <style:paragraph-properties fo:text-align="center" style:justify-single-word="false"/>
    </style:style>
    <style:style style:name="P30" style:family="paragraph" style:parent-style-name="_5f_Paragraphe_20_livret_20_">
      <style:paragraph-properties fo:text-align="center" style:justify-single-word="false"/>
      <style:text-properties officeooo:paragraph-rsid="00654728"/>
    </style:style>
    <style:style style:name="P31" style:family="paragraph" style:parent-style-name="_5f_Paragraphe_20_livret_20_">
      <style:text-properties officeooo:paragraph-rsid="00654728"/>
    </style:style>
    <style:style style:name="P32" style:family="paragraph" style:parent-style-name="_5f_Paragraphe_20_livret_20_">
      <style:paragraph-properties fo:text-align="center" style:justify-single-word="false"/>
      <style:text-properties fo:font-weight="bold" officeooo:paragraph-rsid="00654728" style:font-weight-asian="bold" style:font-weight-complex="bold"/>
    </style:style>
    <style:style style:name="P33" style:family="paragraph" style:parent-style-name="_5f_Paragraphe_20_livret_20_">
      <style:paragraph-properties fo:text-align="center" style:justify-single-word="false"/>
      <style:text-properties fo:font-size="9pt" fo:font-weight="bold" officeooo:paragraph-rsid="006e055d" style:font-size-asian="9pt" style:font-weight-asian="bold" style:font-size-complex="9pt" style:font-weight-complex="bold"/>
    </style:style>
    <style:style style:name="P34" style:family="paragraph" style:parent-style-name="_5f_Paragraphe_20_livret_20_">
      <style:paragraph-properties fo:margin-top="0cm" fo:margin-bottom="0cm" loext:contextual-spacing="false"/>
      <style:text-properties officeooo:paragraph-rsid="00654728"/>
    </style:style>
    <style:style style:name="P35" style:family="paragraph" style:parent-style-name="_5f_Paragraphe_20_livret_20_">
      <style:paragraph-properties fo:margin-top="0cm" fo:margin-bottom="0cm" loext:contextual-spacing="false"/>
      <style:text-properties officeooo:paragraph-rsid="008ac84e"/>
    </style:style>
    <style:style style:name="P36" style:family="paragraph" style:parent-style-name="_5f_Paragraphe_20_livret_20_réponse_20_élève">
      <style:paragraph-properties fo:margin-top="0cm" fo:margin-bottom="0cm" loext:contextual-spacing="false" style:line-height-at-least="0.801cm" fo:text-align="justify" style:justify-single-word="false"/>
      <style:text-properties style:font-name="Bitstream Vera Sans5" fo:font-size="10pt" officeooo:paragraph-rsid="00654728"/>
    </style:style>
    <style:style style:name="P37" style:family="paragraph" style:parent-style-name="_5f_Paragraphe_20_livret_20_réponse_20_élève">
      <style:paragraph-properties fo:margin-top="0cm" fo:margin-bottom="0cm" loext:contextual-spacing="false" fo:line-height="100%" fo:text-align="end" style:justify-single-word="false"/>
      <style:text-properties officeooo:paragraph-rsid="006e055d"/>
    </style:style>
    <style:style style:name="P38" style:family="paragraph" style:parent-style-name="_5f_Paragraphe_20_livret_20_réponse_20_élève">
      <style:paragraph-properties fo:margin-top="0cm" fo:margin-bottom="0cm" loext:contextual-spacing="false" fo:line-height="100%" fo:text-align="end" style:justify-single-word="false"/>
      <style:text-properties officeooo:paragraph-rsid="0089b37f"/>
    </style:style>
    <style:style style:name="P39" style:family="paragraph" style:parent-style-name="_5f_Paragraphe_20_livret_20_réponse_20_élève">
      <style:paragraph-properties fo:margin-top="0cm" fo:margin-bottom="0cm" loext:contextual-spacing="false" fo:line-height="100%" fo:text-align="center" style:justify-single-word="false"/>
      <style:text-properties fo:font-size="9pt" officeooo:paragraph-rsid="006e055d" style:font-size-asian="9pt" style:font-size-complex="9pt"/>
    </style:style>
    <style:style style:name="P40" style:family="paragraph" style:parent-style-name="Standard" style:master-page-name="">
      <style:paragraph-properties fo:margin-top="0cm" fo:margin-bottom="0cm" loext:contextual-spacing="false" style:page-number="auto" fo:break-before="auto" fo:break-after="auto"/>
      <style:text-properties style:font-name="Bitstream Vera Sans" fo:font-size="10pt" officeooo:paragraph-rsid="00290c92" style:font-size-asian="10pt" style:font-size-complex="10pt"/>
    </style:style>
    <style:style style:name="P41" style:family="paragraph" style:parent-style-name="Standard">
      <style:paragraph-properties fo:margin-top="0cm" fo:margin-bottom="0cm" loext:contextual-spacing="false" fo:line-height="0.43cm"/>
      <style:text-properties style:font-name="Bitstream Vera Sans" fo:font-size="10pt" officeooo:paragraph-rsid="006c2a9d" style:font-size-asian="10pt" style:font-size-complex="10pt"/>
    </style:style>
    <style:style style:name="P42" style:family="paragraph" style:parent-style-name="Standard">
      <style:paragraph-properties fo:margin-top="0cm" fo:margin-bottom="0cm" loext:contextual-spacing="false" fo:line-height="0.43cm"/>
      <style:text-properties style:font-name="Bitstream Vera Sans" fo:font-size="10pt" officeooo:paragraph-rsid="0075b88d" style:font-size-asian="10pt" style:font-size-complex="10pt"/>
    </style:style>
    <style:style style:name="P43" style:family="paragraph" style:parent-style-name="Standard">
      <style:paragraph-properties fo:margin-top="0cm" fo:margin-bottom="0cm" loext:contextual-spacing="false" fo:text-align="justify" style:justify-single-word="false"/>
      <style:text-properties officeooo:paragraph-rsid="00654728"/>
    </style:style>
    <style:style style:name="P44" style:family="paragraph" style:parent-style-name="_5f_Paragraphe_20_livret_20_">
      <style:paragraph-properties fo:margin-top="0.199cm" fo:margin-bottom="0cm" loext:contextual-spacing="false"/>
      <style:text-properties officeooo:paragraph-rsid="00654728"/>
    </style:style>
    <style:style style:name="P45" style:family="paragraph" style:parent-style-name="_5f_Paragraphe_20_livret_20_réponse_20_élève">
      <style:paragraph-properties fo:margin-top="0.199cm" fo:margin-bottom="0cm" loext:contextual-spacing="false" fo:line-height="100%"/>
      <style:text-properties officeooo:paragraph-rsid="00654728"/>
    </style:style>
    <style:style style:name="P46" style:family="paragraph" style:parent-style-name="Standard">
      <style:paragraph-properties fo:margin-top="0.199cm" fo:margin-bottom="0cm" loext:contextual-spacing="false" fo:text-align="start" style:justify-single-word="false"/>
      <style:text-properties style:font-name="Bitstream Vera Sans" fo:font-size="9pt" style:text-underline-style="none" fo:font-weight="normal" officeooo:paragraph-rsid="006b411d" style:font-size-asian="9pt" style:font-weight-asian="normal" style:font-size-complex="9pt" style:font-weight-complex="normal"/>
    </style:style>
    <style:style style:name="P47" style:family="paragraph" style:parent-style-name="_5f_Paragraphe_20_livret_20_">
      <style:paragraph-properties fo:margin-top="0.15cm" fo:margin-bottom="0.15cm" loext:contextual-spacing="false"/>
      <style:text-properties officeooo:paragraph-rsid="00654728"/>
    </style:style>
    <style:style style:name="P48" style:family="paragraph" style:parent-style-name="_5f_Paragraphe_20_livret_20_réponse_20_élève">
      <style:text-properties officeooo:paragraph-rsid="00654728"/>
    </style:style>
    <style:style style:name="P49" style:family="paragraph" style:parent-style-name="_5f_Paragraphe_20_livret_20_réponse_20_élève">
      <style:paragraph-properties style:line-height-at-least="0cm"/>
      <style:text-properties officeooo:paragraph-rsid="00654728"/>
    </style:style>
    <style:style style:name="P50" style:family="paragraph" style:parent-style-name="_5f_Paragraphe_20_livret_20_réponse_20_élève">
      <style:paragraph-properties>
        <style:tab-stops>
          <style:tab-stop style:position="9.2cm" style:type="right" style:leader-style="dotted" style:leader-text="."/>
        </style:tab-stops>
      </style:paragraph-properties>
      <style:text-properties officeooo:paragraph-rsid="007a7550"/>
    </style:style>
    <style:style style:name="P51" style:family="paragraph" style:parent-style-name="_5f_Paragraphe_20_livret_20_réponse_20_élève">
      <style:paragraph-properties fo:margin-top="0cm" fo:margin-bottom="0.199cm" loext:contextual-spacing="false" fo:text-align="justify" style:justify-single-word="false"/>
      <style:text-properties style:font-name="Bitstream Vera Sans5" fo:font-size="10pt" officeooo:paragraph-rsid="00654728"/>
    </style:style>
    <style:style style:name="P52" style:family="paragraph" style:parent-style-name="FILET_5f_POINTILLES">
      <style:paragraph-properties fo:margin-top="0cm" fo:margin-bottom="0.199cm" loext:contextual-spacing="false" style:line-height-at-least="0.6cm"/>
      <style:text-properties officeooo:paragraph-rsid="00861fb3"/>
    </style:style>
    <style:style style:name="P53" style:family="paragraph" style:parent-style-name="_5f_Paragraphe_20_livret_20_">
      <style:paragraph-properties fo:margin-top="0.3cm" fo:margin-bottom="0.191cm" loext:contextual-spacing="false"/>
      <style:text-properties officeooo:paragraph-rsid="00654728"/>
    </style:style>
    <style:style style:name="P54" style:family="paragraph" style:parent-style-name="Standard">
      <style:paragraph-properties fo:margin-top="0.101cm" fo:margin-bottom="0cm" loext:contextual-spacing="false" fo:line-height="0.43cm"/>
      <style:text-properties style:font-name="Bitstream Vera Sans" fo:font-size="10pt" officeooo:paragraph-rsid="0075b88d" style:font-size-asian="10pt" style:font-size-complex="10pt"/>
    </style:style>
    <style:style style:name="P55" style:family="paragraph" style:parent-style-name="Standard">
      <style:paragraph-properties fo:margin-top="0.101cm" fo:margin-bottom="0cm" loext:contextual-spacing="false" fo:line-height="0.43cm"/>
      <style:text-properties style:font-name="Bitstream Vera Sans" fo:font-size="10pt" officeooo:paragraph-rsid="007e09d0" style:font-size-asian="10pt" style:font-size-complex="10pt"/>
    </style:style>
    <style:style style:name="P56" style:family="paragraph" style:parent-style-name="Standard">
      <style:paragraph-properties fo:margin-top="0.101cm" fo:margin-bottom="0cm" loext:contextual-spacing="false" fo:line-height="0.43cm"/>
      <style:text-properties style:font-name="Bitstream Vera Sans" fo:font-size="10pt" officeooo:paragraph-rsid="007e0db5" style:font-size-asian="10pt" style:font-size-complex="10pt"/>
    </style:style>
    <style:style style:name="P57" style:family="paragraph" style:parent-style-name="Standard">
      <style:paragraph-properties fo:margin-top="0.101cm" fo:margin-bottom="0cm" loext:contextual-spacing="false" fo:line-height="0.43cm"/>
      <style:text-properties style:font-name="Bitstream Vera Sans" fo:font-size="10pt" officeooo:paragraph-rsid="007fbb28" style:font-size-asian="10pt" style:font-size-complex="10pt"/>
    </style:style>
    <style:style style:name="P58" style:family="paragraph" style:parent-style-name="Standard">
      <style:paragraph-properties fo:margin-top="0.101cm" fo:margin-bottom="0cm" loext:contextual-spacing="false"/>
      <style:text-properties style:font-name="Bitstream Vera Sans" fo:font-size="10pt" style:text-underline-style="none" fo:font-weight="normal" officeooo:paragraph-rsid="006b411d" style:font-size-asian="10pt" style:font-weight-asian="normal" style:font-size-complex="10pt" style:font-weight-complex="normal"/>
    </style:style>
    <style:style style:name="P59" style:family="paragraph" style:parent-style-name="FILET_5f_POINTILLES">
      <style:text-properties officeooo:paragraph-rsid="007a7550"/>
    </style:style>
    <style:style style:name="P60" style:family="paragraph" style:parent-style-name="FILET_5f_POINTILLES">
      <style:paragraph-properties style:line-height-at-least="0.7cm"/>
      <style:text-properties officeooo:paragraph-rsid="007a7550"/>
    </style:style>
    <style:style style:name="P61" style:family="paragraph" style:parent-style-name="FILET_5f_POINTILLES">
      <style:paragraph-properties style:line-height-at-least="0.7cm" fo:text-align="center" style:justify-single-word="false"/>
      <style:text-properties officeooo:paragraph-rsid="007a7550"/>
    </style:style>
    <style:style style:name="P62" style:family="paragraph" style:parent-style-name="FILET_5f_POINTILLES">
      <style:text-properties officeooo:paragraph-rsid="007c2fc4"/>
    </style:style>
    <style:style style:name="P63" style:family="paragraph" style:parent-style-name="FILET_5f_POINTILLES">
      <style:paragraph-properties fo:margin-top="0.15cm" fo:margin-bottom="0cm" loext:contextual-spacing="false"/>
      <style:text-properties officeooo:paragraph-rsid="007a7550"/>
    </style:style>
    <style:style style:name="P64" style:family="paragraph" style:parent-style-name="_5f_Paragraphe_20_livret_20_">
      <style:paragraph-properties fo:margin-top="0.3cm" fo:margin-bottom="0cm" loext:contextual-spacing="false"/>
      <style:text-properties officeooo:paragraph-rsid="00654728"/>
    </style:style>
    <style:style style:name="P65" style:family="paragraph" style:parent-style-name="_5f_Paragraphe_20_livret_20_réponse_20_élève">
      <style:paragraph-properties fo:margin-top="0.3cm" fo:margin-bottom="0cm" loext:contextual-spacing="false" fo:line-height="100%"/>
      <style:text-properties officeooo:paragraph-rsid="00654728"/>
    </style:style>
    <style:style style:name="P66" style:family="paragraph" style:parent-style-name="_5f_Paragraphe_20_livret_20_">
      <style:paragraph-properties fo:margin-top="0.101cm" fo:margin-bottom="0.9cm" loext:contextual-spacing="false"/>
    </style:style>
    <style:style style:name="P67" style:family="paragraph" style:parent-style-name="Exo_5f_Num">
      <style:paragraph-properties fo:text-align="start" style:justify-single-word="false"/>
      <style:text-properties officeooo:paragraph-rsid="006c2a9d"/>
    </style:style>
    <style:style style:name="P68" style:family="paragraph" style:parent-style-name="Exo_5f_Num">
      <style:paragraph-properties fo:margin-top="1cm" fo:margin-bottom="0.101cm" loext:contextual-spacing="false"/>
      <style:text-properties officeooo:paragraph-rsid="00781f00"/>
    </style:style>
    <style:style style:name="P69" style:family="paragraph" style:parent-style-name="Exo_5f_Num" style:list-style-name="Num_5f_Exo">
      <style:paragraph-properties fo:margin-top="0.499cm" fo:margin-bottom="0.199cm" loext:contextual-spacing="false"/>
      <style:text-properties officeooo:paragraph-rsid="006e055d"/>
    </style:style>
    <style:style style:name="P70" style:family="paragraph" style:parent-style-name="Exo_5f_Num">
      <style:paragraph-properties fo:margin-top="0.499cm" fo:margin-bottom="0.199cm" loext:contextual-spacing="false" fo:line-height="0.43cm"/>
    </style:style>
    <style:style style:name="P71" style:family="paragraph" style:parent-style-name="Exo_5f_Num">
      <style:paragraph-properties fo:margin-top="0.499cm" fo:margin-bottom="0cm" loext:contextual-spacing="false"/>
    </style:style>
    <style:style style:name="P72" style:family="paragraph" style:parent-style-name="Exo_5f_Num">
      <style:paragraph-properties fo:margin-top="0.499cm" fo:margin-bottom="0cm" loext:contextual-spacing="false"/>
      <style:text-properties officeooo:paragraph-rsid="00781f00"/>
    </style:style>
    <style:style style:name="P73" style:family="paragraph" style:parent-style-name="Exo_5f_Num">
      <style:paragraph-properties fo:margin-top="0.621cm" fo:margin-bottom="0.101cm" loext:contextual-spacing="false"/>
      <style:text-properties officeooo:paragraph-rsid="008d9992"/>
    </style:style>
    <style:style style:name="P74" style:family="paragraph" style:parent-style-name="Exo_5f_Num" style:master-page-name="">
      <style:paragraph-properties fo:margin-top="0.621cm" fo:margin-bottom="0.101cm" loext:contextual-spacing="false" style:page-number="auto" fo:break-before="auto" fo:break-after="auto"/>
    </style:style>
    <style:style style:name="P75" style:family="paragraph" style:parent-style-name="Exo_5f_Num" style:list-style-name="">
      <style:paragraph-properties fo:margin-top="0cm" fo:margin-bottom="0.101cm" loext:contextual-spacing="false" fo:text-align="start" style:justify-single-word="false"/>
      <style:text-properties officeooo:paragraph-rsid="008d9992"/>
    </style:style>
    <style:style style:name="P76" style:family="paragraph" style:parent-style-name="Exo_5f_Num" style:master-page-name="">
      <style:paragraph-properties fo:margin-top="0.6cm" fo:margin-bottom="0.101cm" loext:contextual-spacing="false" style:page-number="auto" fo:break-before="auto" fo:break-after="auto"/>
    </style:style>
    <style:style style:name="P77" style:family="paragraph" style:parent-style-name="Exo_5f_Num" style:master-page-name="">
      <style:paragraph-properties fo:margin-top="0.589cm" fo:margin-bottom="0.101cm" loext:contextual-spacing="false" style:page-number="auto" fo:break-before="auto" fo:break-after="auto"/>
    </style:style>
    <style:style style:name="P78" style:family="paragraph" style:parent-style-name="Exo_5f_Num" style:master-page-name="">
      <style:paragraph-properties style:page-number="auto" fo:break-before="auto" fo:break-after="auto"/>
      <style:text-properties officeooo:paragraph-rsid="00781f00"/>
    </style:style>
    <style:style style:name="P79" style:family="paragraph" style:parent-style-name="Standard" style:list-style-name="liste_5f_abc">
      <style:paragraph-properties fo:text-align="justify" style:justify-single-word="false"/>
      <style:text-properties officeooo:paragraph-rsid="00654728"/>
    </style:style>
    <style:style style:name="P80" style:family="paragraph" style:parent-style-name="Standard" style:list-style-name="liste_5f_abc">
      <style:paragraph-properties fo:text-align="justify" style:justify-single-word="false"/>
      <style:text-properties style:font-name="Bitstream Vera Sans5" fo:font-size="10pt" officeooo:paragraph-rsid="00654728"/>
    </style:style>
    <style:style style:name="P81" style:family="paragraph" style:parent-style-name="Standard" style:list-style-name="_5f_Numérotation_20_des_20_exercices_20_livrets">
      <style:paragraph-properties fo:margin-top="0.199cm" fo:margin-bottom="0cm" loext:contextual-spacing="false"/>
      <style:text-properties officeooo:rsid="009ec5eb" officeooo:paragraph-rsid="006b411d"/>
    </style:style>
    <style:style style:name="P82" style:family="paragraph" style:parent-style-name="Standard" style:list-style-name="List_20_1">
      <style:paragraph-properties fo:margin-top="0.101cm" fo:margin-bottom="0.101cm" loext:contextual-spacing="false" fo:line-height="0.43cm"/>
      <style:text-properties officeooo:paragraph-rsid="0075b88d"/>
    </style:style>
    <style:style style:name="P83" style:family="paragraph" style:parent-style-name="Standard" style:list-style-name="List_20_1">
      <style:paragraph-properties fo:margin-top="0.101cm" fo:margin-bottom="0.101cm" loext:contextual-spacing="false" fo:line-height="0.43cm"/>
      <style:text-properties style:font-name="Bitstream Vera Sans" fo:font-size="10pt" officeooo:rsid="0075b88d" officeooo:paragraph-rsid="0075b88d" style:font-size-asian="10pt" style:font-size-complex="10pt"/>
    </style:style>
    <style:style style:name="P84" style:family="paragraph" style:parent-style-name="Standard" style:list-style-name="liste_5f_abc">
      <style:paragraph-properties fo:margin-top="0.101cm" fo:margin-bottom="0.101cm" loext:contextual-spacing="false" fo:text-align="start" style:justify-single-word="false"/>
      <style:text-properties style:font-name="Bitstream Vera Sans5" fo:font-size="10pt" officeooo:paragraph-rsid="00654728"/>
    </style:style>
    <style:style style:name="P85" style:family="paragraph" style:parent-style-name="Standard" style:list-style-name="liste_5f_abc">
      <style:paragraph-properties fo:margin-top="0cm" fo:margin-bottom="0cm" loext:contextual-spacing="false" fo:text-align="justify" style:justify-single-word="false"/>
      <style:text-properties officeooo:paragraph-rsid="00654728"/>
    </style:style>
    <style:style style:name="P86" style:family="paragraph" style:parent-style-name="_5f_Paragraphe_20_livret_20_" style:list-style-name="liste_5f_abc">
      <style:paragraph-properties fo:margin-top="0.199cm" fo:margin-bottom="0.101cm" loext:contextual-spacing="false">
        <style:tab-stops>
          <style:tab-stop style:position="4.498cm" style:type="center"/>
        </style:tab-stops>
      </style:paragraph-properties>
      <style:text-properties officeooo:paragraph-rsid="00654728"/>
    </style:style>
    <style:style style:name="P87" style:family="paragraph" style:parent-style-name="_5f_Paragraphe_20_livret_20_" style:list-style-name="liste_5f_abc">
      <style:paragraph-properties fo:margin-top="0.349cm" fo:margin-bottom="0cm" loext:contextual-spacing="false" fo:text-align="justify" style:justify-single-word="false">
        <style:tab-stops>
          <style:tab-stop style:position="4.477cm" style:type="center"/>
        </style:tab-stops>
      </style:paragraph-properties>
      <style:text-properties officeooo:paragraph-rsid="008dc49e"/>
    </style:style>
    <style:style style:name="P88" style:family="paragraph" style:parent-style-name="_5f_Paragraphe_20_livret_20_" style:list-style-name="liste_5f_abc">
      <style:paragraph-properties fo:margin-top="0.4cm" fo:margin-bottom="0cm" loext:contextual-spacing="false"/>
      <style:text-properties officeooo:paragraph-rsid="00654728"/>
    </style:style>
    <style:style style:name="P89" style:family="paragraph" style:parent-style-name="_5f_Paragraphe_20_livret_20_" style:list-style-name="liste_5f_abc">
      <style:paragraph-properties fo:margin-top="0.4cm" fo:margin-bottom="0cm" loext:contextual-spacing="false"/>
      <style:text-properties officeooo:paragraph-rsid="008dc49e"/>
    </style:style>
    <style:style style:name="P90" style:family="paragraph" style:parent-style-name="_5f_Paragraphe_20_livret_20_" style:list-style-name="liste_5f_abc">
      <style:paragraph-properties fo:margin-top="0.4cm" fo:margin-bottom="0cm" loext:contextual-spacing="false"/>
      <style:text-properties officeooo:paragraph-rsid="008ac84e"/>
    </style:style>
    <style:style style:name="P91" style:family="paragraph" style:parent-style-name="_5f_Paragraphe_20_livret_20_" style:list-style-name="liste_5f_abc">
      <style:paragraph-properties fo:margin-top="0.4cm" fo:margin-bottom="0cm" loext:contextual-spacing="false"/>
      <style:text-properties fo:letter-spacing="-0.004cm" officeooo:paragraph-rsid="008dc49e"/>
    </style:style>
    <style:style style:name="P92" style:family="paragraph" style:parent-style-name="_5f_Paragraphe_20_livret_20_" style:list-style-name="liste_5f_abc" style:master-page-name="">
      <style:paragraph-properties fo:margin-top="0.4cm" fo:margin-bottom="0cm" loext:contextual-spacing="false" style:page-number="auto" fo:break-before="auto" fo:break-after="auto"/>
      <style:text-properties officeooo:paragraph-rsid="00654728"/>
    </style:style>
    <style:style style:name="P93" style:family="paragraph" style:parent-style-name="_5f_Paragraphe_20_livret_20_" style:list-style-name="liste_5f_abc">
      <style:paragraph-properties fo:margin-top="0.199cm" fo:margin-bottom="0cm" loext:contextual-spacing="false"/>
      <style:text-properties officeooo:paragraph-rsid="00654728"/>
    </style:style>
    <style:style style:name="P94" style:family="paragraph" style:parent-style-name="_5f_Paragraphe_20_livret_20_" style:list-style-name="liste_5f_abc">
      <style:paragraph-properties fo:margin-top="0.3cm" fo:margin-bottom="0cm" loext:contextual-spacing="false" fo:text-align="start" style:justify-single-word="false"/>
      <style:text-properties officeooo:paragraph-rsid="00654728"/>
    </style:style>
    <style:style style:name="P95" style:family="paragraph" style:parent-style-name="_5f_Paragraphe_20_livret_20_" style:list-style-name="liste_5f_abc">
      <style:paragraph-properties fo:margin-top="0.3cm" fo:margin-bottom="0cm" loext:contextual-spacing="false"/>
      <style:text-properties officeooo:paragraph-rsid="00654728"/>
    </style:style>
    <style:style style:name="P96" style:family="paragraph" style:parent-style-name="_5f_Paragraphe_20_livret_20_" style:list-style-name="liste_5f_abc">
      <style:paragraph-properties fo:margin-top="0.64cm" fo:margin-bottom="0cm" loext:contextual-spacing="false"/>
      <style:text-properties officeooo:paragraph-rsid="00654728"/>
    </style:style>
    <style:style style:name="P97" style:family="paragraph" style:parent-style-name="_5f_Paragraphe_20_livret_20_réponse_20_élève" style:list-style-name="liste_5f_abc">
      <style:paragraph-properties fo:margin-top="0cm" fo:margin-bottom="0cm" loext:contextual-spacing="false" fo:line-height="100%" fo:text-align="start" style:justify-single-word="false"/>
      <style:text-properties officeooo:paragraph-rsid="00654728"/>
    </style:style>
    <style:style style:name="P98" style:family="paragraph" style:parent-style-name="_5f_Paragraphe_20_livret_20_réponse_20_élève">
      <style:paragraph-properties fo:margin-top="0cm" fo:margin-bottom="0cm" loext:contextual-spacing="false" style:line-height-at-least="0.801cm" fo:text-align="start" style:justify-single-word="false"/>
      <style:text-properties style:font-name="Bitstream Vera Sans5" fo:font-size="10pt" officeooo:paragraph-rsid="00654728"/>
    </style:style>
    <style:style style:name="P99" style:family="paragraph" style:parent-style-name="_5f_Pied_20_de_20_page" style:list-style-name=""/>
    <style:style style:name="P100" style:family="paragraph" style:parent-style-name="_5f_Pied_20_de_20_page" style:list-style-name="">
      <style:paragraph-properties fo:text-align="end" style:justify-single-word="false"/>
    </style:style>
    <style:style style:name="P101" style:family="paragraph" style:parent-style-name="_5f_Pied_20_de_20_page">
      <style:paragraph-properties fo:text-align="end" style:justify-single-word="false"/>
    </style:style>
    <style:style style:name="P102"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P103" style:family="paragraph" style:parent-style-name="_5f_Titre_20_d_27_exercices_20_livret_20_sans_20_titre" style:list-style-name="" style:master-page-name="_5f_Fiche_20_éditeur_20_série_20_2_20_une_20_colonne_20_impaire_20__28_G_29_">
      <style:paragraph-properties fo:margin-top="0cm" fo:margin-bottom="0.199cm" loext:contextual-spacing="false" style:page-number="82" fo:break-before="auto" fo:break-after="auto" style:shadow="none"/>
      <style:text-properties style:font-name="Liberation Serif" fo:font-size="10pt" fo:font-style="normal" style:text-underline-style="none" fo:font-weight="bold" officeooo:rsid="00290c92" officeooo:paragraph-rsid="006b411d" style:font-size-asian="10pt" style:font-style-asian="normal" style:font-weight-asian="bold" style:font-size-complex="10pt" style:font-style-complex="normal" style:font-weight-complex="bold"/>
    </style:style>
    <style:style style:name="P104" style:family="paragraph" style:parent-style-name="_5f_paragraphre_20_fiche_20__20_livret" style:list-style-name="liste_5f_abc">
      <style:paragraph-properties fo:margin-top="0.199cm" fo:margin-bottom="0cm" loext:contextual-spacing="false"/>
      <style:text-properties officeooo:paragraph-rsid="00654728"/>
    </style:style>
    <style:style style:name="P105" style:family="paragraph" style:parent-style-name="_5f_paragraphre_20_fiche_20__20_livret" style:list-style-name="liste_5f_abc">
      <style:paragraph-properties fo:margin-top="0.3cm" fo:margin-bottom="0cm" loext:contextual-spacing="false"/>
      <style:text-properties officeooo:paragraph-rsid="00654728"/>
    </style:style>
    <style:style style:name="P106" style:family="paragraph">
      <loext:graphic-properties draw:fill="solid" draw:fill-color="#ff6600"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7"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8"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09" style:family="paragraph">
      <loext:graphic-properties draw:fill="none" draw:fill-color="#ffffff" draw:opacity="50%"/>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indent="0cm" style:writing-mode="lr-tb"/>
    </style:style>
    <style:style style:name="P111"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12"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13" style:family="paragraph">
      <style:paragraph-properties fo:margin-left="0cm" fo:margin-right="0cm" fo:margin-top="0cm" fo:margin-bottom="0cm" fo:line-height="100%" fo:text-indent="0cm"/>
    </style:style>
    <style:style style:name="P114" style:family="paragraph">
      <loext:graphic-properties draw:fill="none" draw:fill-color="#99ccff"/>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SimSun"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15"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Bitstream Vera Sans" fo:font-size="10pt" fo:font-style="normal" fo:text-shadow="none" style:text-underline-style="none" fo:font-weight="bold"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6"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7" style:family="paragraph">
      <loext:graphic-properties draw:fill="solid" draw:fill-color="#00b8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18" style:family="paragraph">
      <style:paragraph-properties fo:margin-top="0cm" fo:margin-bottom="0.199cm" fo:text-align="center" style:writing-mode="lr-tb"/>
    </style:style>
    <style:style style:name="P119" style:family="paragraph">
      <loext:graphic-properties draw:fill-color="#e8c32a"/>
      <style:paragraph-properties fo:margin-top="0cm" fo:margin-bottom="0.199cm" fo:text-align="center" style:writing-mode="lr-tb"/>
      <style:text-properties fo:color="#ffffff" style:font-name="Bitstream Vera Sans" fo:font-size="11pt" fo:font-weight="bold" style:font-size-asian="11pt" style:font-weight-asian="bold" style:font-size-complex="11pt" style:font-weight-complex="bold"/>
    </style:style>
    <style:style style:name="P120"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21"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22"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P123"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124"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25"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6" style:family="paragraph">
      <loext:graphic-properties draw:fill="solid" draw:fill-color="#c74028"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7" style:family="paragraph">
      <loext:graphic-properties draw:fill="solid" draw:fill-color="#d18578" draw:gradient-step-count="0" draw:fill-hatch-solid="false" draw:opacity="5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8"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29"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30" style:family="paragraph">
      <loext:graphic-properties draw:fill-color="#000000"/>
      <style:paragraph-properties fo:text-align="center"/>
    </style:style>
    <style:style style:name="P131" style:family="paragraph">
      <loext:graphic-properties draw:fill="solid" draw:fill-color="#67c0ce" draw:opacity="54%"/>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2"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3"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Arial Unicode MS"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4" style:family="paragraph">
      <loext:graphic-properties draw:fill="none" draw:fill-color="#ffff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P135" style:family="paragraph">
      <loext:graphic-properties draw:fill="none" draw:fill-color="#99ccff"/>
      <style:paragraph-properties fo:margin-left="0cm" fo:margin-right="0cm" fo:margin-top="0cm" fo:margin-bottom="0cm" fo:line-height="100%" fo:text-indent="0cm" style:writing-mode="lr-tb"/>
      <style:text-properties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SimSun"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P136" style:family="paragraph">
      <loext:graphic-properties draw:fill="solid"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MS Gothic"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37"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24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8"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39" style:family="paragraph">
      <loext:graphic-properties draw:fill="none"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Bitstream Vera Sans" fo:font-size="10pt" fo:font-style="normal" fo:text-shadow="none" style:text-underline-style="none" fo:font-weight="bold"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0" style:family="paragraph">
      <loext:graphic-properties draw:fill="none" draw:fill-color="#99ccff"/>
      <style:paragraph-properties fo:margin-left="0cm" fo:margin-right="0cm" fo:margin-top="0cm" fo:margin-bottom="0cm" fo:line-height="100%" fo:text-indent="0cm" style:writing-mode="lr-tb"/>
      <style:text-properties fo:color="#e8c32a" style:text-outline="false" style:text-line-through-style="none" style:text-line-through-type="none" style:font-name="Bitstream Vera Sans1" fo:font-size="10pt" fo:font-style="normal" fo:text-shadow="none" style:text-underline-style="none" fo:font-weight="bold" style:letter-kerning="true" style:font-name-asian="SimSun"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P141" style:family="paragraph">
      <loext:graphic-properties draw:fill="none" draw:fill-color="#99cc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2" style:family="paragraph">
      <loext:graphic-properties draw:fill="solid" draw:fill-color="#7fb241"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3" style:family="paragraph">
      <loext:graphic-properties draw:fill="solid" draw:fill-color="#999999"/>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4" style:family="paragraph">
      <loext:graphic-properties draw:fill="solid" draw:fill-color="#ffff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5" style:family="paragraph">
      <loext:graphic-properties draw:fill="solid" draw:fill-color="#9d0f89"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6" style:family="paragraph">
      <loext:graphic-properties draw:fill="solid" draw:fill-color="#1ca2b8" draw:opacity="50%"/>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Arial1" fo:font-size="18pt" fo:font-style="normal" fo:text-shadow="none" style:text-underline-style="none" fo:font-weight="normal" style:letter-kerning="true" style:font-name-asian="SimSun"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147" style:family="paragraph">
      <loext:graphic-properties draw:fill="solid" draw:fill-color="#00b8f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Times New Roman" fo:font-size="12pt" fo:font-style="normal" fo:text-shadow="none" style:text-underline-style="none" fo:font-weight="normal" style:letter-kerning="true" style:font-name-asian="Lucida Sans Unicode"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148"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49" style:family="paragraph">
      <style:paragraph-properties fo:text-align="center"/>
    </style:style>
    <style:style style:name="P150" style:family="paragraph">
      <loext:graphic-properties draw:fill="none" draw:fill-color="#ffffff"/>
      <style:paragraph-properties fo:text-align="center" style:writing-mode="lr-tb"/>
      <style:text-properties fo:color="#ffffff" style:font-name="Bitstream Vera Sans" fo:font-size="16pt" fo:font-weight="bold" style:font-size-asian="16pt" style:font-weight-asian="bold" style:font-size-complex="16pt" style:font-weight-complex="bold"/>
    </style:style>
    <style:style style:name="P151" style:family="paragraph">
      <loext:graphic-properties draw:fill="solid" draw:fill-color="#7fb241"/>
    </style:style>
    <style:style style:name="T1" style:family="text">
      <style:text-properties fo:font-variant="small-caps"/>
    </style:style>
    <style:style style:name="T2"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83f2e1"/>
    </style:style>
    <style:style style:name="T6" style:family="text">
      <style:text-properties fo:text-transform="uppercase" fo:color="#808080" style:font-name="Bitstream Vera Sans1" fo:font-size="9pt" officeooo:rsid="0084bac9" fo:background-color="transparent" loext:char-shading-value="0"/>
    </style:style>
    <style:style style:name="T7" style:family="text">
      <style:text-properties fo:text-transform="uppercase" fo:color="#808080" style:font-name="Bitstream Vera Sans1" fo:font-size="9pt" officeooo:rsid="00861fb3" fo:background-color="transparent" loext:char-shading-value="0"/>
    </style:style>
    <style:style style:name="T8" style:family="text">
      <style:text-properties officeooo:rsid="008d9992"/>
    </style:style>
    <style:style style:name="T9" style:family="text">
      <style:text-properties officeooo:rsid="002aa84d"/>
    </style:style>
    <style:style style:name="T10" style:family="text">
      <style:text-properties style:font-name="Times New Roman" fo:font-size="12pt" style:font-size-asian="12pt" style:font-size-complex="12pt"/>
    </style:style>
    <style:style style:name="T11" style:family="text">
      <style:text-properties style:font-name="Times New Roman" fo:font-size="12pt" fo:font-style="italic" style:font-size-asian="12pt" style:font-style-asian="italic" style:font-size-complex="12pt" style:font-style-complex="italic"/>
    </style:style>
    <style:style style:name="T12" style:family="text">
      <style:text-properties style:font-name="Bitstream Vera Sans" fo:font-size="10pt" style:font-size-asian="10pt" style:font-size-complex="10pt"/>
    </style:style>
    <style:style style:name="T13" style:family="text">
      <style:text-properties style:text-position="0% 100%"/>
    </style:style>
    <style:style style:name="T14" style:family="text">
      <style:text-properties style:text-position="0% 100%" style:font-name="Bitstream Vera Sans"/>
    </style:style>
    <style:style style:name="T15" style:family="text">
      <style:text-properties style:text-position="0% 100%" style:font-name="Bitstream Vera Sans" fo:font-size="10pt" style:font-size-asian="10pt" style:font-size-complex="10pt"/>
    </style:style>
    <style:style style:name="T16" style:family="text">
      <style:text-properties style:text-position="0% 100%" style:font-name="Bitstream Vera Sans" fo:font-size="10pt" fo:font-style="normal" style:font-size-asian="10pt" style:font-style-asian="normal" style:font-size-complex="10pt" style:font-style-complex="normal"/>
    </style:style>
    <style:style style:name="T17" style:family="text">
      <style:text-properties style:text-position="0% 100%" style:font-name="Bitstream Vera Sans" fo:font-style="normal" style:text-underline-style="none" fo:font-weight="normal" style:font-size-asian="10pt" style:font-style-asian="normal" style:font-weight-asian="normal" style:font-size-complex="10pt" style:font-style-complex="normal" style:font-weight-complex="normal"/>
    </style:style>
    <style:style style:name="T18" style:family="text">
      <style:text-properties style:text-position="0% 100%" style:font-name="Bitstream Vera Sans" fo:font-size="9pt" style:font-size-asian="9pt" style:font-size-complex="9pt"/>
    </style:style>
    <style:style style:name="T19" style:family="text">
      <style:text-properties style:text-position="0% 100%" style:font-size-asian="10pt" style:font-size-complex="10pt"/>
    </style:style>
    <style:style style:name="T20" style:family="text">
      <style:text-properties style:text-position="0% 100%" style:font-name="Times New Roman" fo:font-size="12pt" style:font-size-asian="12pt" style:font-size-complex="12pt"/>
    </style:style>
    <style:style style:name="T21" style:family="text">
      <style:text-properties style:text-position="0% 100%"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22" style:family="text">
      <style:text-properties style:text-position="0% 100%" style:font-name="Times New Roman" fo:font-size="11pt" style:font-size-asian="11pt" style:font-size-complex="11pt"/>
    </style:style>
    <style:style style:name="T23" style:family="text">
      <style:text-properties style:text-position="0% 100%" fo:font-weight="normal" style:font-weight-asian="normal" style:font-weight-complex="normal"/>
    </style:style>
    <style:style style:name="T24" style:family="text">
      <style:text-properties style:text-position="0% 100%" fo:font-style="normal" style:text-underline-style="none" fo:font-weight="normal" style:font-style-asian="normal" style:font-weight-asian="normal" style:font-style-complex="normal" style:font-weight-complex="normal"/>
    </style:style>
    <style:style style:name="T25" style:family="text">
      <style:text-properties style:text-position="0% 100%" style:text-underline-style="none" fo:font-weight="normal" style:font-style-asian="normal" style:font-weight-asian="normal" style:font-style-complex="normal" style:font-weight-complex="normal"/>
    </style:style>
    <style:style style:name="T26" style:family="text">
      <style:text-properties style:text-position="0% 100%" style:text-underline-style="none" fo:font-weight="normal" style:font-size-asian="10pt" style:font-style-asian="normal" style:font-weight-asian="normal" style:font-size-complex="10pt" style:font-style-complex="normal" style:font-weight-complex="normal"/>
    </style:style>
    <style:style style:name="T27" style:family="text">
      <style:text-properties style:text-position="0% 100%" fo:font-size="10pt" fo:font-style="normal" style:font-size-asian="10pt" style:font-style-asian="normal" style:font-size-complex="10pt" style:font-style-complex="normal"/>
    </style:style>
    <style:style style:name="T28" style:family="text">
      <style:text-properties style:text-position="0% 100%" fo:font-size="10pt" style:font-size-asian="10pt" style:font-size-complex="10pt"/>
    </style:style>
    <style:style style:name="T29" style:family="text">
      <style:text-properties style:text-position="0% 100%" fo:font-size="10pt" officeooo:rsid="008dc49e" style:font-size-asian="10pt" style:font-size-complex="10pt"/>
    </style:style>
    <style:style style:name="T30" style:family="text">
      <style:text-properties style:text-position="0% 100%" style:font-name-asian="OpenSymbol" style:font-style-asian="normal" style:font-name-complex="OpenSymbol" style:font-style-complex="normal"/>
    </style:style>
    <style:style style:name="T31" style:family="text">
      <style:text-properties style:text-position="0% 100%" fo:font-size="9pt" style:font-size-asian="9pt" style:font-size-complex="9pt"/>
    </style:style>
    <style:style style:name="T32" style:family="text">
      <style:text-properties fo:color="#000000" style:text-position="0% 100%" style:font-name="Bitstream Vera Sans" fo:font-size="10pt" fo:font-style="normal" fo:font-weight="normal" officeooo:rsid="0075b88d" fo:background-color="transparent" loext:char-shading-value="0" style:font-name-asian="Times New Roman" style:font-style-asian="normal" style:font-weight-asian="normal" style:font-name-complex="Times New Roman" style:font-style-complex="normal" style:font-weight-complex="normal"/>
    </style:style>
    <style:style style:name="T33" style:family="text">
      <style:text-properties fo:color="#000000" style:text-position="0% 100%" style:font-name="Times New Roman" fo:font-size="12pt" fo:font-style="normal" style:text-underline-style="none" fo:font-weight="normal" officeooo:rsid="00d7fb35" style:font-size-asian="12pt" style:font-style-asian="normal" style:font-weight-asian="normal" style:font-size-complex="12pt" style:font-style-complex="normal" style:font-weight-complex="normal"/>
    </style:style>
    <style:style style:name="T34" style:family="text">
      <style:text-properties fo:color="#000000" style:text-position="0% 100%" style:font-name="Times New Roman" fo:font-size="12pt" fo:font-style="normal" style:text-underline-style="none" fo:font-weight="normal" officeooo:rsid="00d7fb35" fo:background-color="transparent" loext:char-shading-value="0" style:font-name-asian="Times New Roman" style:font-size-asian="12pt" style:font-style-asian="normal" style:font-weight-asian="normal" style:font-name-complex="Times New Roman" style:font-size-complex="12pt" style:font-style-complex="normal" style:font-weight-complex="normal"/>
    </style:style>
    <style:style style:name="T35" style:family="text">
      <style:text-properties fo:color="#000000" style:text-position="0% 100%" style:text-underline-style="none" fo:font-weight="normal" style:font-style-asian="normal" style:font-weight-asian="normal" style:font-style-complex="normal" style:font-weight-complex="normal"/>
    </style:style>
    <style:style style:name="T36" style:family="text">
      <style:text-properties fo:color="#000000" style:text-position="0% 100%" style:text-underline-style="none" fo:font-weight="normal" officeooo:rsid="00e0888a" style:font-style-asian="normal" style:font-weight-asian="normal" style:font-style-complex="normal" style:font-weight-complex="normal"/>
    </style:style>
    <style:style style:name="T37" style:family="text">
      <style:text-properties fo:color="#000000" style:text-position="0% 100%" style:font-name="Bitstream Vera Sans1" fo:font-size="10pt" fo:font-style="normal" fo:font-weight="normal" officeooo:rsid="008dc49e" style:font-size-asian="10pt" style:font-size-complex="10pt"/>
    </style:style>
    <style:style style:name="T38" style:family="text">
      <style:text-properties fo:color="#000000" fo:font-weight="normal" style:font-weight-asian="normal" style:font-weight-complex="normal"/>
    </style:style>
    <style:style style:name="T39" style:family="text">
      <style:text-properties fo:color="#000000" fo:font-weight="normal" officeooo:rsid="00d7fb35" style:font-weight-asian="normal" style:font-weight-complex="normal"/>
    </style:style>
    <style:style style:name="T40" style:family="text">
      <style:text-properties fo:color="#000000" fo:font-weight="normal" officeooo:rsid="00e0888a" style:font-weight-asian="normal" style:font-weight-complex="normal"/>
    </style:style>
    <style:style style:name="T41" style:family="text">
      <style:text-properties fo:color="#000000" fo:font-weight="normal" officeooo:rsid="0075b88d" style:font-weight-asian="normal" style:font-weight-complex="normal"/>
    </style:style>
    <style:style style:name="T42" style:family="text">
      <style:text-properties fo:color="#000000" fo:font-weight="normal" officeooo:rsid="00781f00" style:font-weight-asian="normal" style:font-weight-complex="normal"/>
    </style:style>
    <style:style style:name="T43" style:family="text">
      <style:text-properties fo:color="#000000" style:text-outline="false" style:text-line-through-style="none" style:text-line-through-type="none" style:text-position="0% 100%" style:font-name="Apple Chancery" fo:font-size="12pt" fo:letter-spacing="normal" fo:font-style="italic" fo:text-shadow="none" style:text-underline-style="none" fo:font-weight="normal" officeooo:rsid="00d7fb35" style:letter-kerning="true" style:font-name-asian="Times New Roman" style:font-size-asian="12pt" style:font-style-asian="italic" style:font-weight-asian="normal" style:font-name-complex="Times New Roman" style:font-size-complex="12pt" style:font-style-complex="italic" style:font-weight-complex="normal" style:text-emphasize="none"/>
    </style:style>
    <style:style style:name="T44" style:family="text">
      <style:text-properties fo:color="#000000" style:font-name="Bitstream Vera Sans5" fo:font-size="10pt" fo:font-style="normal" fo:font-weight="normal" officeooo:rsid="008dc49e"/>
    </style:style>
    <style:style style:name="T45" style:family="text">
      <style:text-properties style:use-window-font-color="true"/>
    </style:style>
    <style:style style:name="T46" style:family="text">
      <style:text-properties style:use-window-font-color="true" fo:font-style="normal" style:font-style-asian="normal" style:font-style-complex="normal"/>
    </style:style>
    <style:style style:name="T47" style:family="text">
      <style:text-properties style:use-window-font-color="true" fo:font-style="normal" style:font-size-asian="2pt" style:font-style-asian="normal" style:font-size-complex="2pt" style:font-style-complex="normal"/>
    </style:style>
    <style:style style:name="T48" style:family="text">
      <style:text-properties style:use-window-font-color="true" style:text-position="0% 100%" style:font-name="Bitstream Vera Sans" fo:font-size="10pt" style:font-size-asian="10pt" style:font-size-complex="10pt"/>
    </style:style>
    <style:style style:name="T49" style:family="text">
      <style:text-properties style:use-window-font-color="true" style:text-position="0% 100%" style:font-name="Bitstream Vera Sans" fo:font-size="10pt" fo:font-style="normal" fo:font-weight="normal" officeooo:rsid="00e3ced4" fo:background-color="transparent" loext:char-shading-value="0" style:font-name-asian="Times New Roman" style:font-style-asian="normal" style:font-weight-asian="normal" style:font-name-complex="Times New Roman" style:font-style-complex="normal" style:font-weight-complex="normal"/>
    </style:style>
    <style:style style:name="T50" style:family="text">
      <style:text-properties style:use-window-font-color="true" style:text-position="0% 100%" style:font-name="Bitstream Vera Sans" fo:font-size="10pt" fo:font-style="normal" fo:font-weight="normal" officeooo:rsid="0075b88d" fo:background-color="transparent" loext:char-shading-value="0" style:font-name-asian="Times New Roman" style:font-style-asian="normal" style:font-weight-asian="normal" style:font-name-complex="Times New Roman" style:font-style-complex="normal" style:font-weight-complex="normal"/>
    </style:style>
    <style:style style:name="T51" style:family="text">
      <style:text-properties style:use-window-font-color="true" style:text-position="0% 100%" style:font-name="Bitstream Vera Sans" fo:font-size="10pt" fo:font-style="normal" fo:font-weight="bold" officeooo:rsid="00e3ced4" fo:background-color="transparent" loext:char-shading-value="0" style:font-name-asian="Times New Roman" style:font-style-asian="normal" style:font-weight-asian="bold" style:font-name-complex="Times New Roman" style:font-style-complex="normal" style:font-weight-complex="bold"/>
    </style:style>
    <style:style style:name="T52" style:family="text">
      <style:text-properties style:use-window-font-color="true" style:text-position="0% 100%" style:font-name="Bitstream Vera Sans" fo:font-size="10pt" fo:font-style="normal" fo:font-weight="bold" officeooo:rsid="0075b88d" fo:background-color="transparent" loext:char-shading-value="0" style:font-name-asian="Times New Roman" style:font-style-asian="normal" style:font-weight-asian="bold" style:font-name-complex="Times New Roman" style:font-style-complex="normal" style:font-weight-complex="bold"/>
    </style:style>
    <style:style style:name="T53" style:family="text">
      <style:text-properties style:use-window-font-color="true" style:text-position="0% 100%" fo:font-weight="normal" style:font-weight-asian="normal" style:font-weight-complex="normal"/>
    </style:style>
    <style:style style:name="T54" style:family="text">
      <style:text-properties style:use-window-font-color="true" style:text-position="0% 100%" style:font-name="OpenSymbol2" fo:font-size="10pt" fo:font-style="normal" fo:font-weight="normal" officeooo:rsid="00e3ced4" fo:background-color="transparent" loext:char-shading-value="0" style:font-name-asian="Times New Roman" style:font-style-asian="normal" style:font-weight-asian="normal" style:font-name-complex="Times New Roman" style:font-style-complex="normal" style:font-weight-complex="normal"/>
    </style:style>
    <style:style style:name="T55" style:family="text">
      <style:text-properties style:use-window-font-color="true" style:text-position="0% 100%" style:text-underline-style="none" fo:font-weight="normal" style:font-style-asian="normal" style:font-weight-asian="normal" style:font-style-complex="normal" style:font-weight-complex="normal"/>
    </style:style>
    <style:style style:name="T56" style:family="text">
      <style:text-properties style:use-window-font-color="true" style:text-position="0% 100%" style:text-underline-style="none" fo:font-weight="normal" officeooo:rsid="00e3ced4" style:font-style-asian="normal" style:font-weight-asian="normal" style:font-style-complex="normal" style:font-weight-complex="normal"/>
    </style:style>
    <style:style style:name="T57" style:family="text">
      <style:text-properties style:use-window-font-color="true" style:text-position="0% 100%" style:text-underline-style="none" fo:font-weight="normal" officeooo:rsid="00e3ced4" fo:background-color="transparent" loext:char-shading-value="0" style:font-name-asian="Times New Roman" style:font-style-asian="normal" style:font-weight-asian="normal" style:font-name-complex="Times New Roman" style:font-style-complex="normal" style:font-weight-complex="normal"/>
    </style:style>
    <style:style style:name="T58" style:family="text">
      <style:text-properties style:use-window-font-color="true" style:text-position="super 58%" style:font-name="Bitstream Vera Sans" fo:font-size="10pt" style:font-size-asian="10pt" style:font-size-complex="10pt"/>
    </style:style>
    <style:style style:name="T59" style:family="text">
      <style:text-properties style:use-window-font-color="true" style:text-position="super 58%" style:font-name="Bitstream Vera Sans" fo:font-size="10pt" fo:font-style="normal" fo:font-weight="normal" officeooo:rsid="00e3ced4" fo:background-color="transparent" loext:char-shading-value="0" style:font-name-asian="Times New Roman" style:font-style-asian="normal" style:font-weight-asian="normal" style:font-name-complex="Times New Roman" style:font-style-complex="normal" style:font-weight-complex="normal"/>
    </style:style>
    <style:style style:name="T60" style:family="text">
      <style:text-properties style:use-window-font-color="true" style:text-position="super 58%" fo:font-weight="normal" style:font-weight-asian="normal" style:font-weight-complex="normal"/>
    </style:style>
    <style:style style:name="T61" style:family="text">
      <style:text-properties style:use-window-font-color="true" fo:font-weight="normal" style:font-weight-asian="normal" style:font-weight-complex="normal"/>
    </style:style>
    <style:style style:name="T62" style:family="text">
      <style:text-properties style:use-window-font-color="true" fo:font-weight="normal" officeooo:rsid="00e3ced4" style:font-weight-asian="normal" style:font-weight-complex="normal"/>
    </style:style>
    <style:style style:name="T63" style:family="text">
      <style:text-properties style:use-window-font-color="true" fo:font-weight="normal" officeooo:rsid="0075b88d" style:font-weight-asian="normal" style:font-weight-complex="normal"/>
    </style:style>
    <style:style style:name="T64" style:family="text">
      <style:text-properties style:use-window-font-color="true" fo:font-weight="normal" officeooo:rsid="00781f00" style:font-weight-asian="normal" style:font-weight-complex="normal"/>
    </style:style>
    <style:style style:name="T65" style:family="text">
      <style:text-properties style:use-window-font-color="true" style:text-underline-style="none" fo:font-weight="bold" style:font-weight-asian="bold" style:font-weight-complex="bold"/>
    </style:style>
    <style:style style:name="T66" style:family="text">
      <style:text-properties style:use-window-font-color="true" style:font-name="Bitstream Vera Sans" fo:font-size="10pt" style:text-underline-style="none" fo:font-weight="bold" officeooo:rsid="00e3ced4" style:font-size-asian="10pt" style:font-weight-asian="bold" style:font-size-complex="10pt" style:font-weight-complex="bold"/>
    </style:style>
    <style:style style:name="T67" style:family="text">
      <style:text-properties style:use-window-font-color="true" style:font-name="Bitstream Vera Sans" fo:font-size="10pt" style:text-underline-style="none" fo:font-weight="bold" officeooo:rsid="0075b88d" style:font-size-asian="10pt" style:font-weight-asian="bold" style:font-size-complex="10pt" style:font-weight-complex="bold"/>
    </style:style>
    <style:style style:name="T68" style:family="text">
      <style:text-properties style:use-window-font-color="true" style:font-name="Bitstream Vera Sans" fo:font-size="10pt" fo:font-weight="normal" officeooo:rsid="0075b88d" style:font-size-asian="10pt" style:font-weight-asian="normal" style:font-size-complex="10pt" style:font-weight-complex="normal"/>
    </style:style>
    <style:style style:name="T69" style:family="text">
      <style:text-properties style:use-window-font-color="true" style:font-name="Bitstream Vera Sans5" fo:font-size="10pt" fo:letter-spacing="-0.007cm" fo:font-style="normal" style:text-underline-style="none" fo:font-weight="normal" officeooo:rsid="008d9992" style:font-size-asian="10pt" style:font-style-asian="normal" style:font-size-complex="10pt" style:font-style-complex="normal"/>
    </style:style>
    <style:style style:name="T70" style:family="text">
      <style:text-properties fo:font-size="10pt" style:font-size-asian="10pt" style:font-style-asian="italic" style:font-size-complex="10pt" style:font-style-complex="italic"/>
    </style:style>
    <style:style style:name="T71" style:family="text">
      <style:text-properties fo:font-size="10pt" officeooo:rsid="008dc49e" style:font-size-asian="10pt" style:font-style-asian="italic" style:font-size-complex="10pt" style:font-style-complex="italic"/>
    </style:style>
    <style:style style:name="T72" style:family="text">
      <style:text-properties fo:font-size="10pt" fo:font-style="normal" style:font-size-asian="10pt" style:font-style-asian="normal" style:font-size-complex="10pt" style:font-style-complex="normal"/>
    </style:style>
    <style:style style:name="T73" style:family="text">
      <style:text-properties fo:font-size="10pt" fo:font-style="normal" officeooo:rsid="00783aaa" style:font-size-asian="10pt" style:font-style-asian="normal" style:font-size-complex="10pt" style:font-style-complex="normal"/>
    </style:style>
    <style:style style:name="T74" style:family="text">
      <style:text-properties fo:font-size="10pt" fo:letter-spacing="-0.007cm" fo:font-style="normal" style:font-size-asian="10pt" style:font-style-asian="normal" style:font-size-complex="10pt" style:font-style-complex="normal"/>
    </style:style>
    <style:style style:name="T75" style:family="text">
      <style:text-properties fo:font-size="10pt" fo:letter-spacing="-0.007cm" fo:font-style="normal" officeooo:rsid="008d9992" style:font-size-asian="10pt" style:font-style-asian="normal" style:font-size-complex="10pt" style:font-style-complex="normal"/>
    </style:style>
    <style:style style:name="T76" style:family="text">
      <style:text-properties style:font-name="Bitstream Vera Sans5" fo:font-size="10pt"/>
    </style:style>
    <style:style style:name="T77" style:family="text">
      <style:text-properties style:font-size-asian="10pt" style:font-size-complex="10pt"/>
    </style:style>
    <style:style style:name="T78" style:family="text">
      <style:text-properties style:text-position="super 58%"/>
    </style:style>
    <style:style style:name="T79" style:family="text">
      <style:text-properties style:text-position="super 58%" style:font-name="Bitstream Vera Sans"/>
    </style:style>
    <style:style style:name="T80" style:family="text">
      <style:text-properties style:text-position="super 58%" style:font-name="Bitstream Vera Sans" fo:font-size="10pt" style:font-size-asian="10pt" style:font-size-complex="10pt"/>
    </style:style>
    <style:style style:name="T81" style:family="text">
      <style:text-properties style:text-position="super 58%" style:font-name="Bitstream Vera Sans" fo:font-size="10pt" fo:font-style="normal" style:font-size-asian="10pt" style:font-style-asian="normal" style:font-size-complex="10pt" style:font-style-complex="normal"/>
    </style:style>
    <style:style style:name="T82" style:family="text">
      <style:text-properties style:text-position="super 58%" style:font-name="Bitstream Vera Sans" fo:font-style="normal" style:text-underline-style="none" fo:font-weight="normal" style:font-size-asian="10pt" style:font-style-asian="normal" style:font-weight-asian="normal" style:font-size-complex="10pt" style:font-style-complex="normal" style:font-weight-complex="normal"/>
    </style:style>
    <style:style style:name="T83" style:family="text">
      <style:text-properties style:text-position="super 58%" style:font-name="Bitstream Vera Sans" fo:font-size="9pt" style:font-size-asian="9pt" style:font-size-complex="9pt"/>
    </style:style>
    <style:style style:name="T84" style:family="text">
      <style:text-properties style:text-position="super 58%" fo:font-size="10pt" style:font-size-asian="10pt" style:font-size-complex="10pt"/>
    </style:style>
    <style:style style:name="T85" style:family="text">
      <style:text-properties style:text-position="super 58%" fo:font-size="10pt" fo:font-style="normal" style:font-size-asian="10pt" style:font-style-asian="normal" style:font-size-complex="10pt" style:font-style-complex="normal"/>
    </style:style>
    <style:style style:name="T86" style:family="text">
      <style:text-properties fo:font-style="italic" style:font-size-asian="2pt" style:font-style-asian="italic" style:font-size-complex="2pt" style:font-style-complex="italic"/>
    </style:style>
    <style:style style:name="T87" style:family="text">
      <style:text-properties fo:letter-spacing="-0.004cm"/>
    </style:style>
    <style:style style:name="T88" style:family="text">
      <style:text-properties officeooo:rsid="0075b88d"/>
    </style:style>
    <style:style style:name="T89" style:family="text">
      <style:text-properties officeooo:rsid="00e3ced4"/>
    </style:style>
    <style:style style:name="T90" style:family="text">
      <style:text-properties officeooo:rsid="007ce512"/>
    </style:style>
    <style:style style:name="T91" style:family="text">
      <style:text-properties fo:letter-spacing="-0.007cm"/>
    </style:style>
    <style:style style:name="T92" style:family="text">
      <style:text-properties fo:letter-spacing="-0.007cm" officeooo:rsid="00781f00"/>
    </style:style>
    <style:style style:name="T93" style:family="text">
      <style:text-properties fo:letter-spacing="-0.007cm" officeooo:rsid="008dc49e"/>
    </style:style>
    <style:style style:name="T94" style:family="text">
      <style:text-properties fo:letter-spacing="-0.011cm"/>
    </style:style>
    <style:style style:name="T95" style:family="text">
      <style:text-properties fo:letter-spacing="normal"/>
    </style:style>
    <style:style style:name="T96" style:family="text">
      <style:text-properties fo:font-variant="normal" fo:text-transform="none"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SimSun"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98" style:family="text">
      <style:text-properties fo:color="#ffffff" style:font-name="Bitstream Vera Sans" fo:font-size="11pt" fo:font-weight="bold" style:font-size-asian="11pt" style:font-weight-asian="bold" style:font-size-complex="11pt" style:font-weight-complex="bold"/>
    </style:style>
    <style:style style:name="T99"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font-name-asian="Lucida Sans Unicode" style:font-size-asian="24pt" style:font-style-asian="normal" style:font-weight-asian="normal" style:font-name-complex="Tahoma1" style:font-size-complex="24pt" style:font-style-complex="normal" style:font-weight-complex="normal" style:text-emphasize="none" style:font-relief="none"/>
    </style:style>
    <style:style style:name="T100" style:family="text">
      <style:text-properties style:use-window-font-color="true" style:text-outline="false" style:text-line-through-style="none" style:text-line-through-type="none" style:font-name="Bitstream Vera Sans"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101" style:family="text">
      <style:text-properties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Arial Unicode MS"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102" style:family="text">
      <style:text-properties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Lucida Sans Unicode"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103" style:family="text">
      <style:text-properties fo:color="#e8c32a" style:text-outline="false" style:text-line-through-style="none" style:text-line-through-type="none" style:font-name="Bitstream Vera Sans1" fo:font-size="10pt" fo:font-style="normal" fo:text-shadow="none" style:text-underline-style="none" fo:font-weight="bold" style:letter-kerning="true" style:font-name-asian="SimSun" style:font-size-asian="18pt" style:font-style-asian="normal" style:font-weight-asian="bold" style:font-name-complex="Tahoma" style:font-size-complex="18pt" style:font-style-complex="normal" style:font-weight-complex="bold" style:text-emphasize="none" style:font-relief="none" style:text-overline-style="none" style:text-overline-color="font-color"/>
    </style:style>
    <style:style style:name="T104" style:family="text">
      <style:text-properties style:use-window-font-color="true" style:text-outline="false" style:text-line-through-style="none" style:text-line-through-type="none" style:font-name="Bitstream Vera Sans1" fo:font-size="9pt" fo:font-style="normal" fo:text-shadow="none" style:text-underline-style="none" fo:font-weight="normal" style:letter-kerning="true" style:font-name-asian="SimSun" style:font-size-asian="9pt" style:font-style-asian="normal" style:font-weight-asian="normal" style:font-name-complex="Tahoma" style:font-size-complex="9pt" style:font-style-complex="normal" style:font-weight-complex="normal" style:text-emphasize="none" style:font-relief="none" style:text-overline-style="none" style:text-overline-color="font-color"/>
    </style:style>
    <style:style style:name="T105" style:family="text">
      <style:text-properties fo:color="#ffffff" style:font-name="Bitstream Vera Sans"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from-top"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fo:margin-left="0cm" fo:margin-right="0cm" style:vertical-pos="from-top" style:horizontal-pos="from-left" style:horizontal-rel="paragraph-content" draw:ole-draw-aspect="1"/>
    </style:style>
    <style:style style:name="fr6"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stroke-dash="Ultrafine_20_Dashed" svg:stroke-width="0.019cm" svg:stroke-color="#000000" draw:marker-start="" draw:marker-start-width="0.229cm" draw:marker-start-center="false" draw:marker-end="" draw:marker-end-width="0.229cm" draw:marker-end-center="false" draw:fill="solid" draw:fill-color="#ff6600" draw:opacity="50%" draw:textarea-horizontal-align="center" draw:textarea-vertical-align="middle" fo:padding-top="0.125cm" fo:padding-bottom="0.125cm" fo:padding-left="0.25cm" fo:padding-right="0.25cm" draw:shadow="hidden" draw:shadow-offset-x="0.3cm" draw:shadow-offset-y="0.3cm" draw:shadow-color="#808080" draw:shadow-opacity="50%" style:run-through="foreground"/>
    </style:style>
    <style:style style:name="gr3"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4" style:family="graphic">
      <style:graphic-properties draw:stroke="solid"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 style:family="graphic">
      <style:graphic-properties draw:stroke="dash" draw:stroke-dash="Ultrafine_20_Dashed" svg:stroke-width="0.019cm" svg:stroke-color="#000000" draw:marker-start="" draw:marker-start-width="0.3cm" draw:marker-start-center="false" draw:marker-end="" draw:marker-end-width="0.3cm" draw:marker-end-center="false" draw:fill="none" draw:fill-color="#ffffff" draw:opacity="50%" draw:textarea-horizontal-align="center" draw:textarea-vertical-align="middle" fo:padding-top="0.009cm" fo:padding-bottom="0.009cm" fo:padding-left="0.009cm" fo:padding-right="0.009cm" draw:shadow="hidden" draw:shadow-offset-x="0.3cm" draw:shadow-offset-y="0.3cm" draw:shadow-color="#808080" draw:shadow-opacity="50%" style:run-through="foreground"/>
    </style:style>
    <style:style style:name="gr6"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 style:family="graphic">
      <style:graphic-properties draw:stroke="none" draw:stroke-dash="Ultrafine_20_Dashed"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4cm" fo:min-width="0.954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 style:family="graphic">
      <style:graphic-properties draw:stroke="none" draw:stroke-dash="Ultrafine_20_Dashed" svg:stroke-width="0.019cm" svg:stroke-color="#000000" draw:marker-start="" draw:marker-start-width="0.229cm" draw:marker-start-center="false" draw:marker-end="" draw:marker-end-width="0.229cm" draw:marker-end-center="false" draw:fill="none" draw:fill-color="#ffffff" draw:textarea-horizontal-align="justify" draw:auto-grow-width="true" fo:min-height="0.372cm" fo:min-width="1.139cm"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ed_20__28_var_29__20_7430" svg:stroke-width="0.019cm" svg:stroke-color="#000000" draw:marker-start="" draw:marker-start-width="0.229cm" draw:marker-start-center="false" draw:marker-end=""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 style:family="graphic">
      <style:graphic-properties draw:stroke="none" svg:stroke-width="0cm" svg:stroke-color="#000000" draw:marker-start-width="0.3cm" draw:marker-start-center="false"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draw:stroke="none" draw:stroke-dash="Dashed_20__28_var_29__20_7488" svg:stroke-width="0cm" svg:stroke-color="#000000" draw:marker-start-width="0.3cm" draw:marker-start-center="false" draw:marker-end-width="0.3cm" draw:marker-end-center="false" draw:fill="none" draw:fill-color="#99ccff" draw:textarea-horizontal-align="justify" draw:auto-grow-width="true" fo:min-height="0.427cm" fo:min-width="0.875cm" fo:padding-top="0cm" fo:padding-bottom="0cm" fo:padding-left="0cm" fo:padding-right="0cm" draw:shadow="hidden" draw:shadow-offset-x="0.3cm" draw:shadow-offset-y="0.3cm" draw:shadow-color="#808080" style:run-through="foreground"/>
    </style:style>
    <style:style style:name="gr13" style:family="graphic">
      <style:graphic-properties style:run-through="foreground"/>
    </style:style>
    <style:style style:name="gr14" style:family="graphic">
      <style:graphic-properties draw:stroke="solid" draw:stroke-dash="Dashed_20__28_var_29__20_7489"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5" style:family="graphic">
      <style:graphic-properties draw:stroke="solid" draw:stroke-dash="Dashed_20__28_var_29__20_7490" svg:stroke-width="0.019cm" svg:stroke-color="#000000" draw:marker-start="Short_20_line_20_Arrow" draw:marker-start-width="0.229cm" draw:marker-start-center="false" draw:marker-end="Short_20_line_20_Arrow"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6" style:family="graphic">
      <style:graphic-properties draw:stroke="dash" draw:stroke-dash="Dashed_20__28_var_29__20_7491"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 style:family="graphic">
      <style:graphic-properties draw:stroke="solid" draw:stroke-dash="Dashed_20__28_var_29__20_7492"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 style:family="graphic">
      <style:graphic-properties draw:stroke="solid" draw:stroke-dash="Dashed_20__28_var_29__20_7493"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 style:family="graphic">
      <style:graphic-properties draw:stroke="solid" draw:stroke-dash="Dashed_20__28_var_29__20_7494"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0" style:family="graphic">
      <style:graphic-properties draw:stroke="none" draw:stroke-dash="Dashed_20__28_var_29__20_7495" svg:stroke-width="0cm" svg:stroke-color="#000000" draw:marker-start-width="0.3cm" draw:marker-start-center="false" draw:marker-end-width="0.3cm" draw:marker-end-center="false" draw:fill="none" draw:fill-color="#99ccff" draw:textarea-horizontal-align="justify" draw:auto-grow-width="true" fo:min-height="0.462cm" fo:min-width="0.877cm" fo:padding-top="0cm" fo:padding-bottom="0cm" fo:padding-left="0cm" fo:padding-right="0cm" draw:shadow="hidden" draw:shadow-offset-x="0.3cm" draw:shadow-offset-y="0.3cm" draw:shadow-color="#808080" style:run-through="foreground"/>
    </style:style>
    <style:style style:name="gr21" style:family="graphic">
      <style:graphic-properties draw:stroke="none" draw:fill-color="#e8c32a" draw:textarea-horizontal-align="justify" draw:textarea-vertical-align="middle" draw:auto-grow-height="false" fo:min-height="0.57cm" fo:min-width="3.893cm" style:run-through="foreground"/>
    </style:style>
    <style:style style:name="gr2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draw:stroke="solid" draw:stroke-dash="Dashed_20__28_var_29__20_7304"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4" style:family="graphic">
      <style:graphic-properties draw:stroke="dash" draw:stroke-dash="Dashed_20__28_var_29__20_7305"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5" style:family="graphic">
      <style:graphic-properties draw:stroke="dash" draw:stroke-dash="Dashed_20__28_var_29__20_7306"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6" style:family="graphic">
      <style:graphic-properties draw:stroke="solid" draw:stroke-dash="Dashed_20__28_var_29__20_730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7" style:family="graphic">
      <style:graphic-properties draw:stroke="solid" draw:stroke-dash="Dashed_20__28_var_29__20_730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8" style:family="graphic">
      <style:graphic-properties draw:stroke="dash" draw:stroke-dash="Dashed_20__28_var_29__20_730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29" style:family="graphic">
      <style:graphic-properties draw:stroke="solid" draw:stroke-dash="Dashed_20__28_var_29__20_7310"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30" style:family="graphic">
      <style:graphic-properties draw:stroke="none" draw:stroke-dash="Dashed_20__28_var_29__20_7311" svg:stroke-width="0cm" svg:stroke-color="#000000" draw:marker-start-width="0.3cm" draw:marker-start-center="false" draw:marker-end-width="0.3cm" draw:marker-end-center="false" draw:fill="none" draw:fill-color="#ffffff" draw:textarea-horizontal-align="left" draw:auto-grow-height="true" draw:auto-grow-width="true" fo:min-height="0.418cm" fo:min-width="0.885cm" draw:shadow="hidden" draw:shadow-offset-x="0.3cm" draw:shadow-offset-y="0.3cm" draw:shadow-color="#808080" style:run-through="foreground"/>
    </style:style>
    <style:style style:name="gr31" style:family="graphic">
      <style:graphic-properties draw:stroke="none" draw:stroke-dash="Dashed_20__28_var_29__20_7312" svg:stroke-width="0cm" svg:stroke-color="#000000" draw:marker-start-width="0.3cm" draw:marker-start-center="false" draw:marker-end-width="0.3cm" draw:marker-end-center="false" draw:fill="none" draw:fill-color="#ffffff" draw:textarea-horizontal-align="left" draw:auto-grow-height="true" draw:auto-grow-width="true" fo:min-height="0.418cm" fo:min-width="0.885cm" draw:shadow="hidden" draw:shadow-offset-x="0.3cm" draw:shadow-offset-y="0.3cm" draw:shadow-color="#808080" style:run-through="foreground"/>
    </style:style>
    <style:style style:name="gr32" style:family="graphic">
      <style:graphic-properties draw:stroke="none" draw:stroke-dash="Dashed_20__28_var_29__20_7313" svg:stroke-width="0cm" svg:stroke-color="#000000" draw:marker-start-width="0.3cm" draw:marker-start-center="false" draw:marker-end-width="0.3cm" draw:marker-end-center="false" draw:fill="none" draw:fill-color="#ffffff" draw:textarea-horizontal-align="left" draw:auto-grow-height="true" draw:auto-grow-width="true" fo:min-height="0.418cm" fo:min-width="0.887cm" draw:shadow="hidden" draw:shadow-offset-x="0.3cm" draw:shadow-offset-y="0.3cm" draw:shadow-color="#808080" style:run-through="foreground"/>
    </style:style>
    <style:style style:name="gr33" style:family="graphic">
      <style:graphic-properties draw:stroke="solid" draw:stroke-dash="Dashed_20__28_var_29__20_7314" svg:stroke-width="0cm" svg:stroke-color="#000000" draw:marker-start-width="0.3cm" draw:marker-start-center="false" draw:marker-end-width="0.3cm" draw:marker-end-center="false" draw:fill="none" draw:fill-color="#00b8ff" draw:textarea-horizontal-align="center" draw:textarea-vertical-align="middle" draw:shadow="hidden" draw:shadow-offset-x="0.3cm" draw:shadow-offset-y="0.3cm" draw:shadow-color="#808080" style:run-through="foreground"/>
    </style:style>
    <style:style style:name="gr34" style:family="graphic">
      <style:graphic-properties fo:margin-left="0.3cm" fo:margin-right="0cm" style:run-through="foreground" style:wrap="dynamic" style:number-wrapped-paragraphs="no-limit" style:wrap-contour="false" style:vertical-pos="from-top" style:vertical-rel="paragraph" style:horizontal-pos="from-left" style:horizontal-rel="paragraph" draw:wrap-influence-on-position="once-concurrent" style:flow-with-text="false"/>
    </style:style>
    <style:style style:name="gr35" style:family="graphic">
      <style:graphic-properties draw:stroke="solid" draw:stroke-dash="Dashed_20__28_var_29__20_7473"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6" style:family="graphic">
      <style:graphic-properties draw:stroke="solid" draw:stroke-dash="Dashed_20__28_var_29__20_747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7" style:family="graphic">
      <style:graphic-properties draw:stroke="solid" draw:stroke-dash="Dashed_20__28_var_29__20_747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8" style:family="graphic">
      <style:graphic-properties draw:stroke="solid" draw:stroke-dash="Dashed_20__28_var_29__20_7476"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ed_20__28_var_29__20_747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dash"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1" style:family="graphic">
      <style:graphic-properties draw:stroke="solid" draw:stroke-dash="Dashed_20__28_var_29__20_747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2" style:family="graphic">
      <style:graphic-properties draw:stroke="solid" draw:stroke-dash="Ultrafine_20_Dashed"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3" style:family="graphic">
      <style:graphic-properties draw:stroke="solid" draw:stroke-dash="Dashed_20__28_var_29__20_747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4" style:family="graphic">
      <style:graphic-properties fo:margin-left="0.3cm" fo:margin-right="0cm"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45" style:family="graphic">
      <style:graphic-properties draw:stroke="solid" draw:stroke-dash="Ultrafine_20_Dashed"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6" style:family="graphic">
      <style:graphic-properties draw:stroke="dash" draw:stroke-dash="Ultrafine_20_Dashed" svg:stroke-width="0.019cm" svg:stroke-color="#000000" draw:marker-start-width="0.229cm" draw:marker-start-center="fals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7" style:family="graphic">
      <style:graphic-properties draw:stroke="solid" draw:stroke-dash="Ultrafine_20_Dashed" svg:stroke-width="0.019cm" svg:stroke-color="#000000" draw:marker-start-width="0.229cm" draw:marker-start-center="false" draw:marker-end-width="0.229cm" draw:marker-end-center="false" svg:stroke-opacity="100%" draw:stroke-linejoin="round" draw:fill="solid" draw:fill-color="#c74028"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8" style:family="graphic">
      <style:graphic-properties draw:stroke="solid" draw:stroke-dash="Ultrafine_20_Dashed" svg:stroke-width="0.019cm" svg:stroke-color="#000000" draw:marker-start-width="0.229cm" draw:marker-start-center="false" draw:marker-end-width="0.229cm" draw:marker-end-center="false" svg:stroke-opacity="100%" draw:stroke-linejoin="round" draw:fill="solid" draw:fill-color="#d18578" draw:gradient-step-count="0" draw:fill-hatch-solid="false" draw:opacity="5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49" style:family="graphic">
      <style:graphic-properties draw:stroke="solid" draw:stroke-dash="Ultrafine_20_Dashed" svg:stroke-width="0.019cm" svg:stroke-color="#000000" draw:marker-start="Arrow_20_concave" draw:marker-start-width="0.229cm" draw:marker-start-center="false" draw:marker-end="Arrow_20_concave"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009cm" fo:padding-bottom="0.009cm" fo:padding-left="0.009cm" fo:padding-right="0.009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0" style:family="graphic">
      <style:graphic-properties draw:stroke="none" draw:stroke-dash="Ultrafine_20_Dashed"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52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1" style:family="graphic">
      <style:graphic-properties draw:stroke="none" draw:stroke-dash="Ultrafine_20_Dashed"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5cm" fo:min-width="0.52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2" style:family="graphic">
      <style:graphic-properties draw:stroke="none" draw:stroke-dash="Ultrafine_20_Dashed"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527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3" style:family="graphic">
      <style:graphic-properties draw:stroke="none" draw:stroke-dash="Ultrafine_20_Dashed"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cm" fo:min-width="0.524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4" style:family="graphic">
      <style:graphic-properties draw:stroke="none" draw:stroke-dash="Ultrafine_20_Dashed" svg:stroke-width="0.019cm" svg:stroke-color="#000000" draw:marker-start-width="0.229cm" draw:marker-start-center="false"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8cm" fo:min-width="0.526cm" fo:padding-top="0cm" fo:padding-bottom="0cm" fo:padding-left="0cm" fo:padding-right="0cm" draw:shadow="hidden" draw:shadow-offset-x="0.3cm" draw:shadow-offset-y="0.3cm" draw:shadow-color="#808080" draw:shadow-opacity="100%" text:animation="none" text:animation-direction="left" text:animation-start-inside="false" text:animation-stop-inside="false" text:animation-repeat="0" text:animation-delay="P0D" text:animation-steps="0cm" style:run-through="foreground"/>
    </style:style>
    <style:style style:name="gr55" style:family="graphic">
      <style:graphic-properties draw:stroke="solid" svg:stroke-width="0.019cm" svg:stroke-color="#000000" draw:marker-start-width="0.383cm" draw:marker-end-width="0.383cm" draw:fill-color="#000000" draw:textarea-horizontal-align="center" draw:textarea-vertical-align="middle" fo:padding-top="0.011cm" fo:padding-bottom="0.011cm" fo:padding-left="0.011cm" fo:padding-right="0.011cm" style:run-through="foreground"/>
    </style:style>
    <style:style style:name="gr56" style:family="graphic">
      <style:graphic-properties style:run-through="foreground" style:wrap="run-through" style:number-wrapped-paragraphs="no-limit" style:vertical-pos="from-top" style:vertical-rel="paragraph" style:horizontal-pos="center" style:horizontal-rel="paragraph" draw:wrap-influence-on-position="once-concurrent" style:flow-with-text="false"/>
    </style:style>
    <style:style style:name="gr57" style:family="graphic">
      <style:graphic-properties draw:stroke="solid" draw:stroke-dash="Dashed_20__28_var_29__20_2313" svg:stroke-width="0.019cm" svg:stroke-color="#000000" draw:marker-start-width="0.3cm" draw:marker-start-center="false" draw:marker-end-width="0.3cm" draw:marker-end-center="false" draw:fill="solid" draw:fill-color="#67c0ce" draw:opacity="54%"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8" style:family="graphic">
      <style:graphic-properties draw:stroke="solid" draw:stroke-dash="Dashed_20__28_var_29__20_744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59" style:family="graphic">
      <style:graphic-properties draw:stroke="solid" draw:stroke-dash="Dashed_20__28_var_29__20_744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0" style:family="graphic">
      <style:graphic-properties draw:stroke="solid" draw:stroke-dash="Dashed_20__28_var_29__20_744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1" style:family="graphic">
      <style:graphic-properties draw:stroke="solid" draw:stroke-dash="Dashed_20__28_var_29__20_7445"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2" style:family="graphic">
      <style:graphic-properties draw:stroke="solid" draw:stroke-dash="Dashed_20__28_var_29__20_7446"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3" style:family="graphic">
      <style:graphic-properties draw:stroke="solid" draw:stroke-dash="Dashed_20__28_var_29__20_744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4" style:family="graphic">
      <style:graphic-properties draw:stroke="solid" draw:stroke-dash="Dashed_20__28_var_29__20_744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5" style:family="graphic">
      <style:graphic-properties draw:stroke="solid" draw:stroke-dash="Dashed_20__28_var_29__20_7449"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6" style:family="graphic">
      <style:graphic-properties draw:stroke="solid" draw:stroke-dash="Dashed_20__28_var_29__20_7450"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7" style:family="graphic">
      <style:graphic-properties draw:stroke="solid" draw:stroke-dash="Dashed_20__28_var_29__20_7451"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8" style:family="graphic">
      <style:graphic-properties draw:stroke="solid" draw:stroke-dash="Dashed_20__28_var_29__20_745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69" style:family="graphic">
      <style:graphic-properties draw:stroke="solid" draw:stroke-dash="Dashed_20__28_var_29__20_745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0" style:family="graphic">
      <style:graphic-properties draw:stroke="solid" draw:stroke-dash="Dashed_20__28_var_29__20_745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1" style:family="graphic">
      <style:graphic-properties draw:stroke="solid" draw:stroke-dash="Dashed_20__28_var_29__20_7455"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2" style:family="graphic">
      <style:graphic-properties draw:stroke="solid" draw:stroke-dash="Dashed_20__28_var_29__20_567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3" style:family="graphic">
      <style:graphic-properties draw:stroke="solid" draw:stroke-dash="Dashed_20__28_var_29__20_7456"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4" style:family="graphic">
      <style:graphic-properties draw:stroke="solid" draw:stroke-dash="Dashed_20__28_var_29__20_7457"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5" style:family="graphic">
      <style:graphic-properties draw:stroke="solid" draw:stroke-dash="Dashed_20__28_var_29__20_7458"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6" style:family="graphic">
      <style:graphic-properties draw:stroke="solid" draw:stroke-dash="Dashed_20__28_var_29__20_7459"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7" style:family="graphic">
      <style:graphic-properties draw:stroke="solid" draw:stroke-dash="Dashed_20__28_var_29__20_7460"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8" style:family="graphic">
      <style:graphic-properties draw:stroke="solid" draw:stroke-dash="Dashed_20__28_var_29__20_746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79" style:family="graphic">
      <style:graphic-properties draw:stroke="none" draw:stroke-dash="Dashed_20__28_var_29__20_7462" svg:stroke-width="0.019cm" svg:stroke-color="#000000" draw:marker-start-width="0.3cm" draw:marker-start-center="false" draw:marker-end-width="0.3cm" draw:marker-end-center="false" draw:fill="none" draw:fill-color="#ffffff" draw:textarea-horizontal-align="left" draw:auto-grow-height="true" draw:auto-grow-width="true" fo:min-height="0.413cm" fo:min-width="0.681cm" fo:padding-top="0.125cm" fo:padding-bottom="0.125cm" fo:padding-left="0.25cm" fo:padding-right="0.25cm" draw:shadow="hidden" draw:shadow-offset-x="0.3cm" draw:shadow-offset-y="0.3cm" draw:shadow-color="#808080" style:run-through="foreground"/>
    </style:style>
    <style:style style:name="gr80" style:family="graphic">
      <style:graphic-properties draw:stroke="none" draw:stroke-dash="Dashed_20__28_var_29__20_7463" svg:stroke-width="0cm" svg:stroke-color="#000000" draw:marker-start-width="0.3cm" draw:marker-start-center="false" draw:marker-end-width="0.3cm" draw:marker-end-center="false" draw:fill="none" draw:fill-color="#99ccff" draw:textarea-horizontal-align="left" draw:auto-grow-height="true" draw:auto-grow-width="true" fo:min-height="0.413cm" fo:min-width="0.905cm" fo:padding-top="0cm" fo:padding-bottom="0cm" fo:padding-left="0cm" fo:padding-right="0cm" draw:shadow="hidden" draw:shadow-offset-x="0.3cm" draw:shadow-offset-y="0.3cm" draw:shadow-color="#808080" style:run-through="foreground"/>
    </style:style>
    <style:style style:name="gr81" style:family="graphic">
      <style:graphic-properties draw:stroke="none" draw:stroke-dash="Dashed_20__28_var_29__20_7464" svg:stroke-width="0cm" svg:stroke-color="#000000" draw:marker-start-width="0.3cm" draw:marker-start-center="false" draw:marker-end-width="0.3cm" draw:marker-end-center="false" draw:fill="none" draw:fill-color="#99ccff" draw:textarea-horizontal-align="left" draw:auto-grow-height="true" draw:auto-grow-width="true" fo:min-height="0.413cm" fo:min-width="0.681cm" fo:padding-top="0cm" fo:padding-bottom="0cm" fo:padding-left="0cm" fo:padding-right="0cm" draw:shadow="hidden" draw:shadow-offset-x="0.3cm" draw:shadow-offset-y="0.3cm" draw:shadow-color="#808080" style:run-through="foreground"/>
    </style:style>
    <style:style style:name="gr82" style:family="graphic">
      <style:graphic-properties draw:stroke="solid" draw:stroke-dash="Dashed_20__28_var_29__20_7465"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3" style:family="graphic">
      <style:graphic-properties draw:stroke="none" draw:stroke-dash="Dashed_20__28_var_29__20_7466" svg:stroke-width="0cm" svg:stroke-color="#000000" draw:marker-start-width="0.3cm" draw:marker-start-center="false" draw:marker-end-width="0.3cm" draw:marker-end-center="false" draw:fill="none" draw:fill-color="#99ccff" draw:textarea-horizontal-align="left" draw:auto-grow-height="true" draw:auto-grow-width="true" fo:min-height="0.413cm" fo:min-width="1.016cm" fo:padding-top="0cm" fo:padding-bottom="0cm" fo:padding-left="0cm" fo:padding-right="0cm" draw:shadow="hidden" draw:shadow-offset-x="0.3cm" draw:shadow-offset-y="0.3cm" draw:shadow-color="#808080" style:run-through="foreground"/>
    </style:style>
    <style:style style:name="gr84" style:family="graphic">
      <style:graphic-properties draw:stroke="solid" draw:stroke-dash="Dashed_20__28_var_29__20_746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5" style:family="graphic">
      <style:graphic-properties draw:stroke="solid" draw:stroke-dash="Dashed_20__28_var_29__20_746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6" style:family="graphic">
      <style:graphic-properties draw:stroke="solid" draw:stroke-dash="Dashed_20__28_var_29__20_746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7" style:family="graphic">
      <style:graphic-properties draw:stroke="solid" draw:stroke-dash="Dashed_20__28_var_29__20_747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8" style:family="graphic">
      <style:graphic-properties draw:stroke="solid" draw:stroke-dash="Dashed_20__28_var_29__20_747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89" style:family="graphic">
      <style:graphic-properties draw:stroke="none" draw:stroke-dash="Dashed_20__28_var_29__20_7472" svg:stroke-width="0cm" svg:stroke-color="#000000" draw:marker-start-width="0.3cm" draw:marker-start-center="false" draw:marker-end-width="0.3cm" draw:marker-end-center="false" draw:fill="none" draw:fill-color="#99ccff" draw:textarea-horizontal-align="left" draw:auto-grow-height="true" draw:auto-grow-width="true" fo:min-height="0.413cm" fo:min-width="1.016cm" fo:padding-top="0cm" fo:padding-bottom="0cm" fo:padding-left="0cm" fo:padding-right="0cm" draw:shadow="hidden" draw:shadow-offset-x="0.3cm" draw:shadow-offset-y="0.3cm" draw:shadow-color="#808080" style:run-through="foreground"/>
    </style:style>
    <style:style style:name="gr90" style:family="graphic">
      <style:graphic-properties draw:stroke="dash" draw:stroke-dash="Ultrafine_20_Dashe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1" style:family="graphic">
      <style:graphic-properties draw:stroke="dash"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2" style:family="graphic">
      <style:graphic-properties draw:stroke="solid" draw:stroke-dash="Ultrafine_20_Dashed" svg:stroke-width="0.019cm" svg:stroke-color="#000000" draw:marker-start-width="0.229cm" draw:marker-start-center="false" draw:marker-end-width="0.229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3" style:family="graphic">
      <style:graphic-properties draw:stroke="solid" draw:stroke-dash="Ultrafine_20_Dashed"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4" style:family="graphic">
      <style:graphic-properties draw:stroke="solid" draw:stroke-dash="Dashed_20__28_var_29__20_7430"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5" style:family="graphic">
      <style:graphic-properties draw:stroke="solid" draw:stroke-dash="Dashed_20__28_var_29__20_7431"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6" style:family="graphic">
      <style:graphic-properties draw:stroke="solid" draw:stroke-dash="Dashed_20__28_var_29__20_7432"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7" style:family="graphic">
      <style:graphic-properties draw:stroke="solid" draw:stroke-dash="Dashed_20__28_var_29__20_7433"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99" style:family="graphic">
      <style:graphic-properties draw:stroke="solid" draw:stroke-dash="Dashed_20__28_var_29__20_7434" svg:stroke-width="0.019cm" svg:stroke-color="#000000" draw:marker-start-width="0.229cm" draw:marker-start-center="fals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0" style:family="graphic">
      <style:graphic-properties draw:stroke="none" draw:stroke-dash="Dashed_20__28_var_29__20_7435"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01" style:family="graphic">
      <style:graphic-properties draw:stroke="solid" draw:stroke-dash="Dashed_20__28_var_29__20_7436"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2" style:family="graphic">
      <style:graphic-properties draw:stroke="solid" draw:stroke-dash="Dashed_20__28_var_29__20_7437"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3" style:family="graphic">
      <style:graphic-properties draw:stroke="none" draw:stroke-dash="Dashed_20__28_var_29__20_7438"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04" style:family="graphic">
      <style:graphic-properties draw:stroke="none" draw:stroke-dash="Dashed_20__28_var_29__20_7439" svg:stroke-width="0cm" svg:stroke-color="#000000" draw:marker-start-width="0.3cm" draw:marker-start-center="false" draw:marker-end-width="0.3cm" draw:marker-end-center="false" draw:fill="none" draw:fill-color="#99ccff" draw:auto-grow-width="true" fo:min-height="0.413cm" fo:min-width="1.101cm" fo:padding-top="0cm" fo:padding-bottom="0cm" fo:padding-left="0cm" fo:padding-right="0cm" draw:shadow="hidden" draw:shadow-offset-x="0.3cm" draw:shadow-offset-y="0.3cm" draw:shadow-color="#808080" style:run-through="foreground"/>
    </style:style>
    <style:style style:name="gr105" style:family="graphic">
      <style:graphic-properties draw:stroke="solid" draw:stroke-dash="Dashed_20__28_var_29__20_7440"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6" style:family="graphic">
      <style:graphic-properties draw:stroke="none" draw:stroke-dash="Dashed_20__28_var_29__20_7441"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07" style:family="graphic">
      <style:graphic-properties draw:stroke="dash" draw:stroke-dash="Ultrafine_20_Dashed"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8" style:family="graphic">
      <style:graphic-properties draw:stroke="solid" draw:stroke-dash="Dashed_20__28_var_29__20_7387"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09" style:family="graphic">
      <style:graphic-properties draw:stroke="none" draw:stroke-dash="Dashed_20__28_var_29__20_7388"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10" style:family="graphic">
      <style:graphic-properties draw:stroke="solid" draw:stroke-dash="Dashed_20__28_var_29__20_7389"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1" style:family="graphic">
      <style:graphic-properties draw:stroke="solid" draw:stroke-dash="Dashed_20__28_var_29__20_7390"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2" style:family="graphic">
      <style:graphic-properties draw:stroke="solid" draw:stroke-dash="Dashed_20__28_var_29__20_739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3" style:family="graphic">
      <style:graphic-properties draw:stroke="solid" draw:stroke-dash="Dashed_20__28_var_29__20_7392"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4" style:family="graphic">
      <style:graphic-properties draw:stroke="none" draw:stroke-dash="Dashed_20__28_var_29__20_7393" svg:stroke-width="0cm" svg:stroke-color="#000000" draw:marker-start-width="0.3cm" draw:marker-start-center="false" draw:marker-end-width="0.3cm" draw:marker-end-center="false" draw:fill="none" draw:fill-color="#99ccff" draw:auto-grow-width="true" fo:min-height="0.413cm" fo:min-width="1.101cm" fo:padding-top="0cm" fo:padding-bottom="0cm" fo:padding-left="0cm" fo:padding-right="0cm" draw:shadow="hidden" draw:shadow-offset-x="0.3cm" draw:shadow-offset-y="0.3cm" draw:shadow-color="#808080" style:run-through="foreground"/>
    </style:style>
    <style:style style:name="gr115" style:family="graphic">
      <style:graphic-properties draw:stroke="solid" draw:stroke-dash="Dashed_20__28_var_29__20_7394"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6" style:family="graphic">
      <style:graphic-properties draw:stroke="none" draw:stroke-dash="Dashed_20__28_var_29__20_7395"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17" style:family="graphic">
      <style:graphic-properties draw:stroke="solid" draw:stroke-dash="Dashed_20__28_var_29__20_7396"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8" style:family="graphic">
      <style:graphic-properties draw:stroke="solid" draw:stroke-dash="Dashed_20__28_var_29__20_7397"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19" style:family="graphic">
      <style:graphic-properties draw:stroke="solid" draw:stroke-dash="Dashed_20__28_var_29__20_7398"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0" style:family="graphic">
      <style:graphic-properties draw:stroke="solid" draw:stroke-dash="Dashed_20__28_var_29__20_7399"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1" style:family="graphic">
      <style:graphic-properties draw:stroke="none" draw:stroke-dash="Dashed_20__28_var_29__20_7400"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22" style:family="graphic">
      <style:graphic-properties draw:stroke="solid" draw:stroke-dash="Dashed_20__28_var_29__20_7401"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3" style:family="graphic">
      <style:graphic-properties draw:stroke="solid" draw:stroke-dash="Dashed_20__28_var_29__20_7402"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4" style:family="graphic">
      <style:graphic-properties draw:stroke="none" draw:stroke-dash="Dashed_20__28_var_29__20_7403"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25" style:family="graphic">
      <style:graphic-properties draw:stroke="solid" draw:stroke-dash="Dashed_20__28_var_29__20_7404"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6" style:family="graphic">
      <style:graphic-properties draw:stroke="solid" draw:stroke-dash="Dashed_20__28_var_29__20_7405"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7" style:family="graphic">
      <style:graphic-properties draw:stroke="solid" draw:stroke-dash="Dashed_20__28_var_29__20_7406"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8" style:family="graphic">
      <style:graphic-properties draw:stroke="solid" draw:stroke-dash="Dashed_20__28_var_29__20_7407"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29" style:family="graphic">
      <style:graphic-properties draw:stroke="none" draw:stroke-dash="Dashed_20__28_var_29__20_7408"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30" style:family="graphic">
      <style:graphic-properties draw:stroke="solid" draw:stroke-dash="Dashed_20__28_var_29__20_7409"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1" style:family="graphic">
      <style:graphic-properties draw:stroke="solid" draw:stroke-dash="Dashed_20__28_var_29__20_7410"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2" style:family="graphic">
      <style:graphic-properties draw:stroke="none" draw:stroke-dash="Dashed_20__28_var_29__20_7411"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33" style:family="graphic">
      <style:graphic-properties draw:stroke="solid" draw:stroke-dash="Dashed_20__28_var_29__20_7412"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4" style:family="graphic">
      <style:graphic-properties draw:stroke="solid" draw:stroke-dash="Dashed_20__28_var_29__20_7413"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5" style:family="graphic">
      <style:graphic-properties draw:stroke="none" draw:stroke-dash="Dashed_20__28_var_29__20_7414"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36" style:family="graphic">
      <style:graphic-properties draw:stroke="solid" draw:stroke-dash="Dashed_20__28_var_29__20_7415"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7" style:family="graphic">
      <style:graphic-properties draw:stroke="solid" draw:stroke-dash="Dashed_20__28_var_29__20_7416"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8" style:family="graphic">
      <style:graphic-properties draw:stroke="solid" draw:stroke-dash="Dashed_20__28_var_29__20_7417"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39" style:family="graphic">
      <style:graphic-properties draw:stroke="solid" draw:stroke-dash="Dashed_20__28_var_29__20_7418" svg:stroke-width="0.019cm" svg:stroke-color="#000000" draw:marker-start-width="0.33cm" draw:marker-start-center="false" draw:marker-end-width="0.3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40" style:family="graphic">
      <style:graphic-properties draw:stroke="none" draw:stroke-dash="Dashed_20__28_var_29__20_7419" svg:stroke-width="0cm" svg:stroke-color="#000000" draw:marker-start-width="0.3cm" draw:marker-start-center="false" draw:marker-end-width="0.3cm" draw:marker-end-center="false" draw:fill="none" draw:fill-color="#99ccff" draw:auto-grow-width="true" fo:min-height="0.413cm" fo:min-width="0.376cm" fo:padding-top="0cm" fo:padding-bottom="0cm" fo:padding-left="0cm" fo:padding-right="0cm" draw:shadow="hidden" draw:shadow-offset-x="0.3cm" draw:shadow-offset-y="0.3cm" draw:shadow-color="#808080" style:run-through="foreground"/>
    </style:style>
    <style:style style:name="gr141" style:family="graphic">
      <style:graphic-properties draw:stroke="none" draw:stroke-dash="Dashed_20__28_var_29__20_7420" svg:stroke-width="0cm" svg:stroke-color="#000000" draw:marker-start-width="0.3cm" draw:marker-start-center="false" draw:marker-end-width="0.3cm" draw:marker-end-center="false" draw:fill="none" draw:fill-color="#99ccff" draw:auto-grow-width="true" fo:min-height="0.413cm" fo:min-width="0.388cm" fo:padding-top="0cm" fo:padding-bottom="0cm" fo:padding-left="0cm" fo:padding-right="0cm" draw:shadow="hidden" draw:shadow-offset-x="0.3cm" draw:shadow-offset-y="0.3cm" draw:shadow-color="#808080" style:run-through="foreground"/>
    </style:style>
    <style:style style:name="gr142" style:family="graphic">
      <style:graphic-properties draw:stroke="none" draw:stroke-dash="Dashed_20__28_var_29__20_7421" svg:stroke-width="0cm" svg:stroke-color="#000000" draw:marker-start-width="0.3cm" draw:marker-start-center="false" draw:marker-end-width="0.3cm" draw:marker-end-center="false" draw:fill="none" draw:fill-color="#99ccff" draw:auto-grow-width="true" fo:min-height="0.413cm" fo:min-width="0.346cm" fo:padding-top="0cm" fo:padding-bottom="0cm" fo:padding-left="0cm" fo:padding-right="0cm" draw:shadow="hidden" draw:shadow-offset-x="0.3cm" draw:shadow-offset-y="0.3cm" draw:shadow-color="#808080" style:run-through="foreground"/>
    </style:style>
    <style:style style:name="gr143" style:family="graphic">
      <style:graphic-properties draw:stroke="none" draw:stroke-dash="Dashed_20__28_var_29__20_7422" svg:stroke-width="0cm" svg:stroke-color="#000000" draw:marker-start-width="0.3cm" draw:marker-start-center="false" draw:marker-end-width="0.3cm" draw:marker-end-center="false" draw:fill="none" draw:fill-color="#99ccff" draw:auto-grow-width="true" fo:min-height="0.413cm" fo:min-width="0.388cm" fo:padding-top="0cm" fo:padding-bottom="0cm" fo:padding-left="0cm" fo:padding-right="0cm" draw:shadow="hidden" draw:shadow-offset-x="0.3cm" draw:shadow-offset-y="0.3cm" draw:shadow-color="#808080" style:run-through="foreground"/>
    </style:style>
    <style:style style:name="gr144" style:family="graphic">
      <style:graphic-properties draw:stroke="solid" draw:stroke-dash="Dashed_20__28_var_29__20_7333"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5" style:family="graphic">
      <style:graphic-properties draw:stroke="solid" draw:stroke-dash="Dashed_20__28_var_29__20_733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6" style:family="graphic">
      <style:graphic-properties draw:stroke="dash" draw:stroke-dash="Dashed_20__28_var_29__20_733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7" style:family="graphic">
      <style:graphic-properties draw:stroke="solid" draw:stroke-dash="Dashed_20__28_var_29__20_7336"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8" style:family="graphic">
      <style:graphic-properties draw:stroke="solid" draw:stroke-dash="Dashed_20__28_var_29__20_7337"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49" style:family="graphic">
      <style:graphic-properties draw:stroke="solid" draw:stroke-dash="Dashed_20__28_var_29__20_733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0" style:family="graphic">
      <style:graphic-properties draw:stroke="dash" draw:stroke-dash="Dashed_20__28_var_29__20_733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1" style:family="graphic">
      <style:graphic-properties draw:stroke="dash" draw:stroke-dash="Dashed_20__28_var_29__20_7340"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2" style:family="graphic">
      <style:graphic-properties draw:stroke="solid" draw:stroke-dash="Dashed_20__28_var_29__20_7341"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3" style:family="graphic">
      <style:graphic-properties draw:stroke="solid" draw:stroke-dash="Dashed_20__28_var_29__20_7342"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4" style:family="graphic">
      <style:graphic-properties draw:stroke="dash" draw:stroke-dash="Dashed_20__28_var_29__20_7343" svg:stroke-width="0.019cm" svg:stroke-color="#000000" draw:marker-start-width="0.3cm" draw:marker-start-center="false" draw:marker-end-width="0.3cm" draw:marker-end-center="false" draw:fill="none"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5" style:family="graphic">
      <style:graphic-properties draw:stroke="dash" draw:stroke-dash="Dashed_20__28_var_29__20_734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6" style:family="graphic">
      <style:graphic-properties draw:stroke="dash" draw:stroke-dash="Dashed_20__28_var_29__20_7345"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7" style:family="graphic">
      <style:graphic-properties draw:stroke="solid" draw:stroke-dash="Dashed_20__28_var_29__20_7346"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8" style:family="graphic">
      <style:graphic-properties draw:stroke="solid" draw:stroke-dash="Dashed_20__28_var_29__20_7347"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59" style:family="graphic">
      <style:graphic-properties draw:stroke="solid" draw:stroke-dash="Dashed_20__28_var_29__20_7348"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0" style:family="graphic">
      <style:graphic-properties draw:stroke="solid" draw:stroke-dash="Dashed_20__28_var_29__20_7349" svg:stroke-width="0.019cm" svg:stroke-color="#000000" draw:marker-start-width="0.3cm" draw:marker-start-center="false" draw:marker-end-width="0.3cm" draw:marker-end-center="false" draw:fill="solid" draw:fill-color="#999999"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1" style:family="graphic">
      <style:graphic-properties draw:stroke="solid" draw:stroke-dash="Dashed_20__28_var_29__20_7350"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2" style:family="graphic">
      <style:graphic-properties draw:stroke="solid" draw:stroke-dash="Dashed_20__28_var_29__20_7351" svg:stroke-width="0.019cm" svg:stroke-color="#000000" draw:marker-start-width="0.3cm" draw:marker-start-center="false" draw:marker-end-width="0.3cm" draw:marker-end-center="false" draw:fill="solid" draw:fill-color="#ffff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3" style:family="graphic">
      <style:graphic-properties draw:stroke="solid" draw:stroke-dash="Dashed_20__28_var_29__20_7352" svg:stroke-width="0.019cm" svg:stroke-color="#000000" draw:marker-start-width="0.3cm" draw:marker-start-center="false" draw:marker-end-width="0.3cm" draw:marker-end-center="false" draw:fill="solid" draw:fill-color="#7fb241" draw:opacity="5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64" style:family="graphic">
      <style:graphic-properties draw:stroke="none" draw:stroke-dash="Dashed_20__28_var_29__20_7353" svg:stroke-width="0cm" svg:stroke-color="#000000" draw:marker-start-width="0.3cm" draw:marker-start-center="false" draw:marker-end-width="0.3cm" draw:marker-end-center="false" draw:fill="none" draw:fill-color="#99ccff" draw:auto-grow-width="true" fo:min-height="0.413cm" fo:min-width="1.21cm" fo:padding-top="0cm" fo:padding-bottom="0cm" fo:padding-left="0cm" fo:padding-right="0cm" draw:shadow="hidden" draw:shadow-offset-x="0.3cm" draw:shadow-offset-y="0.3cm" draw:shadow-color="#808080" style:run-through="foreground"/>
    </style:style>
    <style:style style:name="gr165" style:family="graphic">
      <style:graphic-properties draw:stroke="none" draw:stroke-dash="Dashed_20__28_var_29__20_7354" svg:stroke-width="0cm" svg:stroke-color="#000000" draw:marker-start-width="0.3cm" draw:marker-start-center="false" draw:marker-end-width="0.3cm" draw:marker-end-center="false" draw:fill="none" draw:fill-color="#99ccff" draw:auto-grow-width="true" fo:min-height="0.413cm" fo:min-width="1.124cm" fo:padding-top="0cm" fo:padding-bottom="0cm" fo:padding-left="0cm" fo:padding-right="0cm" draw:shadow="hidden" draw:shadow-offset-x="0.3cm" draw:shadow-offset-y="0.3cm" draw:shadow-color="#808080" style:run-through="foreground"/>
    </style:style>
    <style:style style:name="gr166" style:family="graphic">
      <style:graphic-properties draw:stroke="none" draw:stroke-dash="Dashed_20__28_var_29__20_7355" svg:stroke-width="0cm" svg:stroke-color="#000000" draw:marker-start-width="0.3cm" draw:marker-start-center="false" draw:marker-end-width="0.3cm" draw:marker-end-center="false" draw:fill="none" draw:fill-color="#99ccff" draw:auto-grow-width="true" fo:min-height="0.413cm" fo:min-width="1.21cm" fo:padding-top="0cm" fo:padding-bottom="0cm" fo:padding-left="0cm" fo:padding-right="0cm" draw:shadow="hidden" draw:shadow-offset-x="0.3cm" draw:shadow-offset-y="0.3cm" draw:shadow-color="#808080" style:run-through="foreground"/>
    </style:style>
    <style:style style:name="gr167" style:family="graphic">
      <style:graphic-properties draw:stroke="solid" draw:stroke-dash="Dashed_20__28_var_29__20_7315"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168" style:family="graphic">
      <style:graphic-properties draw:stroke="none" draw:stroke-dash="Dashed_20__28_var_29__20_7316"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169" style:family="graphic">
      <style:graphic-properties draw:stroke="solid" draw:stroke-dash="Dashed_20__28_var_29__20_7317" svg:stroke-width="0.019cm" svg:stroke-color="#000000" draw:marker-start-width="0.3cm" draw:marker-start-center="false" draw:marker-end-width="0.3cm" draw:marker-end-center="false" draw:fill="solid" draw:fill-color="#9d0f89"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170" style:family="graphic">
      <style:graphic-properties draw:stroke="solid" draw:stroke-dash="Dashed_20__28_var_29__20_7318"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1" style:family="graphic">
      <style:graphic-properties draw:stroke="solid" draw:stroke-dash="Dashed_20__28_var_29__20_7319"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2" style:family="graphic">
      <style:graphic-properties draw:stroke="solid" draw:stroke-dash="Dashed_20__28_var_29__20_7320"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173" style:family="graphic">
      <style:graphic-properties draw:stroke="none" draw:stroke-dash="Dashed_20__28_var_29__20_7321"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draw:shadow-opacity="50%" style:run-through="foreground"/>
    </style:style>
    <style:style style:name="gr174" style:family="graphic">
      <style:graphic-properties draw:stroke="solid" draw:stroke-dash="Dashed_20__28_var_29__20_7322" svg:stroke-width="0.019cm" svg:stroke-color="#000000" draw:marker-start-width="0.3cm" draw:marker-start-center="false" draw:marker-end-width="0.3cm" draw:marker-end-center="false" draw:fill="solid" draw:fill-color="#1ca2b8" draw:opacity="50%"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5" style:family="graphic">
      <style:graphic-properties draw:stroke="solid" draw:stroke-dash="Dashed_20__28_var_29__20_7323"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6" style:family="graphic">
      <style:graphic-properties draw:stroke="solid" draw:stroke-dash="Dashed_20__28_var_29__20_7324" svg:stroke-width="0.019cm" svg:stroke-color="#000000" draw:marker-start-width="0.3cm" draw:marker-start-center="false" draw:marker-end-width="0.3cm" draw:marker-end-center="false" draw:fill="solid" draw:fill-color="#99ccff"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77" style:family="graphic">
      <style:graphic-properties draw:stroke="solid" draw:stroke-dash="Dashed_20__28_var_29__20_7325"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78" style:family="graphic">
      <style:graphic-properties draw:stroke="none" draw:stroke-dash="Dashed_20__28_var_29__20_7326"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79" style:family="graphic">
      <style:graphic-properties draw:stroke="solid" draw:stroke-dash="Dashed_20__28_var_29__20_7327"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0" style:family="graphic">
      <style:graphic-properties draw:stroke="none" draw:stroke-dash="Dashed_20__28_var_29__20_7328"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81" style:family="graphic">
      <style:graphic-properties draw:stroke="solid" draw:stroke-dash="Dashed_20__28_var_29__20_7329"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2" style:family="graphic">
      <style:graphic-properties draw:stroke="none" draw:stroke-dash="Dashed_20__28_var_29__20_7330"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83" style:family="graphic">
      <style:graphic-properties draw:stroke="solid" draw:stroke-dash="Dashed_20__28_var_29__20_7331" svg:stroke-width="0.019cm" svg:stroke-color="#000000" draw:marker-start="Arrow_20_concave" draw:marker-start-width="0.229cm" draw:marker-start-center="false" draw:marker-end="Arrow_20_concave" draw:marker-end-width="0.229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4" style:family="graphic">
      <style:graphic-properties draw:stroke="none" draw:stroke-dash="Dashed_20__28_var_29__20_7332"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85" style:family="graphic">
      <style:graphic-properties style:run-through="foreground" style:wrap="run-through" style:number-wrapped-paragraphs="no-limit" style:vertical-pos="bottom" style:vertical-rel="baseline" style:horizontal-pos="from-left" style:horizontal-rel="paragraph" draw:wrap-influence-on-position="once-concurrent" style:flow-with-text="false"/>
    </style:style>
    <style:style style:name="gr186" style:family="graphic">
      <style:graphic-properties draw:stroke="solid" draw:stroke-dash="Ultrafine_20_Dashe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7"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1.023cm" fo:padding-top="0cm" fo:padding-bottom="0cm" fo:padding-left="0cm" fo:padding-right="0cm" draw:shadow="hidden" draw:shadow-offset-x="0.3cm" draw:shadow-offset-y="0.3cm" draw:shadow-color="#808080" style:run-through="foreground"/>
    </style:style>
    <style:style style:name="gr188" style:family="graphic">
      <style:graphic-properties draw:stroke="dash" draw:stroke-dash="Ultrafine_20_Dashe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89" style:family="graphic">
      <style:graphic-properties draw:stroke="solid" draw:stroke-dash="Ultrafine_20_Dashe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0"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1.21cm" fo:padding-top="0cm" fo:padding-bottom="0cm" fo:padding-left="0cm" fo:padding-right="0cm" draw:shadow="hidden" draw:shadow-offset-x="0.3cm" draw:shadow-offset-y="0.3cm" draw:shadow-color="#808080" style:run-through="foreground"/>
    </style:style>
    <style:style style:name="gr191"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1.101cm" fo:padding-top="0cm" fo:padding-bottom="0cm" fo:padding-left="0cm" fo:padding-right="0cm" draw:shadow="hidden" draw:shadow-offset-x="0.3cm" draw:shadow-offset-y="0.3cm" draw:shadow-color="#808080" style:run-through="foreground"/>
    </style:style>
    <style:style style:name="gr192"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0.905cm" fo:padding-top="0cm" fo:padding-bottom="0cm" fo:padding-left="0cm" fo:padding-right="0cm" draw:shadow="hidden" draw:shadow-offset-x="0.3cm" draw:shadow-offset-y="0.3cm" draw:shadow-color="#808080" style:run-through="foreground"/>
    </style:style>
    <style:style style:name="gr193"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0.875cm" fo:padding-top="0cm" fo:padding-bottom="0cm" fo:padding-left="0cm" fo:padding-right="0cm" draw:shadow="hidden" draw:shadow-offset-x="0.3cm" draw:shadow-offset-y="0.3cm" draw:shadow-color="#808080" style:run-through="foreground"/>
    </style:style>
    <style:style style:name="gr194"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62cm" fo:min-width="0.875cm" fo:padding-top="0cm" fo:padding-bottom="0cm" fo:padding-left="0cm" fo:padding-right="0cm" draw:shadow="hidden" draw:shadow-offset-x="0.3cm" draw:shadow-offset-y="0.3cm" draw:shadow-color="#808080" style:run-through="foreground"/>
    </style:style>
    <style:style style:name="gr195"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5cm" fo:min-width="0.79cm" fo:padding-top="0cm" fo:padding-bottom="0cm" fo:padding-left="0cm" fo:padding-right="0cm" draw:shadow="hidden" draw:shadow-offset-x="0.3cm" draw:shadow-offset-y="0.3cm" draw:shadow-color="#808080" style:run-through="foreground"/>
    </style:style>
    <style:style style:name="gr196"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3cm" fo:min-width="0.875cm" fo:padding-top="0cm" fo:padding-bottom="0cm" fo:padding-left="0cm" fo:padding-right="0cm" draw:shadow="hidden" draw:shadow-offset-x="0.3cm" draw:shadow-offset-y="0.3cm" draw:shadow-color="#808080" style:run-through="foreground"/>
    </style:style>
    <style:style style:name="gr197" style:family="graphic">
      <style:graphic-properties draw:stroke="solid" draw:stroke-dash="Ultrafine_20_Dashe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style:run-through="foreground"/>
    </style:style>
    <style:style style:name="gr198"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3cm" fo:min-width="0.928cm" fo:padding-top="0cm" fo:padding-bottom="0cm" fo:padding-left="0cm" fo:padding-right="0cm" draw:shadow="hidden" draw:shadow-offset-x="0.3cm" draw:shadow-offset-y="0.3cm" draw:shadow-color="#808080" style:run-through="foreground"/>
    </style:style>
    <style:style style:name="gr199" style:family="graphic">
      <style:graphic-properties draw:stroke="none" draw:stroke-dash="Ultrafine_20_Dashed" svg:stroke-width="0cm" svg:stroke-color="#000000" draw:marker-start-width="0.3cm" draw:marker-start-center="false" draw:marker-end-width="0.3cm" draw:marker-end-center="false" draw:fill="none" draw:fill-color="#99ccff" draw:auto-grow-width="true" fo:min-height="0.416cm" fo:min-width="0.875cm" fo:padding-top="0cm" fo:padding-bottom="0cm" fo:padding-left="0cm" fo:padding-right="0cm" draw:shadow="hidden" draw:shadow-offset-x="0.3cm" draw:shadow-offset-y="0.3cm" draw:shadow-color="#808080" style:run-through="foreground"/>
    </style:style>
    <style:style style:name="gr200"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201"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style style:name="gr202"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3"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4"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03" text:outline-level="1"><draw:g text:anchor-type="paragraph" draw:z-index="34" draw:name="Forme5" draw:style-name="gr1"><draw:custom-shape draw:style-name="gr21" draw:text-style-name="P119" svg:width="3.964cm" svg:height="0.641cm" draw:transform="skewX (0.00279252680319092) rotate (0.0872664625997165) translate (-0.370416666666667cm -0.0934861111111111cm)"><text:p text:style-name="P118"><text:span text:style-name="T98">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y="-9.439cm" svg:width="9.135cm" draw:z-index="32"><draw:text-box fo:min-height="3.93cm"><text:section text:style-name="Sect1" text:name="Section4"><text:p text:style-name="P40"/><text:p text:style-name="P58">Détermine le<text:span text:style-name="T88">s</text:span> volume<text:span text:style-name="T88">s</text:span> d<text:span text:style-name="T88">es solides</text:span> suivant<text:span text:style-name="T88">s</text:span>.</text:p><text:p text:style-name="P46"><draw:g text:anchor-type="paragraph" draw:z-index="35" draw:name="Forme1" draw:style-name="gr1"><draw:frame draw:style-name="gr12" draw:text-style-name="P114" svg:width="0.876cm" svg:height="0.428cm" svg:x="5.589cm" svg:y="2.117cm"><draw:text-box><text:p text:style-name="P113"><text:span text:style-name="T97">6 cm</text:span></text:p></draw:text-box></draw:frame><draw:g draw:style-name="gr13"><draw:ellipse draw:style-name="gr14" draw:text-style-name="P115" svg:width="2.169cm" svg:height="0.493cm" svg:x="4.933cm" svg:y="0.201cm"><text:p/></draw:ellipse><draw:line draw:style-name="gr15" draw:text-style-name="P108" svg:x1="4.912cm" svg:y1="2.484cm" svg:x2="7.101cm" svg:y2="2.46cm"><text:p/></draw:line><draw:ellipse draw:style-name="gr16" draw:text-style-name="P116" svg:width="2.169cm" svg:height="0.495cm" svg:x="4.935cm" svg:y="2.207cm"><text:p/></draw:ellipse><draw:line draw:style-name="gr17" draw:text-style-name="P117" svg:x1="4.93cm" svg:y1="0.431cm" svg:x2="4.93cm" svg:y2="2.443cm"><text:p/></draw:line><draw:line draw:style-name="gr18" draw:text-style-name="P117" svg:x1="7.096cm" svg:y1="0.42cm" svg:x2="7.096cm" svg:y2="2.432cm"><text:p/></draw:line><draw:ellipse draw:style-name="gr19" draw:text-style-name="P117" svg:width="2.169cm" svg:height="0.481cm" draw:transform="rotate (-3.14159265358979) translate (7.096125cm 2.69698611111111cm)" draw:kind="arc" draw:start-angle="358.93" draw:end-angle="178.51"><text:p/></draw:ellipse></draw:g><draw:frame draw:style-name="gr20" draw:text-style-name="P114" svg:width="0.877cm" svg:height="0.463cm" draw:transform="rotate (-1.5707963267949) translate (7.51945833333333cm 1.03716666666667cm)"><draw:text-box><text:p text:style-name="P113"><text:span text:style-name="T97">5 cm</text:span></text:p></draw:text-box></draw:frame></draw:g><draw:g text:anchor-type="as-char" svg:y="-0.088cm" draw:z-index="33" draw:name="Forme6" draw:style-name="gr22"><draw:polygon draw:style-name="gr23" draw:text-style-name="P120" svg:width="1.994cm" svg:height="1.493cm" svg:x="0.416cm" svg:y="1.058cm" svg:viewBox="0 0 1995 1494" draw:points="0,0 0,1494 1995,1494"><text:p/></draw:polygon><draw:line draw:style-name="gr24" draw:text-style-name="P120" svg:x1="1.916cm" svg:y1="0.065cm" svg:x2="1.916cm" svg:y2="1.557cm"><text:p/></draw:line><draw:line draw:style-name="gr25" draw:text-style-name="P120" svg:x1="1.916cm" svg:y1="1.556cm" svg:x2="3.909cm" svg:y2="1.556cm"><text:p/></draw:line><draw:line draw:style-name="gr26" draw:text-style-name="P121" svg:x1="1.916cm" svg:y1="0.065cm" svg:x2="3.909cm" svg:y2="1.557cm"><text:p/></draw:line><draw:line draw:style-name="gr27" draw:text-style-name="P121" svg:x1="0.416cm" svg:y1="1.06cm" svg:x2="1.915cm" svg:y2="0.065cm"><text:p/></draw:line><draw:line draw:style-name="gr28" draw:text-style-name="P121" svg:x1="0.416cm" svg:y1="2.553cm" svg:x2="1.915cm" svg:y2="1.556cm"><text:p/></draw:line><draw:line draw:style-name="gr29" draw:text-style-name="P121" svg:x1="2.411cm" svg:y1="2.553cm" svg:x2="3.91cm" svg:y2="1.556cm"><text:p/></draw:line><draw:frame draw:style-name="gr30" draw:text-style-name="P122" svg:width="0.886cm" svg:height="0.419cm" svg:x="0.866cm" svg:y="2.552cm"><draw:text-box><text:p text:style-name="P113"><text:span text:style-name="T99">4 cm</text:span></text:p></draw:text-box></draw:frame><draw:frame draw:style-name="gr31" draw:text-style-name="P122" svg:width="0.886cm" svg:height="0.419cm" draw:transform="rotate (1.5707963267949) translate (0cm 2.19761111111111cm)"><draw:text-box><text:p text:style-name="P113"><text:span text:style-name="T99">3 cm</text:span></text:p></draw:text-box></draw:frame><draw:frame draw:style-name="gr32" draw:text-style-name="P122" svg:width="0.888cm" svg:height="0.419cm" draw:transform="rotate (0.590270353024482) translate (0.520347222222222cm 0.493694444444444cm)"><draw:text-box><text:p text:style-name="P113"><text:span text:style-name="T99">5 cm</text:span></text:p></draw:text-box></draw:frame><draw:rect draw:style-name="gr33" draw:text-style-name="P123" svg:width="0.223cm" svg:height="0.225cm" svg:x="0.416cm" svg:y="2.332cm"><text:p/></draw:rect></draw:g></text:p><text:list xml:id="list2143052793" text:style-name="_5f_Numérotation_20_des_20_exercices_20_livrets"><text:list-header><text:p text:style-name="P81"><text:span text:style-name="Bold_5f_niv1">Correction</text:span></text:p></text:list-header></text:list><text:p text:style-name="P57"><text:span text:style-name="T89">La formule du volume, </text:span><text:span text:style-name="T63">pour un prisme droit ou un cylindre,</text:span><text:span text:style-name="T89"> est : </text:span><text:span text:style-name="_5f_livret"><text:span text:style-name="T43"><draw:frame draw:style-name="fr4" draw:name="Image2" text:anchor-type="as-char" svg:width="0.33cm" svg:height="0.349cm" draw:z-index="40"><draw:image xlink:href="Pictures/1000020100000027000000298122E096A8332E35.png" xlink:type="simple" xlink:show="embed" xlink:actuate="onLoad" loext:mime-type="image/png"/></draw:frame></text:span></text:span><text:span text:style-name="T62">  Aire de la base </text:span><text:span text:style-name="_5f_opensymbol"><text:span text:style-name="T56">×</text:span></text:span><text:span text:style-name="T62"> hauteur </text:span></text:p><text:list xml:id="list3631941984" text:style-name="List_20_1"><text:list-item><text:p text:style-name="P82"><text:span text:style-name="T66">P</text:span><text:span text:style-name="T67">our le prisme droit</text:span><text:span text:style-name="T68"> :</text:span></text:p></text:list-item></text:list><text:p text:style-name="P41"><text:span text:style-name="T61">Ici, la base est un triangle</text:span><text:span text:style-name="T40"> </text:span><text:span text:style-name="T42">rectangle.</text:span></text:p><text:p text:style-name="P55"><text:span text:style-name="T43"><draw:frame draw:style-name="fr4" draw:name="Image6" text:anchor-type="as-char" svg:width="0.36cm" svg:height="0.36cm" draw:z-index="41"><draw:image xlink:href="Pictures/100002010000002B0000002F9A7945B244089362.png" xlink:type="simple" xlink:show="embed" xlink:actuate="onLoad" loext:mime-type="image/png"/></draw:frame></text:span><text:span text:style-name="T39"> </text:span><text:span text:style-name="T40"></text:span><text:span text:style-name="T39"> </text:span><text:span text:style-name="T38">4 cm</text:span><text:span text:style-name="T40"> </text:span><text:span text:style-name="_5f_opensymbol"><text:span text:style-name="T36">×</text:span></text:span><text:span text:style-name="T40"> </text:span><text:span text:style-name="T38">3 cm</text:span><text:span text:style-name="T40"> ÷ 2 </text:span><text:span text:style-name="T38"></text:span><text:span text:style-name="T40"> </text:span><text:span text:style-name="T38">6 cm²</text:span></text:p><text:p text:style-name="P55"><text:span text:style-name="_5f_livret"><text:span text:style-name="T43"><draw:frame draw:style-name="fr4" draw:name="Image3" text:anchor-type="as-char" svg:width="0.33cm" svg:height="0.349cm" draw:z-index="42"><draw:image xlink:href="Pictures/1000020100000027000000298122E096A8332E35.png" xlink:type="simple" xlink:show="embed" xlink:actuate="onLoad" loext:mime-type="image/png"/></draw:frame></text:span></text:span><text:span text:style-name="T53">  6 cm</text:span><text:span text:style-name="T60">2</text:span><text:span text:style-name="T53"> </text:span><text:span text:style-name="_5f_opensymbol"><text:span text:style-name="T55">×</text:span></text:span><text:span text:style-name="T53"> 5 cm</text:span><text:span text:style-name="corps"><text:span text:style-name="T49">  </text:span></text:span><text:span text:style-name="corps"><text:span text:style-name="T51">30</text:span></text:span><text:span text:style-name="corps"><text:span text:style-name="T49"> </text:span></text:span><text:span text:style-name="corps"><text:span text:style-name="T51">cm³</text:span></text:span></text:p><text:p text:style-name="P54"><text:span text:style-name="corps"><text:span text:style-name="T50">Le volume du prisme est de </text:span></text:span><text:span text:style-name="corps"><text:span text:style-name="T49"> 30 cm³.</text:span></text:span></text:p><text:list xml:id="list90214112926815" text:continue-numbering="true" text:style-name="List_20_1"><text:list-item><text:p text:style-name="P83"><text:span text:style-name="T65">Pour le cylindre</text:span><text:span text:style-name="T61"> : </text:span></text:p></text:list-item></text:list><text:p text:style-name="P42"><text:span text:style-name="T61">Ici, la base est un </text:span><text:span text:style-name="T63">disque </text:span><text:span text:style-name="T64">de rayon 3 cm.</text:span></text:p><text:p text:style-name="P56"><text:span text:style-name="T43"><draw:frame draw:style-name="fr4" draw:name="Image1" text:anchor-type="as-char" svg:width="0.36cm" svg:height="0.36cm" draw:z-index="43"><draw:image xlink:href="Pictures/100002010000002B0000002F9A7945B244089362.png" xlink:type="simple" xlink:show="embed" xlink:actuate="onLoad" loext:mime-type="image/png"/></draw:frame></text:span><text:span text:style-name="T39"> </text:span><text:span text:style-name="T40"></text:span><text:span text:style-name="T39"> </text:span><text:span text:style-name="corps"><text:span text:style-name="T33">π</text:span></text:span><text:span text:style-name="T38"> </text:span><text:span text:style-name="_5f_opensymbol"><text:span text:style-name="T35">×</text:span></text:span><text:span text:style-name="T40"> </text:span><text:span text:style-name="T38">3</text:span><text:span text:style-name="T41">²</text:span><text:span text:style-name="T40"> </text:span><text:span text:style-name="T38"></text:span><text:span text:style-name="T40"> </text:span><text:span text:style-name="T41">9</text:span><text:span text:style-name="corps"><text:span text:style-name="T33">π</text:span></text:span><text:span text:style-name="T38"> cm²</text:span></text:p><text:p text:style-name="P55"><text:span text:style-name="_5f_livret"><draw:frame draw:style-name="fr4" draw:name="Image4" text:anchor-type="as-char" svg:width="0.33cm" svg:height="0.349cm" draw:z-index="44"><draw:image xlink:href="Pictures/1000020100000027000000298122E096A8332E35.png" xlink:type="simple" xlink:show="embed" xlink:actuate="onLoad" loext:mime-type="image/png"/></draw:frame></text:span><text:span text:style-name="corps"><text:span text:style-name="T49">  </text:span></text:span><text:span text:style-name="corps"><text:span text:style-name="T32">9</text:span></text:span><text:span text:style-name="corps"><text:span text:style-name="T34">π</text:span></text:span><text:span text:style-name="corps"><text:span text:style-name="T49"> cm</text:span></text:span><text:span text:style-name="corps"><text:span text:style-name="T59">2</text:span></text:span><text:span text:style-name="corps"><text:span text:style-name="T49"> </text:span></text:span><text:span text:style-name="_5f_opensymbol"><text:span text:style-name="T57">×</text:span></text:span><text:span text:style-name="corps"><text:span text:style-name="T49"> 5 cm  </text:span></text:span><text:span text:style-name="corps"><text:span text:style-name="T50">45</text:span></text:span><text:span text:style-name="corps"><text:span text:style-name="T34">π</text:span></text:span><text:span text:style-name="corps"><text:span text:style-name="T49"> cm³</text:span></text:span><text:span text:style-name="_5f_Correction_5f_surligné"><text:span text:style-name="T49"> </text:span></text:span><text:span text:style-name="_5f_Correction_5f_surligné"><text:span text:style-name="T54">≈</text:span></text:span><text:span text:style-name="_5f_Correction_5f_surligné"><text:span text:style-name="T49"> </text:span></text:span><text:span text:style-name="_5f_Correction_5f_surligné"><text:span text:style-name="T52">141</text:span></text:span><text:span text:style-name="_5f_Correction_5f_surligné"><text:span text:style-name="T49"> </text:span></text:span><text:span text:style-name="corps"><text:span text:style-name="T51">cm³</text:span></text:span></text:p><text:p text:style-name="P54"><text:span text:style-name="corps"><text:span text:style-name="T50">Le volume du cylindre est d’environ </text:span></text:span><text:span text:style-name="corps"><text:span text:style-name="T49"> </text:span></text:span><text:span text:style-name="corps"><text:span text:style-name="T50">141</text:span></text:span><text:span text:style-name="corps"><text:span text:style-name="T49"> cm³. </text:span></text:span></text:p></text:section></draw:text-box></draw:frame></text:h>
      <text:list xml:id="list2612130305" text:style-name="Num_5f_Exo">
        <text:list-item>
          <text:h text:style-name="P68" text:outline-level="1"> <text:span text:style-name="T92">C</text:span><text:span text:style-name="T91">olorie une base, repasse en couleur une hauteur </text:span><text:span text:style-name="T92">et détermine</text:span><text:span text:style-name="T91"> le volume.</text:span></text:h>
        </text:list-item>
      </text:list>
      <table:table table:name="Tableau1" table:style-name="Tableau1">
        <table:table-column table:style-name="Tableau1.A"/>
        <table:table-column table:style-name="Tableau1.B"/>
        <table:table-row table:style-name="Tableau1.1">
          <table:table-cell table:style-name="Tableau1.A1" office:value-type="string">
            <text:list xml:id="list2010861904" text:style-name="liste_5f_abc">
              <text:list-item>
                <text:list>
                  <text:list-item>
                    <text:p text:style-name="P84"><draw:g text:anchor-type="paragraph" draw:z-index="39" draw:name="Forme7" draw:style-name="gr1"><draw:polygon draw:style-name="gr2" draw:text-style-name="P106" svg:width="1.988cm" svg:height="0.695cm" svg:x="0.599cm" svg:y="1.434cm" svg:viewBox="0 0 1989 696" draw:points="0,696 397,347 1592,0 1989,696"><text:p/></draw:polygon><draw:polygon draw:style-name="gr3" draw:text-style-name="P107" svg:width="1.988cm" svg:height="0.695cm" svg:x="0.599cm" svg:y="0.04cm" svg:viewBox="0 0 1989 696" draw:points="0,696 1989,696 1592,0 397,347"><text:p/></draw:polygon><draw:line draw:style-name="gr4" draw:text-style-name="P108" svg:x1="0.599cm" svg:y1="2.129cm" svg:x2="2.588cm" svg:y2="2.129cm"><text:p/></draw:line><draw:polyline draw:style-name="gr5" draw:text-style-name="P109" svg:width="1.988cm" svg:height="0.695cm" svg:x="0.599cm" svg:y="1.434cm" svg:viewBox="0 0 1989 696" draw:points="0,696 397,347 1592,0 1989,696"><text:p/></draw:polyline><draw:line draw:style-name="gr4" draw:text-style-name="P108" svg:x1="0.599cm" svg:y1="0.736cm" svg:x2="0.599cm" svg:y2="2.128cm"><text:p/></draw:line><draw:line draw:style-name="gr4" draw:text-style-name="P108" svg:x1="2.588cm" svg:y1="0.736cm" svg:x2="2.588cm" svg:y2="2.128cm"><text:p/></draw:line><draw:line draw:style-name="gr6" draw:text-style-name="P108" svg:x1="0.996cm" svg:y1="0.388cm" svg:x2="0.996cm" svg:y2="1.78cm"><text:p/></draw:line><draw:line draw:style-name="gr6" draw:text-style-name="P108" svg:x1="2.191cm" svg:y1="0.04cm" svg:x2="2.191cm" svg:y2="1.432cm"><text:p/></draw:line><draw:frame draw:style-name="gr7" draw:text-style-name="P111" svg:width="1.456cm" svg:height="0.625cm" svg:x="1.002cm" svg:y="1.65cm"><draw:text-box><text:p text:style-name="P110"><text:span text:style-name="T96">8 cm²</text:span></text:p></draw:text-box></draw:frame><draw:line draw:style-name="gr8" draw:text-style-name="P108" svg:x1="2.755cm" svg:y1="0.736cm" svg:x2="2.755cm" svg:y2="2.128cm"><text:p/></draw:line><draw:frame draw:style-name="gr9" draw:text-style-name="P111" svg:width="1.641cm" svg:height="0.625cm" draw:transform="rotate (-1.5707963267949) translate (3.37431944444444cm 0.613833333333333cm)"><draw:text-box><text:p text:style-name="P110"><text:span text:style-name="T96">6,5 cm</text:span></text:p></draw:text-box></draw:frame><draw:rect draw:style-name="gr10" draw:text-style-name="P107" svg:width="0.207cm" svg:height="0.207cm" svg:x="2.382cm" svg:y="1.921cm"><text:p/></draw:rect></draw:g><text:s text:c="3"/></text:p>
                  </text:list-item>
                </text:list>
              </text:list-item>
            </text:list>
          </table:table-cell>
          <table:table-cell table:style-name="Tableau1.B1" office:value-type="string">
            <text:p text:style-name="P50"><text:span text:style-name="_5f_livret"><draw:frame text:anchor-type="as-char" svg:y="-0.349cm" draw:z-index="37" draw:name="Forme8" draw:style-name="gr11" draw:text-style-name="P112" svg:width="0.331cm" svg:height="0.35cm"><draw:image xlink:href="Pictures/10000201000000270000002FDFD32BDA674AE418.png" xlink:type="simple" xlink:show="embed" xlink:actuate="onLoad" loext:mime-type="image/png"><text:p/></draw:image></draw:frame></text:span><text:span text:style-name="_5f_livret"> </text:span><text:span text:style-name="_5f_opensymbol"></text:span><text:span text:style-name="_5f_livret"> </text:span><text:span text:style-name="_5f_pointillés_20_gris"><text:span text:style-name="T30"><text:tab/></text:span></text:span></text:p>
            <text:p text:style-name="P50"><text:span text:style-name="_5f_livret"><draw:frame text:anchor-type="as-char" svg:y="-0.349cm" draw:z-index="38" draw:name="Forme9" draw:style-name="gr11" draw:text-style-name="P112" svg:width="0.331cm" svg:height="0.35cm"><draw:image xlink:href="Pictures/10000201000000270000002FDFD32BDA674AE418.png" xlink:type="simple" xlink:show="embed" xlink:actuate="onLoad" loext:mime-type="image/png"><text:p/></draw:image></draw:frame></text:span><text:span text:style-name="_5f_livret"> </text:span><text:span text:style-name="_5f_opensymbol"></text:span><text:span text:style-name="_5f_livret"> </text:span><text:span text:style-name="_5f_pointillés_20_gris"><text:span text:style-name="T30"><text:tab/></text:span></text:span></text:p>
          </table:table-cell>
        </table:table-row>
        <table:table-row table:style-name="Tableau1.2">
          <table:table-cell table:style-name="Tableau1.A1" office:value-type="string">
            <text:list xml:id="list90213687212393" text:continue-numbering="true" text:style-name="liste_5f_abc">
              <text:list-item>
                <text:list>
                  <text:list-item>
                    <text:p text:style-name="P85"><text:span text:style-name="T76"><text:s text:c="2"/></text:span><text:span text:style-name="T76"><draw:g text:anchor-type="as-char" svg:y="-1cm" draw:z-index="19" draw:name="Forme10" draw:style-name="gr22"><draw:frame draw:style-name="gr196" draw:text-style-name="P135" svg:width="0.876cm" svg:height="0.414cm" draw:transform="rotate (-1.5707963267949) translate (3.20675cm 1.29104166666667cm)"><draw:text-box><text:p text:style-name="P113"><text:span text:style-name="T104">5 cm</text:span></text:p></draw:text-box></draw:frame><draw:polygon draw:style-name="gr197" draw:text-style-name="P137" svg:width="2.588cm" svg:height="0.862cm" svg:x="0cm" svg:y="0cm" svg:viewBox="0 0 2589 863" draw:points="0,863 2589,863 1727,0"><text:p/></draw:polygon><draw:line draw:style-name="gr93" draw:text-style-name="P132" svg:x1="0cm" svg:y1="0.864cm" svg:x2="0cm" svg:y2="2.591cm"><text:p/></draw:line><draw:line draw:style-name="gr90" draw:text-style-name="P132" svg:x1="1.727cm" svg:y1="0cm" svg:x2="1.727cm" svg:y2="1.727cm"><text:p/></draw:line><draw:line draw:style-name="gr93" draw:text-style-name="P132" svg:x1="2.589cm" svg:y1="0.864cm" svg:x2="2.589cm" svg:y2="2.591cm"><text:p/></draw:line><draw:polyline draw:style-name="gr98" draw:text-style-name="P137" svg:width="2.588cm" svg:height="0.862cm" svg:x="0cm" svg:y="1.727cm" svg:viewBox="0 0 2589 863" draw:points="0,863 1727,0 2589,863"><text:p/></draw:polyline><draw:line draw:style-name="gr93" draw:text-style-name="P132" svg:x1="0cm" svg:y1="2.589cm" svg:x2="2.589cm" svg:y2="2.589cm"><text:p/></draw:line><draw:line draw:style-name="gr8" draw:text-style-name="P132" svg:x1="2.762cm" svg:y1="0.864cm" svg:x2="2.762cm" svg:y2="2.591cm"><text:p/></draw:line><draw:line draw:style-name="gr8" draw:text-style-name="P132" svg:x1="0cm" svg:y1="2.762cm" svg:x2="2.589cm" svg:y2="2.762cm"><text:p/></draw:line><draw:frame draw:style-name="gr196" draw:text-style-name="P135" svg:width="0.876cm" svg:height="0.414cm" svg:x="0.85cm" svg:y="2.783cm"><draw:text-box><text:p text:style-name="P113"><text:span text:style-name="T104">4 cm</text:span></text:p></draw:text-box></draw:frame><draw:line draw:style-name="gr93" draw:text-style-name="P132" svg:x1="1.727cm" svg:y1="1.727cm" svg:x2="1.295cm" svg:y2="2.59cm"><text:p/></draw:line><draw:line draw:style-name="gr93" draw:text-style-name="P132" svg:x1="1.381cm" svg:y1="2.418cm" svg:x2="1.554cm" svg:y2="2.418cm"><text:p/></draw:line><draw:line draw:style-name="gr93" draw:text-style-name="P132" svg:x1="1.554cm" svg:y1="2.418cm" svg:x2="1.468cm" svg:y2="2.591cm"><text:p/></draw:line><draw:line draw:style-name="gr8" draw:text-style-name="P132" svg:x1="1.609cm" svg:y1="1.701cm" svg:x2="1.179cm" svg:y2="2.564cm"><text:p/></draw:line><draw:frame draw:style-name="gr196" draw:text-style-name="P135" svg:width="0.876cm" svg:height="0.414cm" draw:transform="rotate (1.10706234454) translate (0.703791666666667cm 2.35466666666667cm)"><draw:text-box><text:p text:style-name="P113"><text:span text:style-name="T104">3 cm</text:span></text:p></draw:text-box></draw:frame></draw:g></text:span></text:p>
                  </text:list-item>
                </text:list>
              </text:list-item>
            </text:list>
          </table:table-cell>
          <table:table-cell table:style-name="Tableau1.B1" office:value-type="string">
            <text:p text:style-name="P31">Aire de la base : </text:p>
            <text:p text:style-name="P48"><draw:frame draw:style-name="fr6" draw:name="Objet1" text:anchor-type="as-char" svg:width="1.901cm" svg:height="0.873cm" draw:z-index="36"><draw:object xlink:href="./Object 1" xlink:type="simple" xlink:show="embed" xlink:actuate="onLoad"/><draw:image xlink:href="./ObjectReplacements/Object 1" xlink:type="simple" xlink:show="embed" xlink:actuate="onLoad"/><svg:desc>formule</svg:desc></draw:frame><text:s/><text:span text:style-name="_5f_opensymbol"></text:span> <text:span text:style-name="_5f_pointillés_20_gris">.......</text:span> cm²</text:p>
            <text:p text:style-name="P44">Volume :</text:p>
            <text:p text:style-name="P51"><text:span text:style-name="_5f_pointillés_20_gris">.......</text:span> <text:span text:style-name="_5f_opensymbol">×</text:span> <text:span text:style-name="_5f_pointillés_20_gris">.......</text:span> <text:span text:style-name="_5f_opensymbol"></text:span> <text:span text:style-name="_5f_pointillés_20_gris">.......</text:span> cm<text:span text:style-name="T78">3</text:span></text:p>
          </table:table-cell>
        </table:table-row>
        <table:table-row table:style-name="Tableau1.3">
          <table:table-cell table:style-name="Tableau1.A1" office:value-type="string">
            <text:list xml:id="list90212848502948" text:continue-numbering="true" text:style-name="liste_5f_abc">
              <text:list-item>
                <text:list>
                  <text:list-item>
                    <text:p text:style-name="P79"><text:span text:style-name="T76"><text:s text:c="4"/></text:span><text:span text:style-name="T76"><draw:g text:anchor-type="as-char" svg:y="-2.046cm" draw:z-index="20" draw:name="Forme11" draw:style-name="gr22"><draw:frame draw:style-name="gr196" draw:text-style-name="P135" svg:width="0.876cm" svg:height="0.414cm" svg:x="0.568cm" svg:y="1.677cm"><draw:text-box><text:p text:style-name="P113"><text:span text:style-name="T104">4 cm</text:span></text:p></draw:text-box></draw:frame><draw:polygon draw:style-name="gr197" draw:text-style-name="P137" svg:width="2.498cm" svg:height="0.999cm" svg:x="0cm" svg:y="0.499cm" svg:viewBox="0 0 2499 1000" draw:points="0,1000 2000,1000 2499,0 499,0"><text:p/></draw:polygon><draw:line draw:style-name="gr93" draw:text-style-name="P132" svg:x1="0.499cm" svg:y1="0.499cm" svg:x2="2cm" svg:y2="0cm"><text:p/></draw:line><draw:line draw:style-name="gr93" draw:text-style-name="P132" svg:x1="2.499cm" svg:y1="0.499cm" svg:x2="4cm" svg:y2="0cm"><text:p/></draw:line><draw:line draw:style-name="gr93" draw:text-style-name="P132" svg:x1="2cm" svg:y1="1.499cm" svg:x2="3.499cm" svg:y2="1cm"><text:p/></draw:line><draw:line draw:style-name="gr90" draw:text-style-name="P132" svg:x1="0cm" svg:y1="1.499cm" svg:x2="1.499cm" svg:y2="1cm"><text:p/></draw:line><draw:polyline draw:style-name="gr197" draw:text-style-name="P137" svg:width="1.999cm" svg:height="0.999cm" svg:x="2cm" svg:y="0cm" svg:viewBox="0 0 2000 1000" draw:points="0,0 2000,0 1499,1000"><text:p/></draw:polyline><draw:polyline draw:style-name="gr98" draw:text-style-name="P137" svg:width="1.999cm" svg:height="0.999cm" svg:x="1.499cm" svg:y="0cm" svg:viewBox="0 0 2000 1000" draw:points="501,0 0,1000 2000,1000"><text:p/></draw:polyline><draw:line draw:style-name="gr8" draw:text-style-name="P132" svg:x1="0cm" svg:y1="1.681cm" svg:x2="2cm" svg:y2="1.681cm"><text:p/></draw:line><draw:line draw:style-name="gr8" draw:text-style-name="P132" svg:x1="2.081cm" svg:y1="1.621cm" svg:x2="3.58cm" svg:y2="1.122cm"><text:p/></draw:line><draw:line draw:style-name="gr8" draw:text-style-name="P132" svg:x1="0.964cm" svg:y1="0.499cm" svg:x2="0.964cm" svg:y2="1.499cm"><text:p/></draw:line><draw:frame draw:style-name="gr198" draw:text-style-name="P135" svg:width="0.929cm" svg:height="0.414cm" draw:transform="rotate (0.321140582366956) translate (2.46238888888889cm 1.55740277777778cm)"><draw:text-box><text:p text:style-name="P113"><text:span text:style-name="T104">5 cm</text:span></text:p></draw:text-box></draw:frame><draw:frame draw:style-name="gr199" draw:text-style-name="P135" svg:width="0.876cm" svg:height="0.417cm" svg:x="1.152cm" svg:y="0.762cm"><draw:text-box><text:p text:style-name="P113"><text:span text:style-name="T104">2 cm</text:span></text:p></draw:text-box></draw:frame><draw:rect draw:style-name="gr197" draw:text-style-name="P137" svg:width="0.216cm" svg:height="0.219cm" svg:x="0.968cm" svg:y="0.503cm"><text:p/></draw:rect></draw:g></text:span></text:p>
                  </text:list-item>
                </text:list>
              </text:list-item>
            </text:list>
          </table:table-cell>
          <table:table-cell table:style-name="Tableau1.B1" office:value-type="string">
            <text:p text:style-name="P44">Aire de la base : </text:p>
            <text:p text:style-name="P48"><text:span text:style-name="_5f_pointillés_20_gris">.......</text:span> <text:span text:style-name="_5f_opensymbol">×</text:span> <text:span text:style-name="_5f_pointillés_20_gris">.......</text:span> <text:span text:style-name="_5f_opensymbol"></text:span> <text:span text:style-name="_5f_pointillés_20_gris">.......</text:span> cm<text:span text:style-name="T78">2</text:span></text:p>
            <text:p text:style-name="P45">Volume :</text:p>
            <text:p text:style-name="P98"><text:span text:style-name="_5f_pointillés_20_gris"><text:span text:style-name="T13">.......</text:span></text:span><text:span text:style-name="T14"> </text:span><text:span text:style-name="_5f_opensymbol"><text:span text:style-name="T13">×</text:span></text:span><text:span text:style-name="T14"> </text:span><text:span text:style-name="_5f_pointillés_20_gris"><text:span text:style-name="T13">.......</text:span></text:span><text:span text:style-name="T14"> </text:span><text:span text:style-name="_5f_opensymbol"><text:span text:style-name="T13"></text:span></text:span><text:span text:style-name="T14"> </text:span><text:span text:style-name="_5f_pointillés_20_gris"><text:span text:style-name="T13">.......</text:span></text:span><text:span text:style-name="T14"> cm</text:span><text:span text:style-name="T79">3</text:span></text:p>
          </table:table-cell>
        </table:table-row>
        <table:table-row table:style-name="Tableau1.4">
          <table:table-cell table:style-name="Tableau1.A4" office:value-type="string">
            <text:list xml:id="list90213041691735" text:continue-numbering="true" text:style-name="liste_5f_abc">
              <text:list-item>
                <text:list>
                  <text:list-item>
                    <text:p text:style-name="P79"><draw:g text:anchor-type="paragraph" draw:z-index="28" draw:name="Forme12" draw:style-name="gr1"><draw:rect draw:style-name="gr94" draw:text-style-name="P137" svg:width="0.207cm" svg:height="0.207cm" svg:x="0.753cm" svg:y="2.022cm"><text:p/></draw:rect><draw:polygon draw:style-name="gr95" draw:text-style-name="P137" svg:width="2.334cm" svg:height="1.165cm" svg:x="0.75cm" svg:y="1.058cm" svg:viewBox="0 0 2335 1166" draw:points="0,0 0,1166 2335,1166"><text:p/></draw:polygon><draw:line draw:style-name="gr96" draw:text-style-name="P132" svg:x1="0.75cm" svg:y1="1.058cm" svg:x2="1.918cm" svg:y2="0.282cm"><text:p/></draw:line><draw:line draw:style-name="gr90" draw:text-style-name="P132" svg:x1="0.75cm" svg:y1="2.224cm" svg:x2="1.918cm" svg:y2="1.448cm"><text:p/></draw:line><draw:line draw:style-name="gr97" draw:text-style-name="P132" svg:x1="3.084cm" svg:y1="2.224cm" svg:x2="4.252cm" svg:y2="1.448cm"><text:p/></draw:line><draw:polyline draw:style-name="gr98" draw:text-style-name="P137" svg:width="2.334cm" svg:height="1.165cm" svg:x="1.918cm" svg:y="0.282cm" svg:viewBox="0 0 2335 1166" draw:points="0,0 0,1166 2335,1166"><text:p/></draw:polyline><draw:line draw:style-name="gr99" draw:text-style-name="P132" svg:x1="1.918cm" svg:y1="0.282cm" svg:x2="4.253cm" svg:y2="1.448cm"><text:p/></draw:line><draw:frame draw:style-name="gr100" draw:text-style-name="P135" svg:width="0.876cm" svg:height="0.414cm" svg:x="1.482cm" svg:y="2.387cm"><draw:text-box><text:p text:style-name="P113"><text:span text:style-name="T102">8 cm</text:span></text:p></draw:text-box></draw:frame><draw:line draw:style-name="gr101" draw:text-style-name="P132" svg:x1="0.75cm" svg:y1="2.392cm" svg:x2="3.085cm" svg:y2="2.388cm"><text:p/></draw:line><draw:line draw:style-name="gr102" draw:text-style-name="P132" svg:x1="0.595cm" svg:y1="2.224cm" svg:x2="0.595cm" svg:y2="1.058cm"><text:p/></draw:line><draw:frame draw:style-name="gr103" draw:text-style-name="P135" svg:width="0.876cm" svg:height="0.414cm" draw:transform="rotate (1.5707963267949) translate (0.127cm 2.07609722222222cm)"><draw:text-box><text:p text:style-name="P113"><text:span text:style-name="T102">6 cm</text:span></text:p></draw:text-box></draw:frame><draw:frame draw:style-name="gr104" draw:text-style-name="P135" svg:width="1.101cm" svg:height="0.414cm" draw:transform="rotate (-0.486772328381219) translate (2.79223611111111cm 0.202847222222222cm)"><draw:text-box><text:p text:style-name="P113"><text:span text:style-name="T102">10 cm</text:span></text:p></draw:text-box></draw:frame><draw:line draw:style-name="gr105" draw:text-style-name="P132" svg:x1="3.163cm" svg:y1="2.326cm" svg:x2="4.356cm" svg:y2="1.518cm"><text:p/></draw:line><draw:frame draw:style-name="gr106" draw:text-style-name="P135" svg:width="0.876cm" svg:height="0.414cm" draw:transform="rotate (0.590270353024482) translate (3.42723611111111cm 2.16781944444444cm)"><draw:text-box><text:p text:style-name="P113"><text:span text:style-name="T102">5 cm</text:span></text:p></draw:text-box></draw:frame></draw:g></text:p>
                  </text:list-item>
                </text:list>
              </text:list-item>
            </text:list>
            <text:p text:style-name="P43"/>
            <text:p text:style-name="P20"/>
            <text:p text:style-name="P20"/>
            <text:p text:style-name="P20"/>
          </table:table-cell>
          <table:table-cell table:style-name="Tableau1.B4" office:value-type="string">
            <text:p text:style-name="P44">Aire de la base : </text:p>
            <text:p text:style-name="P59"><text:span text:style-name="_5f_pointillés_20_gris"><text:span text:style-name="T30"><text:tab/></text:span></text:span></text:p>
            <text:p text:style-name="P65">Volume :</text:p>
            <text:p text:style-name="P52"><text:span text:style-name="_5f_pointillés_20_gris"><text:span text:style-name="T30"><text:tab/></text:span></text:span></text:p>
          </table:table-cell>
        </table:table-row>
      </table:table>
      <text:list xml:id="list90214183852692" text:continue-list="list2612130305" text:style-name="Num_5f_Exo">
        <text:list-item>
          <text:h text:style-name="Exo_5f_Num" text:outline-level="1"> Complète les calculs pour déterminer le volume exact de chaque cylindre de révolution.</text:h>
        </text:list-item>
      </text:list>
      <table:table table:name="Tableau9" table:style-name="Tableau9">
        <table:table-column table:style-name="Tableau9.A"/>
        <table:table-column table:style-name="Tableau9.B"/>
        <table:table-row table:style-name="Tableau9.1">
          <table:table-cell table:style-name="Tableau9.A1" office:value-type="string">
            <text:list xml:id="list90213727436901" text:continue-list="list90213041691735" text:style-name="liste_5f_abc">
              <text:list-item>
                <text:list>
                  <text:list-item text:start-value="1">
                    <text:p text:style-name="P80"><draw:g text:anchor-type="as-char" svg:y="0cm" draw:z-index="21" draw:name="Forme13" draw:style-name="gr22"><draw:ellipse draw:style-name="gr186" draw:text-style-name="P139" svg:width="1.918cm" svg:height="0.436cm" svg:x="0.004cm" svg:y="0cm"><text:p/></draw:ellipse><draw:line draw:style-name="gr8" draw:text-style-name="P132" svg:x1="0.901cm" svg:y1="1.998cm" svg:x2="1.908cm" svg:y2="1.982cm"><text:p/></draw:line><draw:frame draw:style-name="gr195" draw:text-style-name="P135" svg:width="0.791cm" svg:height="0.415cm" svg:x="1.009cm" svg:y="1.427cm"><draw:text-box><text:p text:style-name="P113"><text:span text:style-name="T104">2 cm</text:span></text:p></draw:text-box></draw:frame><draw:ellipse draw:style-name="gr188" draw:text-style-name="P138" svg:width="1.918cm" svg:height="0.436cm" svg:x="0.005cm" svg:y="1.773cm"><text:p/></draw:ellipse><draw:line draw:style-name="gr189" draw:text-style-name="P147" svg:x1="0.003cm" svg:y1="0.204cm" svg:x2="0.003cm" svg:y2="1.982cm"><text:p/></draw:line><draw:line draw:style-name="gr189" draw:text-style-name="P147" svg:x1="1.918cm" svg:y1="0.194cm" svg:x2="1.918cm" svg:y2="1.972cm"><text:p/></draw:line><draw:line draw:style-name="gr8" draw:text-style-name="P132" svg:x1="2.169cm" svg:y1="1.951cm" svg:x2="2.169cm" svg:y2="0.247cm"><text:p/></draw:line><draw:ellipse draw:style-name="gr189" draw:text-style-name="P147" svg:width="1.918cm" svg:height="0.424cm" draw:transform="rotate (-3.14159265358979) translate (1.91734722222222cm 2.206625cm)" draw:kind="arc" draw:start-angle="358.93" draw:end-angle="178.51"><text:p/></draw:ellipse><draw:frame draw:style-name="gr194" draw:text-style-name="P135" svg:width="0.876cm" svg:height="0.463cm" draw:transform="rotate (-1.5707963267949) translate (2.67229166666667cm 0.650875cm)"><draw:text-box><text:p text:style-name="P113"><text:span text:style-name="T104">6 cm</text:span></text:p></draw:text-box></draw:frame></draw:g></text:p>
                  </text:list-item>
                </text:list>
              </text:list-item>
            </text:list>
          </table:table-cell>
          <table:table-cell table:style-name="Tableau9.B1" office:value-type="string">
            <text:p text:style-name="P44">Aire de la base : </text:p>
            <text:p text:style-name="P48"><text:span text:style-name="corps"><text:span text:style-name="T10">π</text:span></text:span><text:span text:style-name="T12"> </text:span><text:span text:style-name="_5f_opensymbol"><text:span text:style-name="T77">×</text:span></text:span><text:span text:style-name="T12"> </text:span><text:span text:style-name="_5f_pointillés_20_gris">........</text:span><text:span text:style-name="T80">2</text:span><text:span text:style-name="T15"> </text:span><text:span text:style-name="_5f_opensymbol"><text:span text:style-name="T19"></text:span></text:span><text:span text:style-name="T15"> </text:span><text:span text:style-name="_5f_pointillés_20_gris"><text:span text:style-name="T13">........</text:span></text:span><text:span text:style-name="T15"> </text:span><text:span text:style-name="_5f_opensymbol"><text:span text:style-name="T19">×</text:span></text:span><text:span text:style-name="T15"> </text:span><text:span text:style-name="corps"><text:span text:style-name="T20">π</text:span></text:span><text:span text:style-name="T15"> cm</text:span><text:span text:style-name="T80">2</text:span></text:p>
            <text:p text:style-name="P64">Volume du cylindre :</text:p>
            <text:p text:style-name="P48"><text:span text:style-name="_5f_pointillés_20_gris"><text:span text:style-name="T23">….....</text:span></text:span><text:span text:style-name="T24"> </text:span><text:span text:style-name="_5f_opensymbol"><text:span text:style-name="T25">×</text:span></text:span><text:span text:style-name="T24"> </text:span><text:span text:style-name="corps"><text:span text:style-name="T21">π</text:span></text:span><text:span text:style-name="T17"> </text:span><text:span text:style-name="_5f_opensymbol"><text:span text:style-name="T26">×</text:span></text:span><text:span text:style-name="T17"> </text:span><text:span text:style-name="_5f_pointillés_20_gris"><text:span text:style-name="T23">….....</text:span></text:span><text:span text:style-name="T17"> </text:span><text:span text:style-name="_5f_opensymbol"><text:span text:style-name="T26"></text:span></text:span><text:span text:style-name="T17"> </text:span><text:span text:style-name="_5f_pointillés_20_gris"><text:span text:style-name="T23">….......</text:span></text:span><text:span text:style-name="T17"> cm</text:span><text:span text:style-name="T82">3</text:span></text:p>
          </table:table-cell>
        </table:table-row>
        <table:table-row table:style-name="Tableau9.1">
          <table:table-cell table:style-name="Tableau9.A1" office:value-type="string">
            <text:list xml:id="list90214597684777" text:continue-numbering="true" text:style-name="liste_5f_abc">
              <text:list-item>
                <text:list>
                  <text:list-item>
                    <text:p text:style-name="P80"><draw:g text:anchor-type="as-char" draw:z-index="22" draw:name="Forme14" draw:style-name="gr185"><draw:ellipse draw:style-name="gr186" draw:text-style-name="P139" svg:width="1.918cm" svg:height="0.436cm" svg:x="0.004cm" svg:y="0cm"><text:p/></draw:ellipse><draw:line draw:style-name="gr8" draw:text-style-name="P132" svg:x1="0.027cm" svg:y1="1.998cm" svg:x2="1.907cm" svg:y2="1.998cm"><text:p/></draw:line><draw:frame draw:style-name="gr193" draw:text-style-name="P135" svg:width="0.876cm" svg:height="0.415cm" svg:x="0.536cm" svg:y="1.422cm"><draw:text-box><text:p text:style-name="P113"><text:span text:style-name="T104">6 cm</text:span></text:p></draw:text-box></draw:frame><draw:ellipse draw:style-name="gr188" draw:text-style-name="P138" svg:width="1.918cm" svg:height="0.436cm" svg:x="0.005cm" svg:y="1.773cm"><text:p/></draw:ellipse><draw:line draw:style-name="gr189" draw:text-style-name="P147" svg:x1="0.003cm" svg:y1="0.204cm" svg:x2="0.003cm" svg:y2="1.982cm"><text:p/></draw:line><draw:line draw:style-name="gr189" draw:text-style-name="P147" svg:x1="1.918cm" svg:y1="0.194cm" svg:x2="1.918cm" svg:y2="1.972cm"><text:p/></draw:line><draw:line draw:style-name="gr8" draw:text-style-name="P132" svg:x1="2.111cm" svg:y1="1.951cm" svg:x2="2.111cm" svg:y2="0.247cm"><text:p/></draw:line><draw:ellipse draw:style-name="gr189" draw:text-style-name="P147" svg:width="1.918cm" svg:height="0.424cm" draw:transform="rotate (-3.14159265358979) translate (1.91734722222222cm 2.206625cm)" draw:kind="arc" draw:start-angle="358.93" draw:end-angle="183.45"><text:p/></draw:ellipse><draw:frame draw:style-name="gr194" draw:text-style-name="P135" svg:width="0.876cm" svg:height="0.463cm" draw:transform="rotate (-1.5707963267949) translate (2.59820833333333cm 0.661458333333333cm)"><draw:text-box><text:p text:style-name="P113"><text:span text:style-name="T104">4 cm</text:span></text:p></draw:text-box></draw:frame></draw:g></text:p>
                  </text:list-item>
                </text:list>
              </text:list-item>
            </text:list>
          </table:table-cell>
          <table:table-cell table:style-name="Tableau9.B1" office:value-type="string">
            <text:p text:style-name="P44">Aire de la base : </text:p>
            <text:p text:style-name="P48"><text:span text:style-name="corps"><text:span text:style-name="T10">π</text:span></text:span><text:span text:style-name="T12"> </text:span><text:span text:style-name="_5f_opensymbol"><text:span text:style-name="T77">×</text:span></text:span><text:span text:style-name="T12"> </text:span><text:span text:style-name="_5f_pointillés_20_gris">….....</text:span><text:span text:style-name="T80">2</text:span><text:span text:style-name="T15"> </text:span><text:span text:style-name="_5f_opensymbol"><text:span text:style-name="T19"></text:span></text:span><text:span text:style-name="T15"> </text:span><text:span text:style-name="_5f_pointillés_20_gris"><text:span text:style-name="T13">........</text:span></text:span><text:span text:style-name="T15"> </text:span><text:span text:style-name="_5f_opensymbol"><text:span text:style-name="T19">×</text:span></text:span><text:span text:style-name="T15"> </text:span><text:span text:style-name="corps"><text:span text:style-name="T20">π</text:span></text:span><text:span text:style-name="T15"> cm</text:span><text:span text:style-name="T80">2</text:span></text:p>
            <text:p text:style-name="P64">Volume du cylindre :</text:p>
            <text:p text:style-name="P36"><text:span text:style-name="_5f_pointillés_20_gris"><text:span text:style-name="T23">........</text:span></text:span><text:span text:style-name="T17"> </text:span><text:span text:style-name="_5f_opensymbol"><text:span text:style-name="T26">×</text:span></text:span><text:span text:style-name="T17"> </text:span><text:span text:style-name="corps"><text:span text:style-name="T21">π</text:span></text:span><text:span text:style-name="T17"> </text:span><text:span text:style-name="_5f_opensymbol"><text:span text:style-name="T26">×</text:span></text:span><text:span text:style-name="T17"> </text:span><text:span text:style-name="_5f_pointillés_20_gris"><text:span text:style-name="T23">….....</text:span></text:span><text:span text:style-name="T17"> </text:span><text:span text:style-name="_5f_opensymbol"><text:span text:style-name="T26"></text:span></text:span><text:span text:style-name="T17"> </text:span><text:span text:style-name="_5f_pointillés_20_gris"><text:span text:style-name="T23">….......</text:span></text:span><text:span text:style-name="T17"> cm</text:span><text:span text:style-name="T82">3</text:span></text:p>
          </table:table-cell>
        </table:table-row>
        <table:table-row table:style-name="Tableau9.1">
          <table:table-cell table:style-name="Tableau9.A1" office:value-type="string">
            <text:list xml:id="list90213437685452" text:continue-numbering="true" text:style-name="liste_5f_abc">
              <text:list-item>
                <text:list>
                  <text:list-item>
                    <text:p text:style-name="P80"><draw:g text:anchor-type="as-char" draw:z-index="23" draw:name="Forme15" draw:style-name="gr185"><draw:ellipse draw:style-name="gr186" draw:text-style-name="P139" svg:width="1.918cm" svg:height="0.436cm" svg:x="0.005cm" svg:y="0cm"><text:p/></draw:ellipse><draw:line draw:style-name="gr8" draw:text-style-name="P132" svg:x1="0.902cm" svg:y1="1.998cm" svg:x2="1.909cm" svg:y2="1.982cm"><text:p/></draw:line><draw:frame draw:style-name="gr191" draw:text-style-name="P135" svg:width="1.101cm" svg:height="0.415cm" svg:x="0.826cm" svg:y="1.423cm"><draw:text-box><text:p text:style-name="P113"><text:span text:style-name="T104">50 cm</text:span></text:p></draw:text-box></draw:frame><draw:ellipse draw:style-name="gr188" draw:text-style-name="P138" svg:width="1.92cm" svg:height="0.436cm" svg:x="0.005cm" svg:y="1.773cm"><text:p/></draw:ellipse><draw:line draw:style-name="gr189" draw:text-style-name="P147" svg:x1="0.005cm" svg:y1="0.204cm" svg:x2="0.005cm" svg:y2="1.982cm"><text:p/></draw:line><draw:line draw:style-name="gr189" draw:text-style-name="P147" svg:x1="1.918cm" svg:y1="0.194cm" svg:x2="1.918cm" svg:y2="1.972cm"><text:p/></draw:line><draw:line draw:style-name="gr8" draw:text-style-name="P132" svg:x1="2.171cm" svg:y1="1.951cm" svg:x2="2.171cm" svg:y2="0.247cm"><text:p/></draw:line><draw:ellipse draw:style-name="gr189" draw:text-style-name="P147" svg:width="1.918cm" svg:height="0.426cm" draw:transform="rotate (-3.14159265358979) translate (1.91734722222222cm 2.206625cm)" draw:kind="arc" draw:start-angle="358.93" draw:end-angle="178.51"><text:p/></draw:ellipse><draw:frame draw:style-name="gr192" draw:text-style-name="P135" svg:width="0.906cm" svg:height="0.463cm" draw:transform="rotate (-1.5707963267949) translate (2.67934722222222cm 0.647347222222222cm)"><draw:text-box><text:p text:style-name="P113"><text:span text:style-name="T104">6 dm</text:span></text:p></draw:text-box></draw:frame></draw:g></text:p>
                  </text:list-item>
                </text:list>
              </text:list-item>
            </text:list>
          </table:table-cell>
          <table:table-cell table:style-name="Tableau9.B1" office:value-type="string">
            <text:p text:style-name="P44">Aire de la base : </text:p>
            <text:p text:style-name="P59"><text:span text:style-name="_5f_pointillés_20_gris"><text:span text:style-name="T30"><text:tab/></text:span></text:span></text:p>
            <text:p text:style-name="P64">Volume du cylindre :</text:p>
            <text:p text:style-name="P59"><text:span text:style-name="_5f_pointillés_20_gris"><text:span text:style-name="T30"><text:tab/></text:span></text:span></text:p>
          </table:table-cell>
        </table:table-row>
        <table:table-row table:style-name="Tableau9.1">
          <table:table-cell table:style-name="Tableau9.A4" office:value-type="string">
            <text:list xml:id="list90213179839559" text:continue-numbering="true" text:style-name="liste_5f_abc">
              <text:list-item>
                <text:list>
                  <text:list-item>
                    <text:p text:style-name="P79"><text:span text:style-name="_5f_livret"><text:span text:style-name="T86"><draw:g text:anchor-type="as-char" draw:z-index="24" draw:name="Forme16" draw:style-name="gr185"><draw:ellipse draw:style-name="gr186" draw:text-style-name="P139" svg:width="1.918cm" svg:height="0.436cm" svg:x="0.005cm" svg:y="0cm"><text:p/></draw:ellipse><draw:line draw:style-name="gr8" draw:text-style-name="P132" svg:x1="0.027cm" svg:y1="1.998cm" svg:x2="1.907cm" svg:y2="1.998cm"><text:p/></draw:line><draw:frame draw:style-name="gr187" draw:text-style-name="P135" svg:width="1.024cm" svg:height="0.415cm" svg:x="0.462cm" svg:y="1.425cm"><draw:text-box><text:p text:style-name="P113"><text:span text:style-name="T104">9 mm</text:span></text:p></draw:text-box></draw:frame><draw:ellipse draw:style-name="gr188" draw:text-style-name="P138" svg:width="1.92cm" svg:height="0.436cm" svg:x="0.005cm" svg:y="1.773cm"><text:p/></draw:ellipse><draw:line draw:style-name="gr189" draw:text-style-name="P147" svg:x1="0.005cm" svg:y1="0.204cm" svg:x2="0.005cm" svg:y2="1.982cm"><text:p/></draw:line><draw:line draw:style-name="gr189" draw:text-style-name="P147" svg:x1="1.918cm" svg:y1="0.194cm" svg:x2="1.918cm" svg:y2="1.972cm"><text:p/></draw:line><draw:line draw:style-name="gr8" draw:text-style-name="P132" svg:x1="2.112cm" svg:y1="1.951cm" svg:x2="2.112cm" svg:y2="0.247cm"><text:p/></draw:line><draw:ellipse draw:style-name="gr189" draw:text-style-name="P147" svg:width="1.918cm" svg:height="0.424cm" draw:transform="rotate (-3.14159265358979) translate (1.91734722222222cm 2.206625cm)" draw:kind="arc" draw:start-angle="358.93" draw:end-angle="178.51"><text:p/></draw:ellipse><draw:frame draw:style-name="gr190" draw:text-style-name="P135" svg:width="1.211cm" svg:height="0.463cm" draw:transform="rotate (-1.5707963267949) translate (2.59820833333333cm 0.497416666666667cm)"><draw:text-box><text:p text:style-name="P113"><text:span text:style-name="T104">0,4 cm</text:span></text:p></draw:text-box></draw:frame></draw:g></text:span></text:span></text:p>
                  </text:list-item>
                </text:list>
              </text:list-item>
            </text:list>
          </table:table-cell>
          <table:table-cell table:style-name="Tableau9.B4" office:value-type="string">
            <text:p text:style-name="P44">Aire de la base : </text:p>
            <text:p text:style-name="P59"><text:span text:style-name="_5f_pointillés_20_gris"><text:span text:style-name="T30"><text:tab/></text:span></text:span></text:p>
            <text:p text:style-name="P64">Volume du cylindre :</text:p>
            <text:p text:style-name="P59"><text:span text:style-name="_5f_pointillés_20_gris"><text:span text:style-name="T30"><text:tab/></text:span></text:span></text:p>
          </table:table-cell>
        </table:table-row>
      </table:table>
      <text:list xml:id="list90213423383976" text:continue-list="list90214183852692" text:style-name="Num_5f_Exo">
        <text:list-item>
          <text:h text:style-name="P69" text:outline-level="1"> <text:span text:style-name="_5f_Consigne"><text:span text:style-name="T72">On considère des cylindres de rayon </text:span></text:span><text:span text:style-name="_5f_Consigne"><text:span text:style-name="T11">r</text:span></text:span><text:span text:style-name="_5f_Consigne"><text:span text:style-name="T72">, de diamètre </text:span></text:span><text:span text:style-name="_5f_Consigne"><text:span text:style-name="T11">D</text:span></text:span><text:span text:style-name="_5f_Consigne"><text:span text:style-name="T72"> et de hauteur </text:span></text:span><text:span text:style-name="_5f_Consigne"><text:span text:style-name="T11">h</text:span></text:span><text:span text:style-name="_5f_Consigne"><text:span text:style-name="T72">. Complète le tableau.</text:span></text:span></text:h>
        </text:list-item>
      </text:list>
      <table:table table:name="Tableau2" table:style-name="Tableau2">
        <table:table-column table:style-name="Tableau2.A"/>
        <table:table-column table:style-name="Tableau2.B" table:number-columns-repeated="3"/>
        <table:table-column table:style-name="Tableau2.E"/>
        <table:table-column table:style-name="Tableau2.F"/>
        <table:table-header-rows>
          <table:table-row table:style-name="Tableau2.1">
            <table:table-cell table:style-name="Tableau2.A1" office:value-type="string">
              <text:p text:style-name="P27"/>
            </table:table-cell>
            <table:table-cell table:style-name="Tableau2.B1" office:value-type="string">
              <text:p text:style-name="P28">r</text:p>
            </table:table-cell>
            <table:table-cell table:style-name="Tableau2.B1" office:value-type="string">
              <text:p text:style-name="P28">D</text:p>
            </table:table-cell>
            <table:table-cell table:style-name="Tableau2.B1" office:value-type="string">
              <text:p text:style-name="P28">h</text:p>
            </table:table-cell>
            <table:table-cell table:style-name="Tableau2.B1" office:value-type="string">
              <text:p text:style-name="P33">Volume <text:s/>exact</text:p>
            </table:table-cell>
            <table:table-cell table:style-name="Tableau2.F1" office:value-type="string">
              <text:p text:style-name="P33">Volume arrondi au centième</text:p>
            </table:table-cell>
          </table:table-row>
        </table:table-header-rows>
        <table:table-row table:style-name="Tableau2.2">
          <table:table-cell table:style-name="Tableau2.A1" office:value-type="string">
            <text:list xml:id="list90214479131800" text:continue-list="list90213179839559" text:style-name="liste_5f_abc">
              <text:list-item>
                <text:list>
                  <text:list-item text:start-value="1">
                    <text:p text:style-name="P97"/>
                  </text:list-item>
                </text:list>
              </text:list-item>
            </text:list>
          </table:table-cell>
          <table:table-cell table:style-name="Tableau2.B2" office:value-type="string">
            <text:p text:style-name="P39">3 cm</text:p>
          </table:table-cell>
          <table:table-cell table:style-name="Tableau2.B2" office:value-type="string">
            <text:p text:style-name="P39"/>
          </table:table-cell>
          <table:table-cell table:style-name="Tableau2.B2" office:value-type="string">
            <text:p text:style-name="P39"/>
          </table:table-cell>
          <table:table-cell table:style-name="Tableau2.B2" office:value-type="string">
            <text:p text:style-name="P37"><text:span text:style-name="T18">45</text:span><text:span text:style-name="corps"><text:span text:style-name="T22">π</text:span></text:span><text:span text:style-name="corps"><text:span text:style-name="T18"> cm</text:span></text:span><text:span text:style-name="corps"><text:span text:style-name="T83">3</text:span></text:span></text:p>
          </table:table-cell>
          <table:table-cell table:style-name="Tableau2.F2" office:value-type="string">
            <text:p text:style-name="P39"/>
          </table:table-cell>
        </table:table-row>
        <table:table-row table:style-name="Tableau2.2">
          <table:table-cell table:style-name="Tableau2.A1" office:value-type="string">
            <text:list xml:id="list90213288187682" text:continue-numbering="true" text:style-name="liste_5f_abc">
              <text:list-item>
                <text:list>
                  <text:list-item>
                    <text:p text:style-name="P97"/>
                  </text:list-item>
                </text:list>
              </text:list-item>
            </text:list>
          </table:table-cell>
          <table:table-cell table:style-name="Tableau2.B3" office:value-type="string">
            <text:p text:style-name="P39"/>
          </table:table-cell>
          <table:table-cell table:style-name="Tableau2.B2" office:value-type="string">
            <text:p text:style-name="P39">3,8 cm</text:p>
          </table:table-cell>
          <table:table-cell table:style-name="Tableau2.D6" office:value-type="string">
            <text:p text:style-name="P39">4 dm</text:p>
          </table:table-cell>
          <table:table-cell table:style-name="Tableau2.E3" office:value-type="string">
            <text:p text:style-name="P37"><text:span text:style-name="_5f_pointillés_20_gris"><text:span text:style-name="T31">….......</text:span></text:span><text:span text:style-name="corps"><text:span text:style-name="T18"> cm</text:span></text:span><text:span text:style-name="corps"><text:span text:style-name="T83">3</text:span></text:span></text:p>
          </table:table-cell>
          <table:table-cell table:style-name="Tableau2.F3" office:value-type="string">
            <text:p text:style-name="P39"/>
          </table:table-cell>
        </table:table-row>
        <table:table-row table:style-name="Tableau2.2">
          <table:table-cell table:style-name="Tableau2.A1" office:value-type="string">
            <text:list xml:id="list90214709928880" text:continue-numbering="true" text:style-name="liste_5f_abc">
              <text:list-item>
                <text:list>
                  <text:list-item>
                    <text:p text:style-name="P97"/>
                  </text:list-item>
                </text:list>
              </text:list-item>
            </text:list>
          </table:table-cell>
          <table:table-cell table:style-name="Tableau2.B4" office:value-type="string">
            <text:p text:style-name="P39"/>
          </table:table-cell>
          <table:table-cell table:style-name="Tableau2.B2" office:value-type="string">
            <text:p text:style-name="P39"/>
          </table:table-cell>
          <table:table-cell table:style-name="Tableau2.D6" office:value-type="string">
            <text:p text:style-name="P39">8 dm</text:p>
          </table:table-cell>
          <table:table-cell table:style-name="Tableau2.E4" office:value-type="string">
            <text:p text:style-name="P38"><text:span text:style-name="T18">392</text:span><text:span text:style-name="corps"><text:span text:style-name="T22">π</text:span></text:span><text:span text:style-name="corps"><text:span text:style-name="T18"> dm</text:span></text:span><text:span text:style-name="corps"><text:span text:style-name="T83">3</text:span></text:span></text:p>
          </table:table-cell>
          <table:table-cell table:style-name="Tableau2.F4" office:value-type="string">
            <text:p text:style-name="P39"/>
          </table:table-cell>
        </table:table-row>
        <table:table-row table:style-name="Tableau2.2">
          <table:table-cell table:style-name="Tableau2.A1" office:value-type="string">
            <text:list xml:id="list90213860310428" text:continue-numbering="true" text:style-name="liste_5f_abc">
              <text:list-item>
                <text:list>
                  <text:list-item>
                    <text:p text:style-name="P97"/>
                  </text:list-item>
                </text:list>
              </text:list-item>
            </text:list>
          </table:table-cell>
          <table:table-cell table:style-name="Tableau2.B5" office:value-type="string">
            <text:p text:style-name="P39">2 m</text:p>
          </table:table-cell>
          <table:table-cell table:style-name="Tableau2.B2" office:value-type="string">
            <text:p text:style-name="P39"/>
          </table:table-cell>
          <table:table-cell table:style-name="Tableau2.D6" office:value-type="string">
            <text:p text:style-name="P39"/>
          </table:table-cell>
          <table:table-cell table:style-name="Tableau2.E5" office:value-type="string">
            <text:p text:style-name="P38"><text:span text:style-name="T18">25,2</text:span><text:span text:style-name="corps"><text:span text:style-name="T22">π</text:span></text:span><text:span text:style-name="corps"><text:span text:style-name="T18"> m</text:span></text:span><text:span text:style-name="corps"><text:span text:style-name="T83">3</text:span></text:span></text:p>
          </table:table-cell>
          <table:table-cell table:style-name="Tableau2.F5" office:value-type="string">
            <text:p text:style-name="P39"/>
          </table:table-cell>
        </table:table-row>
        <table:table-row table:style-name="Tableau2.2">
          <table:table-cell table:style-name="Tableau2.A1" office:value-type="string">
            <text:list xml:id="list90213621790973" text:continue-numbering="true" text:style-name="liste_5f_abc">
              <text:list-item>
                <text:list>
                  <text:list-item>
                    <text:p text:style-name="P97"/>
                  </text:list-item>
                </text:list>
              </text:list-item>
            </text:list>
          </table:table-cell>
          <table:table-cell table:style-name="Tableau2.B6" office:value-type="string">
            <text:p text:style-name="P39"/>
          </table:table-cell>
          <table:table-cell table:style-name="Tableau2.C6" office:value-type="string">
            <text:p text:style-name="P39"/>
          </table:table-cell>
          <table:table-cell table:style-name="Tableau2.D6" office:value-type="string">
            <text:p text:style-name="P39"/>
          </table:table-cell>
          <table:table-cell table:style-name="Tableau2.E6" office:value-type="string">
            <text:p text:style-name="P38"><text:span text:style-name="T18">36</text:span><text:span text:style-name="corps"><text:span text:style-name="T22">π</text:span></text:span><text:span text:style-name="corps"><text:span text:style-name="T18"> dam</text:span></text:span><text:span text:style-name="corps"><text:span text:style-name="T83">3</text:span></text:span></text:p>
          </table:table-cell>
          <table:table-cell table:style-name="Tableau2.F6" office:value-type="string">
            <text:p text:style-name="P39"/>
          </table:table-cell>
        </table:table-row>
      </table:table>
      <text:list xml:id="list90213798404082" text:continue-list="list90213423383976" text:style-name="Num_5f_Exo">
        <text:list-item>
          <text:h text:style-name="P72" text:outline-level="1"><text:span text:style-name="_5f_Consigne"><text:span text:style-name="T72"> </text:span></text:span><text:span text:style-name="_5f_Consigne"><text:span text:style-name="T73">Un vase cylindrique de 10 cm de diamètre et de 13 cm de hauteur contient 0,7 L d’eau. Peut-on ajouter 0,3 L d’eau sans que cela déborde ?</text:span></text:span></text:h>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2917721144" text:continue-numbering="true" text:style-name="Num_5f_Exo">
        <text:list-item>
          <text:h text:style-name="P78" text:outline-level="1"><text:soft-page-break/><text:span text:style-name="_5f_Consigne"><text:span text:style-name="T72"> </text:span></text:span>Calcule les volumes des solides suivants.</text:h>
        </text:list-item>
      </text:list>
      <text:list xml:id="list90213375774266" text:continue-list="list90213621790973" text:style-name="liste_5f_abc">
        <text:list-item text:start-value="1">
          <text:h text:style-name="P104" text:outline-level="1" text:restart-numbering="true" text:start-value="-1"><text:span text:style-name="_5f_livret"><text:span text:style-name="T47">Un prisme droit à base rectangulaire de 6,1 cm de long, 42 mm de large et 7 cm de hauteur.</text:span></text:span></text:h>
        </text:list-item>
      </text:list>
      <text:p text:style-name="P59"><text:span text:style-name="_5f_pointillés_20_gris"><text:span text:style-name="T30"><text:tab/></text:span></text:span></text:p>
      <text:p text:style-name="P59"><text:span text:style-name="_5f_pointillés_20_gris"><text:span text:style-name="T30"><text:tab/></text:span></text:span></text:p>
      <text:list xml:id="list90213780150230" text:continue-numbering="true" text:style-name="liste_5f_abc">
        <text:list-item>
          <text:h text:style-name="P105" text:outline-level="1"><text:span text:style-name="_5f_livret"><text:span text:style-name="T47">Un prisme droit de 0,5 dm de hauteur. Le triangle de base a un côté de 0,3 dm et la hauteur relative à ce côté est de 1,3 dm.</text:span></text:span></text:h>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4622883465" text:continue-numbering="true" text:style-name="liste_5f_abc">
        <text:list-item>
          <text:h text:style-name="P104" text:outline-level="1"><text:span text:style-name="_5f_livret"><text:span text:style-name="T47">Un cylindre de révolution de 54 mm de hauteur et 2,2 cm de diamètre de base.</text:span></text:span></text:h>
        </text:list-item>
      </text:list>
      <text:p text:style-name="P59"><text:span text:style-name="_5f_pointillés_20_gris"><text:span text:style-name="T30"><text:tab/></text:span></text:span></text:p>
      <text:p text:style-name="P59"><text:span text:style-name="_5f_pointillés_20_gris"><text:span text:style-name="T30"><text:tab/></text:span></text:span></text:p>
      <text:list xml:id="list90213900189395" text:continue-list="list90212917721144" text:style-name="Num_5f_Exo">
        <text:list-item>
          <text:h text:style-name="P73" text:outline-level="1"><text:span text:style-name="_5f_Consigne"><text:span text:style-name="T72"> </text:span></text:span><text:span text:style-name="_5f_Consigne"><text:span text:style-name="T74">Calcule le volume de cha</text:span></text:span><text:span text:style-name="_5f_Consigne"><text:span text:style-name="T69">cun</text:span></text:span><text:span text:style-name="_5f_Consigne"><text:span text:style-name="T74"> </text:span></text:span><text:span text:style-name="_5f_Consigne"><text:span text:style-name="T75">des </text:span></text:span><text:span text:style-name="_5f_Consigne"><text:span text:style-name="T74">solide</text:span></text:span><text:span text:style-name="_5f_Consigne"><text:span text:style-name="T75">s</text:span></text:span><text:span text:style-name="_5f_Consigne"><text:span text:style-name="T74"> suivant</text:span></text:span><text:span text:style-name="_5f_Consigne"><text:span text:style-name="T75">s</text:span></text:span><text:span text:style-name="_5f_Consigne"><text:span text:style-name="T74">.</text:span></text:span></text:h>
        </text:list-item>
      </text:list>
      <text:h text:style-name="P75" text:outline-level="1"><text:span text:style-name="_5f_Consigne"><text:span text:style-name="T72">(Tu donneras la valeur exacte, puis une valeur arrondie au mm</text:span></text:span><text:span text:style-name="_5f_Consigne"><text:span text:style-name="T81">3</text:span></text:span><text:span text:style-name="_5f_Consigne"><text:span text:style-name="T16">.)</text:span></text:span></text:h>
      <text:list xml:id="list90213472332270" text:continue-list="list90214622883465" text:style-name="liste_5f_abc">
        <text:list-item text:start-value="1">
          <text:p text:style-name="P86"><text:span text:style-name="_5f_Consigne"><text:span text:style-name="T72"><text:tab/></text:span></text:span><text:span text:style-name="_5f_Consigne"><text:span text:style-name="T72"><draw:g text:anchor-type="as-char" svg:y="-0.335cm" draw:z-index="25" draw:name="Forme17" draw:style-name="gr22"><draw:ellipse draw:style-name="gr167" draw:text-style-name="P145" svg:width="2.509cm" svg:height="0.974cm" svg:x="0.005cm" svg:y="2.078cm"><text:p/></draw:ellipse><draw:rect draw:style-name="gr168" draw:text-style-name="P145" svg:width="2.516cm" svg:height="1.218cm" svg:x="0cm" svg:y="1.378cm"><text:p/></draw:rect><draw:ellipse draw:style-name="gr169" draw:text-style-name="P145" svg:width="2.507cm" svg:height="0.974cm" svg:x="0.007cm" svg:y="0.878cm"><text:p/></draw:ellipse><draw:line draw:style-name="gr170" draw:text-style-name="P124" svg:x1="0.006cm" svg:y1="1.353cm" svg:x2="0.005cm" svg:y2="2.577cm"><text:p/></draw:line><draw:line draw:style-name="gr171" draw:text-style-name="P124" svg:x1="2.516cm" svg:y1="1.406cm" svg:x2="2.506cm" svg:y2="2.635cm"><text:p/></draw:line><draw:ellipse draw:style-name="gr172" draw:text-style-name="P146" svg:width="2.001cm" svg:height="0.777cm" svg:x="0.259cm" svg:y="0.954cm"><text:p/></draw:ellipse><draw:path draw:style-name="gr173" draw:text-style-name="P146" svg:width="2.017cm" svg:height="0.994cm" svg:x="0.249cm" svg:y="0.4cm" svg:viewBox="0 0 2018 995" svg:d="M0 17c2007-34 2018-6 2018-6l-6 984-2007-40z"><text:p/></draw:path><draw:ellipse draw:style-name="gr174" draw:text-style-name="P146" svg:width="1.999cm" svg:height="0.775cm" svg:x="0.261cm" svg:y="0cm"><text:p/></draw:ellipse><draw:line draw:style-name="gr175" draw:text-style-name="P124" svg:x1="0.26cm" svg:y1="0.378cm" svg:x2="0.266cm" svg:y2="1.355cm"><text:p/></draw:line><draw:line draw:style-name="gr176" draw:text-style-name="P124" svg:x1="2.254cm" svg:y1="0.378cm" svg:x2="2.254cm" svg:y2="1.398cm"><text:p/></draw:line><draw:line draw:style-name="gr177" draw:text-style-name="P132" svg:x1="0.254cm" svg:y1="0.383cm" svg:x2="2.244cm" svg:y2="0.383cm"><text:p/></draw:line><draw:frame draw:style-name="gr178" draw:text-style-name="P135" svg:width="0.876cm" svg:height="0.414cm" svg:x="0.855cm" svg:y="0.342cm"><draw:text-box><text:p text:style-name="P113"><text:span text:style-name="T104">3 cm</text:span></text:p></draw:text-box></draw:frame><draw:line draw:style-name="gr179" draw:text-style-name="P132" svg:x1="2.72cm" svg:y1="0.378cm" svg:x2="2.72cm" svg:y2="1.398cm"><text:p/></draw:line><draw:frame draw:style-name="gr180" draw:text-style-name="P135" svg:width="0.876cm" svg:height="0.414cm" draw:transform="rotate (-1.5707963267949) translate (3.254375cm 0.449652777777778cm)"><draw:text-box><text:p text:style-name="P113"><text:span text:style-name="T104">1 cm</text:span></text:p></draw:text-box></draw:frame><draw:line draw:style-name="gr181" draw:text-style-name="P132" svg:x1="2.716cm" svg:y1="1.409cm" svg:x2="2.706cm" svg:y2="2.638cm"><text:p/></draw:line><draw:frame draw:style-name="gr182" draw:text-style-name="P135" svg:width="0.876cm" svg:height="0.414cm" draw:transform="rotate (-1.5707963267949) translate (3.254375cm 1.55384722222222cm)"><draw:text-box><text:p text:style-name="P113"><text:span text:style-name="T104">2 cm</text:span></text:p></draw:text-box></draw:frame><draw:line draw:style-name="gr183" draw:text-style-name="P132" svg:x1="0cm" svg:y1="2.589cm" svg:x2="2.516cm" svg:y2="2.589cm"><text:p/></draw:line><draw:frame draw:style-name="gr184" draw:text-style-name="P135" svg:width="0.876cm" svg:height="0.414cm" svg:x="0.82cm" svg:y="2.17cm"><draw:text-box><text:p text:style-name="P113"><text:span text:style-name="T104">4 cm</text:span></text:p></draw:text-box></draw:frame></draw:g></text:span></text:span></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3051153444" text:continue-numbering="true" text:style-name="liste_5f_abc">
        <text:list-item>
          <text:p text:style-name="P87"><text:span text:style-name="_5f_livret"><text:span text:style-name="T94">Parallélépipède troué par un cylindre de révolution.</text:span></text:span></text:p>
        </text:list-item>
      </text:list>
      <text:p text:style-name="P29"><text:span text:style-name="_5f_livret"><draw:g text:anchor-type="as-char" svg:y="0.42cm" draw:z-index="26" draw:name="Forme18" draw:style-name="gr22"><draw:rect draw:style-name="gr144" draw:text-style-name="P141" svg:width="5.017cm" svg:height="1.987cm" svg:x="0.51cm" svg:y="1.192cm"><text:p/></draw:rect><draw:line draw:style-name="gr145" draw:text-style-name="P124" svg:x1="0.512cm" svg:y1="1.192cm" svg:x2="1.72cm" svg:y2="0.183cm"><text:p/></draw:line><draw:line draw:style-name="gr146" draw:text-style-name="P124" svg:x1="0.503cm" svg:y1="3.184cm" svg:x2="1.711cm" svg:y2="2.175cm"><text:p/></draw:line><draw:line draw:style-name="gr147" draw:text-style-name="P124" svg:x1="5.522cm" svg:y1="3.184cm" svg:x2="6.73cm" svg:y2="2.175cm"><text:p/></draw:line><draw:line draw:style-name="gr148" draw:text-style-name="P124" svg:x1="5.506cm" svg:y1="1.2cm" svg:x2="6.714cm" svg:y2="0.206cm"><text:p/></draw:line><draw:line draw:style-name="gr149" draw:text-style-name="P124" svg:x1="1.72cm" svg:y1="0.183cm" svg:x2="6.714cm" svg:y2="0.183cm"><text:p/></draw:line><draw:line draw:style-name="gr150" draw:text-style-name="P124" svg:x1="1.72cm" svg:y1="2.174cm" svg:x2="6.714cm" svg:y2="2.174cm"><text:p/></draw:line><draw:line draw:style-name="gr151" draw:text-style-name="P124" svg:x1="1.72cm" svg:y1="0.183cm" svg:x2="1.72cm" svg:y2="2.159cm"><text:p/></draw:line><draw:line draw:style-name="gr152" draw:text-style-name="P124" svg:x1="6.722cm" svg:y1="0.199cm" svg:x2="6.722cm" svg:y2="2.175cm"><text:p/></draw:line><draw:ellipse draw:style-name="gr153" draw:text-style-name="P141" svg:width="2.678cm" svg:height="0.999cm" draw:transform="skewX (0.875980751575954) translate (3.73415277777778cm 0.18325cm)"><text:p/></draw:ellipse><draw:ellipse draw:style-name="gr154" draw:text-style-name="P141" svg:width="2.678cm" svg:height="0.997cm" draw:transform="skewX (0.877551547902749) translate (3.73415277777778cm 2.17744444444444cm)"><text:p/></draw:ellipse><draw:line draw:style-name="gr155" draw:text-style-name="P124" svg:x1="3.01cm" svg:y1="2.873cm" svg:x2="3.01cm" svg:y2="0.874cm"><text:p/></draw:line><draw:line draw:style-name="gr156" draw:text-style-name="P124" svg:x1="5.938cm" svg:y1="2.492cm" svg:x2="5.938cm" svg:y2="0.493cm"><text:p/></draw:line><draw:rect draw:style-name="gr157" draw:text-style-name="P142" svg:width="5.017cm" svg:height="1.987cm" svg:x="0.524cm" svg:y="1.185cm"><text:p/></draw:rect><draw:line draw:style-name="gr158" draw:text-style-name="P143" svg:x1="0.527cm" svg:y1="1.185cm" svg:x2="1.735cm" svg:y2="0.176cm"><text:p/></draw:line><draw:line draw:style-name="gr159" draw:text-style-name="P143" svg:x1="5.521cm" svg:y1="1.193cm" svg:x2="6.729cm" svg:y2="0.199cm"><text:p/></draw:line><draw:line draw:style-name="gr160" draw:text-style-name="P143" svg:x1="1.735cm" svg:y1="0.176cm" svg:x2="6.729cm" svg:y2="0.176cm"><text:p/></draw:line><draw:polygon draw:style-name="gr161" draw:text-style-name="P142" svg:width="6.228cm" svg:height="1.018cm" svg:x="0.513cm" svg:y="0.169cm" svg:viewBox="0 0 6229 1019" draw:points="0,1019 5029,1019 6229,16 1216,0 1233,0"><text:p/></draw:polygon><draw:ellipse draw:style-name="gr162" draw:text-style-name="P144" svg:width="2.68cm" svg:height="0.999cm" draw:transform="skewX (0.875980751575954) translate (3.74826388888889cm 0.176194444444444cm)"><text:p/></draw:ellipse><draw:polygon draw:style-name="gr163" draw:text-style-name="P142" svg:width="1.18cm" svg:height="2.969cm" svg:x="5.542cm" svg:y="0.199cm" svg:viewBox="0 0 1181 2970" draw:points="0,990 0,2970 1181,1988 1181,0"><text:p/></draw:polygon><draw:frame draw:style-name="gr164" draw:text-style-name="P135" svg:width="1.211cm" svg:height="0.414cm" draw:transform="rotate (1.5707963267949) translate (0cm 2.78498611111111cm)"><draw:text-box><text:p text:style-name="P113"><text:span text:style-name="T104">3,2 cm</text:span></text:p></draw:text-box></draw:frame><draw:frame draw:style-name="gr165" draw:text-style-name="P135" svg:width="1.124cm" svg:height="0.414cm" svg:x="2.422cm" svg:y="3.261cm"><draw:text-box><text:p text:style-name="P113"><text:span text:style-name="T104">7 cm</text:span></text:p></draw:text-box></draw:frame><draw:frame draw:style-name="gr166" draw:text-style-name="P135" svg:width="1.211cm" svg:height="0.414cm" draw:transform="rotate (0.715759526242874) translate (0.280458333333333cm 0.793555555555555cm)"><draw:text-box><text:p text:style-name="P113"><text:span text:style-name="T104">1,6 cm</text:span></text:p></draw:text-box></draw:frame></draw:g></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3393685812" text:continue-list="list90213900189395" text:style-name="Num_5f_Exo">
        <text:list-item>
          <text:h text:style-name="P70" text:outline-level="1"><text:span text:style-name="_5f_Consigne"><text:span text:style-name="T72"> Pour un chantier, un maçon doit construire quatre colonnes en béton de forme cylindrique, de 50 cm</text:span></text:span><text:span text:style-name="_5f_Consigne"><text:span text:style-name="T27"> de rayon et de 4 m de hauteur.</text:span></text:span></text:h>
        </text:list-item>
      </text:list>
      <text:list xml:id="list90213303466411" text:continue-list="list90213051153444" text:style-name="liste_5f_abc">
        <text:list-item text:start-value="1">
          <text:h text:style-name="P104" text:outline-level="1" text:restart-numbering="true" text:start-value="-1"><text:span text:style-name="T45">Quel est le volume d’une colonne (au centième de </text:span><text:span text:style-name="corps"><text:span text:style-name="T48">m</text:span></text:span><text:span text:style-name="corps"><text:span text:style-name="T58">3</text:span></text:span><text:span text:style-name="corps"><text:span text:style-name="T48"> près)</text:span></text:span><text:span text:style-name="T45"> ?</text:span></text:h>
        </text:list-item>
      </text:list>
      <text:p text:style-name="P59"><text:span text:style-name="_5f_pointillés_20_gris"><text:span text:style-name="T30"><text:tab/></text:span></text:span></text:p>
      <text:p text:style-name="P53"><text:span text:style-name="corps"><text:span text:style-name="T28">Pour 1 m</text:span></text:span><text:span text:style-name="corps"><text:span text:style-name="T84">3</text:span></text:span><text:span text:style-name="corps"><text:span text:style-name="T28"> de béton, il faut :</text:span></text:span></text:p>
      <table:table table:name="Tableau7" table:style-name="Tableau7">
        <table:table-column table:style-name="Tableau7.A" table:number-columns-repeated="3"/>
        <table:table-column table:style-name="Tableau7.D"/>
        <table:table-header-rows>
          <table:table-row>
            <table:table-cell table:style-name="Tableau7.A1" office:value-type="string">
              <text:p text:style-name="P32"><text:span text:style-name="T90">C</text:span>iment</text:p>
            </table:table-cell>
            <table:table-cell table:style-name="Tableau7.A1" office:value-type="string">
              <text:p text:style-name="P32"><text:span text:style-name="T90">S</text:span>able</text:p>
            </table:table-cell>
            <table:table-cell table:style-name="Tableau7.A1" office:value-type="string">
              <text:p text:style-name="P32"><text:span text:style-name="T90">G</text:span>ravillons</text:p>
            </table:table-cell>
            <table:table-cell table:style-name="Tableau7.D1" office:value-type="string">
              <text:p text:style-name="P32"><text:span text:style-name="T90">E</text:span>au</text:p>
            </table:table-cell>
          </table:table-row>
        </table:table-header-rows>
        <table:table-row>
          <table:table-cell table:style-name="Tableau7.A2" office:value-type="string">
            <text:p text:style-name="P30">400 kg</text:p>
          </table:table-cell>
          <table:table-cell table:style-name="Tableau7.A2" office:value-type="string">
            <text:p text:style-name="P30">460 L</text:p>
          </table:table-cell>
          <table:table-cell table:style-name="Tableau7.A2" office:value-type="string">
            <text:p text:style-name="P30">780 L</text:p>
          </table:table-cell>
          <table:table-cell table:style-name="Tableau7.D2" office:value-type="string">
            <text:p text:style-name="P30">200 L</text:p>
          </table:table-cell>
        </table:table-row>
      </table:table>
      <text:list xml:id="list90214760399507" text:continue-numbering="true" text:style-name="liste_5f_abc">
        <text:list-item>
          <text:p text:style-name="P88"><text:span text:style-name="corps"><text:span text:style-name="T28">Donne alors l</text:span></text:span><text:span text:style-name="corps"><text:span text:style-name="T37">es</text:span></text:span><text:span text:style-name="corps"><text:span text:style-name="T28"> quantité</text:span></text:span><text:span text:style-name="corps"><text:span text:style-name="T29">s</text:span></text:span><text:span text:style-name="corps"><text:span text:style-name="T28"> de ciment, de sable, de gravillons et d’eau nécessaire</text:span></text:span><text:span text:style-name="corps"><text:span text:style-name="T29">s</text:span></text:span><text:span text:style-name="corps"><text:span text:style-name="T28"> pour les </text:span></text:span><text:span text:style-name="_5f_Consigne"><text:span text:style-name="T27">quatre</text:span></text:span><text:span text:style-name="corps"><text:span text:style-name="T28"> colonnes.</text:span></text:span></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2839268819" text:continue-list="list90213393685812" text:style-name="Num_5f_Exo">
        <text:list-item>
          <text:h text:style-name="P74" text:outline-level="1"><draw:g text:anchor-type="paragraph" draw:z-index="27" draw:name="Forme19" draw:style-name="gr1"><draw:ellipse draw:style-name="gr107" draw:text-style-name="P138" svg:width="1.119cm" svg:height="0.616cm" svg:x="7.456cm" svg:y="4.579cm"><text:p/></draw:ellipse><draw:ellipse draw:style-name="gr107" draw:text-style-name="P138" svg:width="1.959cm" svg:height="0.438cm" svg:x="4.937cm" svg:y="4.255cm"><text:p/></draw:ellipse><draw:ellipse draw:style-name="gr107" draw:text-style-name="P138" svg:width="1.962cm" svg:height="0.2cm" svg:x="1.958cm" svg:y="4.415cm"><text:p/></draw:ellipse><draw:ellipse draw:style-name="gr107" draw:text-style-name="P138" svg:width="1.117cm" svg:height="0.496cm" svg:x="0.094cm" svg:y="4.699cm"><text:p/></draw:ellipse><draw:line draw:style-name="gr108" draw:text-style-name="P132" svg:x1="7.481cm" svg:y1="2.353cm" svg:x2="8.59cm" svg:y2="2.323cm"><text:p/></draw:line><draw:frame draw:style-name="gr109" draw:text-style-name="P135" svg:width="0.876cm" svg:height="0.414cm" svg:x="7.589cm" svg:y="1.706cm"><draw:text-box><text:p text:style-name="P113"><text:span text:style-name="T102">8 cm</text:span></text:p></draw:text-box></draw:frame><draw:line draw:style-name="gr110" draw:text-style-name="P138" svg:x1="7.456cm" svg:y1="2.367cm" svg:x2="7.456cm" svg:y2="4.873cm"><text:p/></draw:line><draw:line draw:style-name="gr111" draw:text-style-name="P138" svg:x1="8.573cm" svg:y1="2.353cm" svg:x2="8.573cm" svg:y2="4.858cm"><text:p/></draw:line><draw:line draw:style-name="gr112" draw:text-style-name="P132" svg:x1="8.717cm" svg:y1="4.831cm" svg:x2="8.717cm" svg:y2="2.427cm"><text:p/></draw:line><draw:ellipse draw:style-name="gr113" draw:text-style-name="P138" svg:width="1.119cm" svg:height="0.597cm" draw:transform="rotate (-3.14159265358979) translate (8.5725cm 5.18936111111111cm)" draw:kind="arc" draw:start-angle="358.93" draw:end-angle="178.51"><text:p/></draw:ellipse><draw:frame draw:style-name="gr114" draw:text-style-name="P135" svg:width="1.101cm" svg:height="0.414cm" draw:transform="rotate (-1.5707963267949) translate (9.12459722222222cm 3.08504166666667cm)"><draw:text-box><text:p text:style-name="P113"><text:span text:style-name="T102">10 cm</text:span></text:p></draw:text-box></draw:frame><draw:line draw:style-name="gr115" draw:text-style-name="P132" svg:x1="0.097cm" svg:y1="2.906cm" svg:x2="1.227cm" svg:y2="2.891cm"><text:p/></draw:line><draw:frame draw:style-name="gr116" draw:text-style-name="P135" svg:width="0.876cm" svg:height="0.414cm" svg:x="0.312cm" svg:y="2.302cm"><draw:text-box><text:p text:style-name="P113"><text:span text:style-name="T102">8 cm</text:span></text:p></draw:text-box></draw:frame><draw:line draw:style-name="gr117" draw:text-style-name="P138" svg:x1="0.092cm" svg:y1="2.921cm" svg:x2="0.092cm" svg:y2="4.939cm"><text:p/></draw:line><draw:line draw:style-name="gr118" draw:text-style-name="P138" svg:x1="1.21cm" svg:y1="2.905cm" svg:x2="1.21cm" svg:y2="4.923cm"><text:p/></draw:line><draw:line draw:style-name="gr119" draw:text-style-name="P132" svg:x1="1.353cm" svg:y1="4.9cm" svg:x2="1.353cm" svg:y2="2.965cm"><text:p/></draw:line><draw:ellipse draw:style-name="gr120" draw:text-style-name="P138" svg:width="1.117cm" svg:height="0.482cm" draw:transform="rotate (-3.14159265358979) translate (1.20826388888889cm 5.191125cm)" draw:kind="arc" draw:start-angle="358.93" draw:end-angle="178.51"><text:p/></draw:ellipse><draw:frame draw:style-name="gr121" draw:text-style-name="P135" svg:width="0.876cm" svg:height="0.414cm" draw:transform="rotate (-1.5707963267949) translate (1.75859722222222cm 3.51013888888889cm)"><draw:text-box><text:p text:style-name="P113"><text:span text:style-name="T102">8 cm</text:span></text:p></draw:text-box></draw:frame><draw:ellipse draw:style-name="gr122" draw:text-style-name="P139" svg:width="1.117cm" svg:height="0.496cm" svg:x="0.094cm" svg:y="2.653cm"><text:p/></draw:ellipse><draw:line draw:style-name="gr123" draw:text-style-name="P132" svg:x1="2.914cm" svg:y1="3.704cm" svg:x2="3.942cm" svg:y2="3.697cm"><text:p/></draw:line><draw:frame draw:style-name="gr124" draw:text-style-name="P135" svg:width="0.876cm" svg:height="0.414cm" svg:x="3.038cm" svg:y="3.191cm"><draw:text-box><text:p text:style-name="P113"><text:span text:style-name="T102">4 cm</text:span></text:p></draw:text-box></draw:frame><draw:line draw:style-name="gr125" draw:text-style-name="P138" svg:x1="1.956cm" svg:y1="3.713cm" svg:x2="1.956cm" svg:y2="4.514cm"><text:p/></draw:line><draw:line draw:style-name="gr126" draw:text-style-name="P138" svg:x1="3.914cm" svg:y1="3.704cm" svg:x2="3.914cm" svg:y2="4.505cm"><text:p/></draw:line><draw:line draw:style-name="gr127" draw:text-style-name="P132" svg:x1="4.168cm" svg:y1="4.496cm" svg:x2="4.168cm" svg:y2="3.727cm"><text:p/></draw:line><draw:ellipse draw:style-name="gr128" draw:text-style-name="P138" svg:width="1.96cm" svg:height="0.191cm" draw:transform="rotate (-3.14159265358979) translate (3.91583333333333cm 4.60904166666667cm)" draw:kind="arc" draw:start-angle="358.93" draw:end-angle="178.51"><text:p/></draw:ellipse><draw:frame draw:style-name="gr129" draw:text-style-name="P135" svg:width="0.876cm" svg:height="0.414cm" draw:transform="rotate (-1.5707963267949) translate (4.69194444444444cm 3.683cm)"><draw:text-box><text:p text:style-name="P113"><text:span text:style-name="T102">1 cm</text:span></text:p></draw:text-box></draw:frame><draw:ellipse draw:style-name="gr130" draw:text-style-name="P139" svg:width="1.96cm" svg:height="0.2cm" svg:x="1.956cm" svg:y="3.593cm"><text:p/></draw:ellipse><draw:line draw:style-name="gr131" draw:text-style-name="P132" svg:x1="5.881cm" svg:y1="2.473cm" svg:x2="6.915cm" svg:y2="2.477cm"><text:p/></draw:line><draw:frame draw:style-name="gr132" draw:text-style-name="P135" svg:width="0.876cm" svg:height="0.414cm" svg:x="5.985cm" svg:y="1.867cm"><draw:text-box><text:p text:style-name="P113"><text:span text:style-name="T102">4 cm</text:span></text:p></draw:text-box></draw:frame><draw:line draw:style-name="gr133" draw:text-style-name="P132" svg:x1="7.019cm" svg:y1="4.501cm" svg:x2="7.027cm" svg:y2="2.45cm"><text:p/></draw:line><draw:ellipse draw:style-name="gr134" draw:text-style-name="P138" svg:width="1.953cm" svg:height="0.422cm" draw:transform="rotate (-3.14159265358979) translate (6.89151388888889cm 4.69370833333333cm)" draw:kind="arc" draw:start-angle="358.93" draw:end-angle="184.74"><text:p/></draw:ellipse><draw:frame draw:style-name="gr135" draw:text-style-name="P135" svg:width="0.876cm" svg:height="0.414cm" draw:transform="rotate (-1.5707963267949) translate (7.42773611111111cm 3.14501388888889cm)"><draw:text-box><text:p text:style-name="P113"><text:span text:style-name="T102">5 cm</text:span></text:p></draw:text-box></draw:frame><draw:ellipse draw:style-name="gr136" draw:text-style-name="P139" svg:width="1.959cm" svg:height="0.586cm" svg:x="4.937cm" svg:y="2.193cm"><text:p/></draw:ellipse><draw:ellipse draw:style-name="gr137" draw:text-style-name="P139" svg:width="1.119cm" svg:height="0.616cm" svg:x="7.456cm" svg:y="2.055cm"><text:p/></draw:ellipse><draw:line draw:style-name="gr138" draw:text-style-name="P138" svg:x1="4.937cm" svg:y1="2.487cm" svg:x2="4.937cm" svg:y2="4.505cm"><text:p/></draw:line><draw:line draw:style-name="gr139" draw:text-style-name="P138" svg:x1="6.905cm" svg:y1="2.487cm" svg:x2="6.905cm" svg:y2="4.505cm"><text:p/></draw:line><draw:frame draw:style-name="gr140" draw:text-style-name="P140" svg:width="0.376cm" svg:height="0.414cm" svg:x="0.475cm" svg:y="3.823cm"><draw:text-box><text:p text:style-name="P113"><text:span text:style-name="T103">a.</text:span></text:p></draw:text-box></draw:frame><draw:frame draw:style-name="gr141" draw:text-style-name="P140" svg:width="0.389cm" svg:height="0.414cm" svg:x="2.766cm" svg:y="3.92cm"><draw:text-box><text:p text:style-name="P113"><text:span text:style-name="T103">b.</text:span></text:p></draw:text-box></draw:frame><draw:frame draw:style-name="gr142" draw:text-style-name="P140" svg:width="0.346cm" svg:height="0.414cm" svg:x="5.772cm" svg:y="3.352cm"><draw:text-box><text:p text:style-name="P113"><text:span text:style-name="T103">c.</text:span></text:p></draw:text-box></draw:frame><draw:frame draw:style-name="gr143" draw:text-style-name="P140" svg:width="0.389cm" svg:height="0.414cm" svg:x="7.853cm" svg:y="3.438cm"><draw:text-box><text:p text:style-name="P113"><text:span text:style-name="T103">d.</text:span></text:p></draw:text-box></draw:frame></draw:g> Sans faire de calculs, range les cylindres de révolution dans l’ordre croissant de leur volume. Explique ta réponse.</text:h>
        </text:list-item>
      </text:list>
      <text:p text:style-name="P34"/>
      <text:p text:style-name="P34"/>
      <text:p text:style-name="P34"/>
      <text:p text:style-name="P47"/>
      <text:p text:style-name="P34"/>
      <text:p text:style-name="P34"/>
      <text:p text:style-name="P49"><text:span text:style-name="_5f_pointillés_20_gris"/></text:p>
      <text:p text:style-name="P63"><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4365704354" text:continue-numbering="true" text:style-name="Num_5f_Exo">
        <text:list-item>
          <text:h text:style-name="P76" text:outline-level="1"><text:span text:style-name="_5f_Consigne"><text:span text:style-name="T72"> Paul dispose de deux seaux d’exactement 3 et 5 litres. Chaque seau a une forme cylindrique et l’aire de leur base est de 200 cm</text:span></text:span><text:span text:style-name="_5f_Consigne"><text:span text:style-name="T85">2</text:span></text:span><text:span text:style-name="_5f_Consigne"><text:span text:style-name="T27">.</text:span></text:span></text:h>
        </text:list-item>
      </text:list>
      <text:list xml:id="list90213206035242" text:continue-list="list90214760399507" text:style-name="liste_5f_abc">
        <text:list-item text:start-value="1">
          <text:p text:style-name="P93"><text:span text:style-name="corps"><text:span text:style-name="T28">Calcule la hauteur de chacun de ces seaux.</text:span></text:span></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3991515627" text:continue-numbering="true" text:style-name="liste_5f_abc">
        <text:list-item>
          <text:p text:style-name="P89"><text:span text:style-name="corps"><text:span text:style-name="T70">Comment Paul va-</text:span></text:span><text:span text:style-name="corps"><text:span text:style-name="T71">t-il</text:span></text:span><text:span text:style-name="corps"><text:span text:style-name="T70"> procéder pour obtenir 4 L en utilisant uniquement ses seaux de 3 L et 5 L ?</text:span></text:span></text:p>
        </text:list-item>
      </text:list>
      <text:p text:style-name="P60"><text:span text:style-name="_5f_pointillés_20_gris"><text:span text:style-name="T30"><text:tab/></text:span></text:span></text:p>
      <text:p text:style-name="P61"><text:span text:style-name="_5f_pointillés_20_gris"><text:span text:style-name="T30"><text:tab/></text:span></text:span></text:p>
      <text:list xml:id="list90214071484747" text:continue-list="list90214365704354" text:style-name="Num_5f_Exo">
        <text:list-item>
          <text:h text:style-name="P67" text:outline-level="1"><draw:g text:anchor-type="paragraph" draw:z-index="30" draw:name="Forme20" draw:style-name="gr44"><draw:line draw:style-name="gr45" draw:text-style-name="P125" svg:x1="4.279cm" svg:y1="2.278cm" svg:x2="4.279cm" svg:y2="4.153cm"><text:p/></draw:line><draw:line draw:style-name="gr45" draw:text-style-name="P125" svg:x1="4.279cm" svg:y1="4.154cm" svg:x2="7.092cm" svg:y2="4.154cm"><text:p/></draw:line><draw:line draw:style-name="gr45" draw:text-style-name="P125" svg:x1="7.089cm" svg:y1="2.278cm" svg:x2="7.089cm" svg:y2="4.153cm"><text:p/></draw:line><draw:line draw:style-name="gr45" draw:text-style-name="P125" svg:x1="4.279cm" svg:y1="2.275cm" svg:x2="5.685cm" svg:y2="1.337cm"><text:p/></draw:line><draw:line draw:style-name="gr45" draw:text-style-name="P125" svg:x1="5.685cm" svg:y1="1.337cm" svg:x2="7.093cm" svg:y2="2.275cm"><text:p/></draw:line><draw:line draw:style-name="gr45" draw:text-style-name="P125" svg:x1="5.685cm" svg:y1="1.34cm" svg:x2="7.093cm" svg:y2="0.872cm"><text:p/></draw:line><draw:line draw:style-name="gr45" draw:text-style-name="P125" svg:x1="7.089cm" svg:y1="2.276cm" svg:x2="8.495cm" svg:y2="1.808cm"><text:p/></draw:line><draw:line draw:style-name="gr45" draw:text-style-name="P125" svg:x1="7.089cm" svg:y1="4.151cm" svg:x2="8.495cm" svg:y2="3.683cm"><text:p/></draw:line><draw:line draw:style-name="gr45" draw:text-style-name="P125" svg:x1="7.089cm" svg:y1="0.872cm" svg:x2="8.495cm" svg:y2="1.81cm"><text:p/></draw:line><draw:line draw:style-name="gr45" draw:text-style-name="P125" svg:x1="8.5cm" svg:y1="1.808cm" svg:x2="8.5cm" svg:y2="3.683cm"><text:p/></draw:line><draw:line draw:style-name="gr45" draw:text-style-name="P125" svg:x1="4.279cm" svg:y1="2.276cm" svg:x2="5.685cm" svg:y2="1.808cm"><text:p/></draw:line><draw:line draw:style-name="gr46" draw:text-style-name="P125" svg:x1="6.424cm" svg:y1="1.808cm" svg:x2="8.496cm" svg:y2="1.808cm"><text:p/></draw:line><draw:line draw:style-name="gr45" draw:text-style-name="P125" svg:x1="5.685cm" svg:y1="1.808cm" svg:x2="6.379cm" svg:y2="1.809cm"><text:p/></draw:line><draw:line draw:style-name="gr46" draw:text-style-name="P125" svg:x1="6.043cm" svg:y1="1.572cm" svg:x2="7.093cm" svg:y2="0.872cm"><text:p/></draw:line><draw:line draw:style-name="gr45" draw:text-style-name="P125" svg:x1="5.685cm" svg:y1="1.811cm" svg:x2="6.042cm" svg:y2="1.573cm"><text:p/></draw:line><draw:line draw:style-name="gr45" draw:text-style-name="P125" svg:x1="5.685cm" svg:y1="1.808cm" svg:x2="5.685cm" svg:y2="3.683cm"><text:p/></draw:line><draw:line draw:style-name="gr45" draw:text-style-name="P125" svg:x1="4.279cm" svg:y1="4.151cm" svg:x2="5.685cm" svg:y2="3.683cm"><text:p/></draw:line><draw:line draw:style-name="gr46" draw:text-style-name="P125" svg:x1="7.089cm" svg:y1="3.683cm" svg:x2="8.495cm" svg:y2="3.683cm"><text:p/></draw:line><draw:line draw:style-name="gr45" draw:text-style-name="P125" svg:x1="5.685cm" svg:y1="3.683cm" svg:x2="7.093cm" svg:y2="3.683cm"><text:p/></draw:line><draw:polygon draw:style-name="gr47" draw:text-style-name="P126" svg:width="2.812cm" svg:height="1.405cm" svg:x="5.685cm" svg:y="0.872cm" svg:viewBox="0 0 2813 1406" draw:points="0,468 1408,0 2813,938 1408,1406"><text:p/></draw:polygon><draw:polygon draw:style-name="gr48" draw:text-style-name="P127" svg:width="1.762cm" svg:height="0.937cm" svg:x="4.279cm" svg:y="1.337cm" svg:viewBox="0 0 1763 938" draw:points="1406,0 0,938 1406,470 1763,232"><text:p/></draw:polygon><draw:line draw:style-name="gr49" draw:text-style-name="P128" svg:x1="4.279cm" svg:y1="4.625cm" svg:x2="7.092cm" svg:y2="4.625cm"><text:p/></draw:line><draw:line draw:style-name="gr49" draw:text-style-name="P128" svg:x1="7.426cm" svg:y1="4.541cm" svg:x2="8.834cm" svg:y2="4.071cm"><text:p/></draw:line><draw:line draw:style-name="gr49" draw:text-style-name="P128" svg:x1="3.81cm" svg:y1="2.278cm" svg:x2="3.81cm" svg:y2="4.153cm"><text:p/></draw:line><draw:line draw:style-name="gr45" draw:text-style-name="P125" svg:x1="7.089cm" svg:y1="4.151cm" svg:x2="8.495cm" svg:y2="3.683cm"><text:p/></draw:line><draw:line draw:style-name="gr49" draw:text-style-name="P128" svg:x1="4.041cm" svg:y1="2.058cm" svg:x2="5.449cm" svg:y2="1.12cm"><text:p/></draw:line><draw:line draw:style-name="gr49" draw:text-style-name="P128" svg:x1="8.97cm" svg:y1="0.872cm" svg:x2="8.97cm" svg:y2="1.81cm"><text:p/></draw:line><draw:line draw:style-name="gr46" draw:text-style-name="P125" svg:x1="7.089cm" svg:y1="0.872cm" svg:x2="8.964cm" svg:y2="0.872cm"><text:p/></draw:line><draw:line draw:style-name="gr46" draw:text-style-name="P125" svg:x1="8.5cm" svg:y1="1.808cm" svg:x2="8.97cm" svg:y2="1.808cm"><text:p/></draw:line><draw:frame draw:style-name="gr50" draw:text-style-name="P129" svg:width="0.526cm" svg:height="0.479cm" svg:x="5.473cm" svg:y="4.263cm"><draw:text-box><text:p text:style-name="P113"><text:span text:style-name="T100">90</text:span></text:p></draw:text-box></draw:frame><draw:frame draw:style-name="gr51" draw:text-style-name="P129" svg:width="0.526cm" svg:height="0.486cm" draw:transform="rotate (0.310145008079392) translate (7.77522222222222cm 4.00755555555556cm)"><draw:text-box><text:p text:style-name="P113"><text:span text:style-name="T100">40</text:span></text:p></draw:text-box></draw:frame><draw:frame draw:style-name="gr52" draw:text-style-name="P129" svg:width="0.528cm" svg:height="0.479cm" draw:transform="rotate (0.573166126354938) translate (4.31623611111111cm 1.34584722222222cm)"><draw:text-box><text:p text:style-name="P113"><text:span text:style-name="T100">53</text:span></text:p></draw:text-box></draw:frame><draw:frame draw:style-name="gr53" draw:text-style-name="P129" svg:width="0.525cm" svg:height="0.481cm" draw:transform="rotate (1.5707963267949) translate (8.50018055555556cm 1.54516666666667cm)"><draw:text-box><text:p text:style-name="P113"><text:span text:style-name="T100">28</text:span></text:p></draw:text-box></draw:frame><draw:frame draw:style-name="gr54" draw:text-style-name="P129" svg:width="0.526cm" svg:height="0.481cm" draw:transform="rotate (1.5707963267949) translate (3.42547222222222cm 3.42370833333333cm)"><draw:text-box><text:p text:style-name="P113"><text:span text:style-name="T100">60</text:span></text:p></draw:text-box></draw:frame><draw:line draw:style-name="gr42" draw:text-style-name="P124" svg:x1="4.979cm" svg:y1="1.718cm" svg:x2="5.091cm" svg:y2="1.846cm"><text:p/></draw:line><draw:line draw:style-name="gr42" draw:text-style-name="P124" svg:x1="5.035cm" svg:y1="1.688cm" svg:x2="5.147cm" svg:y2="1.816cm"><text:p/></draw:line><draw:line draw:style-name="gr42" draw:text-style-name="P124" svg:x1="6.452cm" svg:y1="1.755cm" svg:x2="6.34cm" svg:y2="1.883cm"><text:p/></draw:line><draw:line draw:style-name="gr42" draw:text-style-name="P124" svg:x1="6.395cm" svg:y1="1.73cm" svg:x2="6.283cm" svg:y2="1.858cm"><text:p/></draw:line><draw:line draw:style-name="gr55" draw:text-style-name="P130" svg:x1="4.279cm" svg:y1="2.277cm" svg:x2="7.089cm" svg:y2="2.277cm"><text:p/></draw:line></draw:g><text:soft-page-break/><text:span text:style-name="_5f_livret"><text:span text:style-name="T45"> Voici la représentation en perspective cavalière d’une maison de poupée. (Toutes les longueurs sont données en centimètres.)</text:span></text:span></text:h>
        </text:list-item>
      </text:list>
      <text:list xml:id="list90213727454844" text:continue-list="list90213991515627" text:style-name="liste_5f_abc">
        <text:list-item text:start-value="1">
          <text:p text:style-name="P94">Calcule <text:line-break/>la surface <text:line-break/><text:span text:style-name="T87">de bois nécessaire pour réaliser le modèle <text:line-break/>ci-dessus.</text:span></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3699315306" text:continue-numbering="true" text:style-name="liste_5f_abc">
        <text:list-item>
          <text:p text:style-name="P95"><text:span text:style-name="_5f_livret"><text:span text:style-name="T91">Sachant que le </text:span></text:span><text:span text:style-name="_5f_livret"><text:span text:style-name="T93">bois</text:span></text:span><text:span text:style-name="_5f_livret"><text:span text:style-name="T91"> choisi coûte 28,90 € le m², calcule le montant de sa dépense.</text:span></text:span></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4390545283" text:continue-numbering="true" text:style-name="liste_5f_abc">
        <text:list-item>
          <text:p text:style-name="P95"><text:span text:style-name="_5f_livret">Calcule, au </text:span><text:span text:style-name="_5f_livret"><text:span text:style-name="T13">L</text:span></text:span><text:span text:style-name="_5f_livret"> près, le volume de la maison.</text:span></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3509459666" text:continue-list="list90214071484747" text:style-name="Num_5f_Exo">
        <text:list-item>
          <text:h text:style-name="P77" text:outline-level="1"><draw:g text:anchor-type="paragraph" draw:z-index="31" draw:name="Forme21" draw:style-name="gr34"><draw:line draw:style-name="gr35" draw:text-style-name="P124" svg:x1="7.073cm" svg:y1="3.681cm" svg:x2="8.668cm" svg:y2="3.681cm"><text:p/></draw:line><draw:line draw:style-name="gr36" draw:text-style-name="P124" svg:x1="7.082cm" svg:y1="3.676cm" svg:x2="7.082cm" svg:y2="1.682cm"><text:p/></draw:line><draw:line draw:style-name="gr37" draw:text-style-name="P124" svg:x1="8.662cm" svg:y1="3.679cm" svg:x2="8.662cm" svg:y2="1.685cm"><text:p/></draw:line><draw:line draw:style-name="gr38" draw:text-style-name="P124" svg:x1="7.073cm" svg:y1="1.692cm" svg:x2="8.668cm" svg:y2="1.692cm"><text:p/></draw:line><draw:circle draw:style-name="gr39" draw:text-style-name="P124" svg:width="1.579cm" svg:height="1.579cm" svg:x="7.082cm" svg:y="0.893cm" draw:kind="arc" draw:start-angle="359.94" draw:end-angle="180.84"><text:p/></draw:circle><draw:line draw:style-name="gr40" draw:text-style-name="P124" svg:x1="7.552cm" svg:y1="3.276cm" svg:x2="9.147cm" svg:y2="3.276cm"><text:p/></draw:line><draw:line draw:style-name="gr40" draw:text-style-name="P124" svg:x1="7.559cm" svg:y1="3.275cm" svg:x2="7.559cm" svg:y2="1.281cm"><text:p/></draw:line><draw:line draw:style-name="gr41" draw:text-style-name="P124" svg:x1="9.137cm" svg:y1="3.288cm" svg:x2="9.137cm" svg:y2="1.294cm"><text:p/></draw:line><draw:line draw:style-name="gr40" draw:text-style-name="P124" svg:x1="7.552cm" svg:y1="1.295cm" svg:x2="9.147cm" svg:y2="1.295cm"><text:p/></draw:line><draw:circle draw:style-name="gr40" draw:text-style-name="P124" svg:width="1.579cm" svg:height="1.579cm" svg:x="7.56cm" svg:y="0.494cm" draw:kind="arc" draw:start-angle="359.94" draw:end-angle="180.84"><text:p/></draw:circle><draw:line draw:style-name="gr40" draw:text-style-name="P124" svg:x1="7.08cm" svg:y1="1.688cm" svg:x2="7.558cm" svg:y2="1.281cm"><text:p/></draw:line><draw:line draw:style-name="gr40" draw:text-style-name="P124" svg:x1="7.091cm" svg:y1="3.67cm" svg:x2="7.569cm" svg:y2="3.263cm"><text:p/></draw:line><draw:line draw:style-name="gr42" draw:text-style-name="P124" svg:x1="8.664cm" svg:y1="3.677cm" svg:x2="9.142cm" svg:y2="3.27cm"><text:p/></draw:line><draw:line draw:style-name="gr42" draw:text-style-name="P124" svg:x1="8.652cm" svg:y1="1.698cm" svg:x2="9.13cm" svg:y2="1.291cm"><text:p/></draw:line><draw:circle draw:style-name="gr43" draw:text-style-name="P124" svg:width="1.579cm" svg:height="1.579cm" svg:x="7.56cm" svg:y="0.496cm" draw:kind="arc" draw:start-angle="359.94" draw:end-angle="132"><text:p/></draw:circle><draw:line draw:style-name="gr42" draw:text-style-name="P124" svg:x1="7.343cm" svg:y1="1.09cm" svg:x2="7.855cm" svg:y2="0.663cm"><text:p/></draw:line></draw:g> Une borne kilométrique est un parallélépipède rectangle surmonté d’un demi‑cylindre. <text:line-break/>La hauteur totale de la borne est de 650 mm ; sa largeur est de 470 mm et sa profondeur est de 380 mm.</text:h>
        </text:list-item>
      </text:list>
      <text:list xml:id="list90214242099494" text:continue-list="list90214390545283" text:style-name="liste_5f_abc">
        <text:list-item text:start-value="1">
          <text:h text:style-name="P104" text:outline-level="1" text:restart-numbering="true" text:start-value="-1"><text:span text:style-name="_5f_livret"><text:span text:style-name="T46">Calcule le volume d’une borne.</text:span></text:span></text:h>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2975051192" text:continue-numbering="true" text:style-name="liste_5f_abc">
        <text:list-item>
          <text:h text:style-name="P105" text:outline-level="1"><text:span text:style-name="_5f_livret"><text:span text:style-name="T46">Sur les routes nationales, le demi‑cylindre est rouge. Calcule la surface à peindre en rouge.</text:span></text:span></text:h>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3846250120" text:continue-list="list90213509459666" text:style-name="Num_5f_Exo">
        <text:list-item>
          <text:h text:style-name="P71" text:outline-level="1"> <text:span text:style-name="T95">Voici la représentation en perspective d’une piscine. (Les proportions ne sont pas respectées.)</text:span></text:h>
        </text:list-item>
      </text:list>
      <text:p text:style-name="_5f_Paragraphe_20_livret_20_"><draw:g text:anchor-type="paragraph" draw:z-index="29" draw:name="Forme22" draw:style-name="gr56"><draw:g draw:style-name="gr13"><draw:polygon draw:style-name="gr57" draw:text-style-name="P131" svg:width="6.055cm" svg:height="0.652cm" svg:x="1.277cm" svg:y="0.938cm" svg:viewBox="0 0 6056 653" draw:points="1456,653 998,637 596,590 283,521 75,433 0,329 75,225 284,135 603,64 1006,18 1342,2 1471,0 1471,0 4747,0 6056,327 5072,653"><text:p/></draw:polygon><draw:line draw:style-name="gr58" draw:text-style-name="P132" svg:x1="2.749cm" svg:y1="0.939cm" svg:x2="6.026cm" svg:y2="0.939cm"><text:p/></draw:line><draw:line draw:style-name="gr59" draw:text-style-name="P132" svg:x1="2.751cm" svg:y1="1.591cm" svg:x2="6.354cm" svg:y2="1.591cm"><text:p/></draw:line><draw:line draw:style-name="gr60" draw:text-style-name="P132" svg:x1="6.351cm" svg:y1="2.896cm" svg:x2="7.335cm" svg:y2="2.567cm"><text:p/></draw:line><draw:line draw:style-name="gr61" draw:text-style-name="P132" svg:x1="7.335cm" svg:y1="1.26cm" svg:x2="7.335cm" svg:y2="2.566cm"><text:p/></draw:line><draw:line draw:style-name="gr62" draw:text-style-name="P132" svg:x1="6.351cm" svg:y1="1.591cm" svg:x2="6.351cm" svg:y2="2.899cm"><text:p/></draw:line><draw:line draw:style-name="gr63" draw:text-style-name="P132" svg:x1="2.749cm" svg:y1="1.591cm" svg:x2="2.749cm" svg:y2="2.899cm"><text:p/></draw:line><draw:ellipse draw:style-name="gr64" draw:text-style-name="P132" svg:width="2.946cm" svg:height="0.664cm" draw:transform="skewX (-0.00523598775598299) rotate (0.00122173047639603) translate (1.27881944444444cm 0.936625cm)" draw:kind="arc" draw:start-angle="90.03" draw:end-angle="269.42"><text:p/></draw:ellipse><draw:line draw:style-name="gr65" draw:text-style-name="P132" svg:x1="6.026cm" svg:y1="0.939cm" svg:x2="7.337cm" svg:y2="1.266cm"><text:p/></draw:line><draw:line draw:style-name="gr66" draw:text-style-name="P132" svg:x1="6.351cm" svg:y1="1.586cm" svg:x2="7.335cm" svg:y2="1.26cm"><text:p/></draw:line><draw:line draw:style-name="gr67" draw:text-style-name="P132" svg:x1="2.749cm" svg:y1="2.892cm" svg:x2="6.352cm" svg:y2="2.892cm"><text:p/></draw:line><draw:line draw:style-name="gr68" draw:text-style-name="P132" svg:x1="2.749cm" svg:y1="2.892cm" svg:x2="2.275cm" svg:y2="2.892cm"><text:p/></draw:line><draw:g draw:style-name="gr13"><draw:line draw:style-name="gr69" draw:text-style-name="P132" svg:x1="2.275cm" svg:y1="2.901cm" svg:x2="1.875cm" svg:y2="2.854cm"><text:p/></draw:line><draw:line draw:style-name="gr70" draw:text-style-name="P132" svg:x1="1.873cm" svg:y1="2.854cm" svg:x2="1.556cm" svg:y2="2.784cm"><text:p/></draw:line><draw:line draw:style-name="gr71" draw:text-style-name="P132" svg:x1="1.558cm" svg:y1="2.784cm" svg:x2="1.35cm" svg:y2="2.694cm"><text:p/></draw:line><draw:line draw:style-name="gr72" draw:text-style-name="P132" svg:x1="1.35cm" svg:y1="2.696cm" svg:x2="1.279cm" svg:y2="2.597cm"><text:p/></draw:line></draw:g><draw:line draw:style-name="gr73" draw:text-style-name="P132" svg:x1="1.277cm" svg:y1="1.241cm" svg:x2="1.277cm" svg:y2="2.585cm"><text:p/></draw:line><draw:line draw:style-name="gr74" draw:text-style-name="P132" svg:x1="2.424cm" svg:y1="0.939cm" svg:x2="2.424cm" svg:y2="1.592cm"><text:p/></draw:line><draw:line draw:style-name="gr75" draw:text-style-name="P132" svg:x1="6.026cm" svg:y1="0.939cm" svg:x2="6.026cm" svg:y2="1.592cm"><text:p/></draw:line><draw:line draw:style-name="gr76" draw:text-style-name="P133" svg:x1="2.774cm" svg:y1="3.37cm" svg:x2="6.375cm" svg:y2="3.37cm"><text:p/></draw:line><draw:line draw:style-name="gr77" draw:text-style-name="P133" svg:x1="6.576cm" svg:y1="3.332cm" svg:x2="7.562cm" svg:y2="3.001cm"><text:p/></draw:line><draw:line draw:style-name="gr78" draw:text-style-name="P133" svg:x1="2.424cm" svg:y1="0.939cm" svg:x2="2.75cm" svg:y2="1.588cm"><text:p/></draw:line><draw:frame draw:style-name="gr79" draw:text-style-name="P134" svg:width="1.183cm" svg:height="0.664cm" svg:x="2.593cm" svg:y="1.025cm"><draw:text-box><text:p text:style-name="P113"><text:span text:style-name="T100">5 m</text:span></text:p></draw:text-box></draw:frame><draw:frame draw:style-name="gr80" draw:text-style-name="P135" svg:width="0.906cm" svg:height="0.414cm" svg:x="4.15cm" svg:y="2.967cm"><draw:text-box><text:p text:style-name="P113"><text:span text:style-name="T101">10 m</text:span></text:p></draw:text-box></draw:frame><draw:frame draw:style-name="gr81" draw:text-style-name="P135" svg:width="0.682cm" svg:height="0.414cm" draw:transform="rotate (0.316777259236971) translate (6.57048611111111cm 2.81693055555556cm)"><draw:text-box><text:p text:style-name="P113"><text:span text:style-name="T101">4 m</text:span></text:p></draw:text-box></draw:frame><draw:line draw:style-name="gr82" draw:text-style-name="P133" svg:x1="7.872cm" svg:y1="1.26cm" svg:x2="7.872cm" svg:y2="2.555cm"><text:p/></draw:line><draw:frame draw:style-name="gr83" draw:text-style-name="P135" svg:width="1.017cm" svg:height="0.414cm" draw:transform="rotate (1.5707963267949) translate (7.40480555555556cm 2.42181944444444cm)"><draw:text-box><text:p text:style-name="P113"><text:span text:style-name="T101">1,2 m</text:span></text:p></draw:text-box></draw:frame><draw:line draw:style-name="gr84" draw:text-style-name="P124" svg:x1="6.579cm" svg:y1="1.406cm" svg:x2="6.706cm" svg:y2="1.579cm"><text:p/></draw:line><draw:line draw:style-name="gr85" draw:text-style-name="P124" svg:x1="6.678cm" svg:y1="1.406cm" svg:x2="6.805cm" svg:y2="1.579cm"><text:p/></draw:line><draw:line draw:style-name="gr86" draw:text-style-name="P124" svg:x1="6.597cm" svg:y1="1.189cm" svg:x2="6.724cm" svg:y2="1.016cm"><text:p/></draw:line><draw:line draw:style-name="gr87" draw:text-style-name="P124" svg:x1="6.696cm" svg:y1="1.189cm" svg:x2="6.823cm" svg:y2="1.016cm"><text:p/></draw:line><draw:line draw:style-name="gr88" draw:text-style-name="P133" svg:x1="6.193cm" svg:y1="0.774cm" svg:x2="7.308cm" svg:y2="0.774cm"><text:p/></draw:line><draw:frame draw:style-name="gr89" draw:text-style-name="P135" svg:width="1.017cm" svg:height="0.414cm" svg:x="6.234cm" svg:y="0.199cm"><draw:text-box><text:p text:style-name="P113"><text:span text:style-name="T101">3,1 m</text:span></text:p></draw:text-box></draw:frame></draw:g><draw:line draw:style-name="gr90" draw:text-style-name="P133" svg:x1="6.026cm" svg:y1="0.935cm" svg:x2="6.352cm" svg:y2="1.584cm"><text:p/></draw:line><draw:line draw:style-name="gr91" draw:text-style-name="P136" svg:x1="7.28cm" svg:y1="1.266cm" svg:x2="6.203cm" svg:y2="1.266cm"><text:p/></draw:line><draw:line draw:style-name="gr92" draw:text-style-name="P136" svg:x1="6.259cm" svg:y1="1.194cm" svg:x2="6.156cm" svg:y2="1.194cm"><text:p/></draw:line><draw:line draw:style-name="gr93" draw:text-style-name="P133" svg:x1="6.259cm" svg:y1="1.194cm" svg:x2="6.294cm" svg:y2="1.266cm"><text:p/></draw:line></draw:g><text:span text:style-name="corps"/></text:p>
      <text:p text:style-name="_5f_Paragraphe_20_livret_20_"><text:span text:style-name="corps"/></text:p>
      <text:p text:style-name="P66"><text:span text:style-name="corps"/></text:p>
      <text:p text:style-name="_5f_Paragraphe_20_livret_20_"><text:span text:style-name="corps"/></text:p>
      <text:p text:style-name="_5f_Paragraphe_20_livret_20_"><text:span text:style-name="corps"/></text:p>
      <text:list xml:id="list90213761376461" text:continue-list="list90212975051192" text:style-name="liste_5f_abc">
        <text:list-item text:start-value="1">
          <text:p text:style-name="P96">Calcule l’aire latérale de la piscine.</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62"><text:span text:style-name="_5f_pointillés_20_gris"><text:span text:style-name="T30"><text:tab/></text:span></text:span></text:p>
      <text:list xml:id="list90214955029770" text:continue-numbering="true" text:style-name="liste_5f_abc">
        <text:list-item>
          <text:p text:style-name="P91">Sur <text:span text:style-name="T44">un</text:span> pot de peinture, il est noté : « 1 L pour 1,3 m<text:span text:style-name="T78">2.</text:span> » Combien de pots de peinture de 1 L faudra-t-il pour peindre l’aire latérale de la piscine ?</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3277366434" text:continue-numbering="true" text:style-name="liste_5f_abc">
        <text:list-item>
          <text:p text:style-name="P92"><text:span text:style-name="_5f_livret">R</text:span><text:span text:style-name="_5f_livret"><text:span text:style-name="T91">estera-t-il assez de peinture pour peindre le fond de la piscine ?</text:span></text:span></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3729180616" text:continue-numbering="true" text:style-name="liste_5f_abc">
        <text:list-item>
          <text:p text:style-name="P88"><text:span text:style-name="_5f_livret"><text:span text:style-name="T77">Calcule, au litre près, le volume d’eau que peut contenir la piscine.</text:span></text:span></text:p>
        </text:list-item>
      </text:list>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list xml:id="list90213974105852" text:continue-numbering="true" text:style-name="liste_5f_abc">
        <text:list-item>
          <text:p text:style-name="P90"><text:span text:style-name="_5f_livret">La piscine est remplie aux </text:span><text:span text:style-name="_5f_livret"><draw:frame draw:style-name="fr5" draw:name="Objet3" text:anchor-type="as-char" svg:y="-0.542cm" svg:width="0.295cm" svg:height="0.873cm" draw:z-index="17"><draw:object xlink:href="./Object 3" xlink:type="simple" xlink:show="embed" xlink:actuate="onLoad"/><draw:image xlink:href="./ObjectReplacements/Object 3" xlink:type="simple" xlink:show="embed" xlink:actuate="onLoad"/><svg:desc>formule</svg:desc></draw:frame></text:span><text:span text:style-name="_5f_livret"><text:s/>de sa hauteur.</text:span></text:p>
        </text:list-item>
      </text:list>
      <text:p text:style-name="P35"><text:span text:style-name="_5f_livret">En France, en moyenne 1 m</text:span><text:span text:style-name="_5f_livret"><text:span text:style-name="T78">3</text:span></text:span><text:span text:style-name="_5f_livret"> d’eau coûte 2,95 €.</text:span></text:p>
      <text:p text:style-name="P35"><text:span text:style-name="_5f_livret">Combien coûte le remplissage de la piscine ?</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text:p text:style-name="P59"><text:span text:style-name="_5f_pointillés_20_gris"><text:span text:style-name="T30"><text:tab/></text:span></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Apple Chancery" svg:font-family="'Apple Chancery'" style:font-adornments="Gras"/>
    <style:font-face style:name="Tahoma2" svg:font-family="Tahoma"/>
    <style:font-face style:name="Courier New" svg:font-family="'Courier New'"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Andale Sans UI" svg:font-family="'Andale Sans UI'" style:font-pitch="variable"/>
    <style:font-face style:name="Arial Unicode MS" svg:font-family="'Arial Unicode MS'" style:font-pitch="variable"/>
    <style:font-face style:name="Lucida Sans1" svg:font-family="'Lucida Sans'" style:font-pitch="variable"/>
    <style:font-face style:name="Lucida Sans Unicode" svg:font-family="'Lucida Sans Unicode'" style:font-pitch="variable"/>
    <style:font-face style:name="OpenSymbol2" svg:font-family="OpenSymbol" style:font-pitch="variable"/>
    <style:font-face style:name="SimSun1" svg:font-family="SimSun" style:font-pitch="variable"/>
    <style:font-face style:name="Tahoma1" svg:font-family="Tahoma" style:font-pitch="variable"/>
    <style:font-face style:name="Arial1" svg:font-family="Arial" style:font-family-generic="roman" style:font-pitch="variable"/>
    <style:font-face style:name="Bitstream Vera Sans4"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Bitstream Vera Sans2"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1"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1" svg:font-family="'Lucida Sans Unicode'" style:font-family-generic="system" style:font-pitch="variable"/>
    <style:font-face style:name="MS Gothic" svg:font-family="'MS Gothic'"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Farbverlauf_20_1" draw:display-name="Farbverlauf 1" draw:style="linear" draw:start-color="#000000" draw:end-color="#ffffff" draw:start-intensity="100%" draw:end-intensity="100%" draw:angle="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17" draw:display-name="Gradient 17" draw:style="linear" draw:start-color="#9d0f89" draw:end-color="#6d075f" draw:start-intensity="100%" draw:end-intensity="100%" draw:angle="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gradient draw:name="violet" draw:style="linear" draw:start-color="#9d0f89" draw:end-color="#6d075f" draw:start-intensity="100%" draw:end-intensity="100%" draw:angle="900" draw:border="0%"/>
    <draw:gradient draw:name="violet3" draw:style="linear" draw:start-color="#9d0f89" draw:end-color="#6d075f" draw:start-intensity="100%" draw:end-intensity="100%" draw:angle="1800" draw:border="0%"/>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06cm" draw:rotation="0"/>
    <draw:hatch draw:name="Hatching_20_10" draw:display-name="Hatching 10" draw:style="single" draw:color="#000000" draw:distance="0.006cm" draw:rotation="0"/>
    <draw:hatch draw:name="Hatching_20_12" draw:display-name="Hatching 12" draw:style="single" draw:color="#000000" draw:distance="0.006cm" draw:rotation="0"/>
    <draw:hatch draw:name="Hatching_20_13" draw:display-name="Hatching 13" draw:style="single" draw:color="#000000" draw:distance="0.006cm" draw:rotation="0"/>
    <draw:hatch draw:name="Hatching_20_3" draw:display-name="Hatching 3" draw:style="single" draw:color="#000000" draw:distance="0.006cm" draw:rotation="0"/>
    <draw:hatch draw:name="Hatching_20_4" draw:display-name="Hatching 4" draw:style="single" draw:color="#000000" draw:distance="0.006cm" draw:rotation="0"/>
    <draw:hatch draw:name="Hatching_20_6" draw:display-name="Hatching 6" draw:style="single" draw:color="#000000" draw:distance="0.006cm" draw:rotation="0"/>
    <draw:hatch draw:name="Hatching_20_7" draw:display-name="Hatching 7" draw:style="single" draw:color="#000000" draw:distance="0.006cm" draw:rotation="0"/>
    <draw:hatch draw:name="Hatching_20_9" draw:display-name="Hatching 9" draw:style="single" draw:color="#000000" draw:distance="0.006cm" draw:rotation="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4" draw:display-name="Bitmape 4" xlink:href="Pictures/100000000000005900000047C4E2AD928ED72990.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hort_20_line_20_Arrow" draw:display-name="Short line Arrow" svg:viewBox="0 0 3000 3000" svg:d="M1500 0l1500 2789v211h-114l-1286-2392v2392h-200v-2392l-1286 2392h-114v-211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23" draw:display-name="Dashed (var) 223" draw:style="rect" draw:dots1="1" draw:dots1-length="0.003cm" draw:dots2="1" draw:dots2-length="0.003cm" draw:distance="0.003cm"/>
    <draw:stroke-dash draw:name="Dashed_20__28_var_29__20_224" draw:display-name="Dashed (var) 224" draw:style="rect" draw:dots1="1" draw:dots1-length="0.003cm" draw:dots2="1" draw:dots2-length="0.003cm" draw:distance="0.003cm"/>
    <draw:stroke-dash draw:name="Dashed_20__28_var_29__20_225" draw:display-name="Dashed (var) 225" draw:style="rect" draw:dots1="1" draw:dots1-length="0.003cm" draw:dots2="1" draw:dots2-length="0.003cm" draw:distance="0.003cm"/>
    <draw:stroke-dash draw:name="Dashed_20__28_var_29__20_226" draw:display-name="Dashed (var) 226" draw:style="rect" draw:dots1="1" draw:dots1-length="0.003cm" draw:dots2="1" draw:dots2-length="0.003cm" draw:distance="0.003cm"/>
    <draw:stroke-dash draw:name="Dashed_20__28_var_29__20_227" draw:display-name="Dashed (var) 227" draw:style="rect" draw:dots1="1" draw:dots1-length="0.003cm" draw:dots2="1" draw:dots2-length="0.003cm" draw:distance="0.003cm"/>
    <draw:stroke-dash draw:name="Dashed_20__28_var_29__20_228" draw:display-name="Dashed (var) 228" draw:style="rect" draw:dots1="1" draw:dots1-length="0.003cm" draw:dots2="1" draw:dots2-length="0.003cm" draw:distance="0.003cm"/>
    <draw:stroke-dash draw:name="Dashed_20__28_var_29__20_229" draw:display-name="Dashed (var) 229" draw:style="rect" draw:dots1="1" draw:dots1-length="0.003cm" draw:dots2="1" draw:dots2-length="0.003cm" draw:distance="0.003cm"/>
    <draw:stroke-dash draw:name="Dashed_20__28_var_29__20_23" draw:display-name="Dashed (var) 23" draw:style="rect" draw:dots1="1" draw:dots1-length="0.006cm" draw:dots2="1" draw:dots2-length="0.006cm" draw:distance="0.006cm"/>
    <draw:stroke-dash draw:name="Dashed_20__28_var_29__20_230" draw:display-name="Dashed (var) 230" draw:style="rect" draw:dots1="1" draw:dots1-length="0.003cm" draw:dots2="1" draw:dots2-length="0.003cm" draw:distance="0.003cm"/>
    <draw:stroke-dash draw:name="Dashed_20__28_var_29__20_231" draw:display-name="Dashed (var) 231" draw:style="rect" draw:dots1="1" draw:dots1-length="0.003cm" draw:dots2="1" draw:dots2-length="0.003cm" draw:distance="0.003cm"/>
    <draw:stroke-dash draw:name="Dashed_20__28_var_29__20_2313" draw:display-name="Dashed (var) 2313" draw:style="rect" draw:dots1="1" draw:dots1-length="0.011cm" draw:dots2="1" draw:dots2-length="0.011cm" draw:distance="0.011cm"/>
    <draw:stroke-dash draw:name="Dashed_20__28_var_29__20_232" draw:display-name="Dashed (var) 232" draw:style="rect" draw:dots1="1" draw:dots1-length="0.003cm" draw:dots2="1" draw:dots2-length="0.003cm" draw:distance="0.003cm"/>
    <draw:stroke-dash draw:name="Dashed_20__28_var_29__20_233" draw:display-name="Dashed (var) 233" draw:style="rect" draw:dots1="1" draw:dots1-length="0.003cm" draw:dots2="1" draw:dots2-length="0.003cm" draw:distance="0.003cm"/>
    <draw:stroke-dash draw:name="Dashed_20__28_var_29__20_238" draw:display-name="Dashed (var) 238" draw:style="rect" draw:dots1="1" draw:dots1-length="0.006cm" draw:dots2="1" draw:dots2-length="0.006cm" draw:distance="0.006cm"/>
    <draw:stroke-dash draw:name="Dashed_20__28_var_29__20_239" draw:display-name="Dashed (var) 239"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40" draw:display-name="Dashed (var) 240" draw:style="rect" draw:dots1="1" draw:dots1-length="0.006cm" draw:dots2="1" draw:dots2-length="0.006cm" draw:distance="0.006cm"/>
    <draw:stroke-dash draw:name="Dashed_20__28_var_29__20_241" draw:display-name="Dashed (var) 241" draw:style="rect" draw:dots1="1" draw:dots1-length="0.006cm" draw:dots2="1" draw:dots2-length="0.006cm" draw:distance="0.006cm"/>
    <draw:stroke-dash draw:name="Dashed_20__28_var_29__20_242" draw:display-name="Dashed (var) 242" draw:style="rect" draw:dots1="1" draw:dots1-length="0.006cm" draw:dots2="1" draw:dots2-length="0.006cm" draw:distance="0.006cm"/>
    <draw:stroke-dash draw:name="Dashed_20__28_var_29__20_243" draw:display-name="Dashed (var) 243" draw:style="rect" draw:dots1="1" draw:dots1-length="0.006cm" draw:dots2="1" draw:dots2-length="0.006cm" draw:distance="0.006cm"/>
    <draw:stroke-dash draw:name="Dashed_20__28_var_29__20_244" draw:display-name="Dashed (var) 24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3" draw:display-name="Dashed (var) 303" draw:style="rect" draw:dots1="1" draw:dots1-length="0.003cm" draw:dots2="1" draw:dots2-length="0.003cm" draw:distance="0.003cm"/>
    <draw:stroke-dash draw:name="Dashed_20__28_var_29__20_305" draw:display-name="Dashed (var) 305"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03cm" draw:dots2="1" draw:dots2-length="0.003cm" draw:distance="0.003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03cm" draw:dots2="1" draw:dots2-length="0.003cm" draw:distance="0.003cm"/>
    <draw:stroke-dash draw:name="Dashed_20__28_var_29__20_34" draw:display-name="Dashed (var) 34" draw:style="rect" draw:dots1="1" draw:dots1-length="0.011cm" draw:dots2="1" draw:dots2-length="0.011cm" draw:distance="0.011cm"/>
    <draw:stroke-dash draw:name="Dashed_20__28_var_29__20_340" draw:display-name="Dashed (var) 340" draw:style="rect" draw:dots1="1" draw:dots1-length="0.003cm" draw:dots2="1" draw:dots2-length="0.003cm" draw:distance="0.003cm"/>
    <draw:stroke-dash draw:name="Dashed_20__28_var_29__20_341" draw:display-name="Dashed (var) 341" draw:style="rect" draw:dots1="1" draw:dots1-length="0.003cm" draw:dots2="1" draw:dots2-length="0.003cm" draw:distance="0.003cm"/>
    <draw:stroke-dash draw:name="Dashed_20__28_var_29__20_342" draw:display-name="Dashed (var) 342" draw:style="rect" draw:dots1="1" draw:dots1-length="0.003cm" draw:dots2="1" draw:dots2-length="0.003cm" draw:distance="0.003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63" draw:display-name="Dashed (var) 463" draw:style="rect" draw:dots1="1" draw:dots1-length="0.003cm" draw:dots2="1" draw:dots2-length="0.003cm" draw:distance="0.003cm"/>
    <draw:stroke-dash draw:name="Dashed_20__28_var_29__20_464" draw:display-name="Dashed (var) 464" draw:style="rect" draw:dots1="1" draw:dots1-length="0.003cm" draw:dots2="1" draw:dots2-length="0.003cm" draw:distance="0.003cm"/>
    <draw:stroke-dash draw:name="Dashed_20__28_var_29__20_465" draw:display-name="Dashed (var) 465" draw:style="rect" draw:dots1="1" draw:dots1-length="0.003cm" draw:dots2="1" draw:dots2-length="0.003cm" draw:distance="0.003cm"/>
    <draw:stroke-dash draw:name="Dashed_20__28_var_29__20_466" draw:display-name="Dashed (var) 466" draw:style="rect" draw:dots1="1" draw:dots1-length="0.003cm" draw:dots2="1" draw:dots2-length="0.003cm" draw:distance="0.003cm"/>
    <draw:stroke-dash draw:name="Dashed_20__28_var_29__20_467" draw:display-name="Dashed (var) 467" draw:style="rect" draw:dots1="1" draw:dots1-length="0.003cm" draw:dots2="1" draw:dots2-length="0.003cm" draw:distance="0.003cm"/>
    <draw:stroke-dash draw:name="Dashed_20__28_var_29__20_468" draw:display-name="Dashed (var) 468" draw:style="rect" draw:dots1="1" draw:dots1-length="0.003cm" draw:dots2="1" draw:dots2-length="0.003cm" draw:distance="0.003cm"/>
    <draw:stroke-dash draw:name="Dashed_20__28_var_29__20_469" draw:display-name="Dashed (var) 469" draw:style="rect" draw:dots1="1" draw:dots1-length="0.003cm" draw:dots2="1" draw:dots2-length="0.003cm" draw:distance="0.003cm"/>
    <draw:stroke-dash draw:name="Dashed_20__28_var_29__20_47" draw:display-name="Dashed (var) 47" draw:style="rect" draw:dots1="1" draw:dots1-length="0.011cm" draw:dots2="1" draw:dots2-length="0.011cm" draw:distance="0.011cm"/>
    <draw:stroke-dash draw:name="Dashed_20__28_var_29__20_470" draw:display-name="Dashed (var) 470" draw:style="rect" draw:dots1="1" draw:dots1-length="0.003cm" draw:dots2="1" draw:dots2-length="0.003cm" draw:distance="0.003cm"/>
    <draw:stroke-dash draw:name="Dashed_20__28_var_29__20_471" draw:display-name="Dashed (var) 471" draw:style="rect" draw:dots1="1" draw:dots1-length="0.003cm" draw:dots2="1" draw:dots2-length="0.003cm" draw:distance="0.003cm"/>
    <draw:stroke-dash draw:name="Dashed_20__28_var_29__20_472" draw:display-name="Dashed (var) 472" draw:style="rect" draw:dots1="1" draw:dots1-length="0.003cm" draw:dots2="1" draw:dots2-length="0.003cm" draw:distance="0.003cm"/>
    <draw:stroke-dash draw:name="Dashed_20__28_var_29__20_473" draw:display-name="Dashed (var) 473" draw:style="rect" draw:dots1="1" draw:dots1-length="0.003cm" draw:dots2="1" draw:dots2-length="0.003cm" draw:distance="0.003cm"/>
    <draw:stroke-dash draw:name="Dashed_20__28_var_29__20_474" draw:display-name="Dashed (var) 474" draw:style="rect" draw:dots1="1" draw:dots1-length="0.003cm" draw:dots2="1" draw:dots2-length="0.003cm" draw:distance="0.003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795" draw:display-name="Dashed (var) 6795" draw:style="rect" draw:dots1="1" draw:dots1-length="0.006cm" draw:dots2="1" draw:dots2-length="0.006cm" draw:distance="0.006cm"/>
    <draw:stroke-dash draw:name="Dashed_20__28_var_29__20_6796" draw:display-name="Dashed (var) 6796" draw:style="rect" draw:dots1="1" draw:dots1-length="0.006cm" draw:dots2="1" draw:dots2-length="0.006cm" draw:distance="0.006cm"/>
    <draw:stroke-dash draw:name="Dashed_20__28_var_29__20_6798" draw:display-name="Dashed (var) 6798" draw:style="rect" draw:dots1="1" draw:dots1-length="0.006cm" draw:dots2="1" draw:dots2-length="0.006cm" draw:distance="0.006cm"/>
    <draw:stroke-dash draw:name="Dashed_20__28_var_29__20_6799" draw:display-name="Dashed (var) 6799" draw:style="rect" draw:dots1="1" draw:dots1-length="0.006cm" draw:dots2="1" draw:dots2-length="0.006cm" draw:distance="0.006cm"/>
    <draw:stroke-dash draw:name="Dashed_20__28_var_29__20_68" draw:display-name="Dashed (var) 68" draw:style="rect" draw:dots1="1" draw:dots1-length="0.002cm" draw:dots2="1" draw:dots2-length="0.002cm" draw:distance="0.002cm"/>
    <draw:stroke-dash draw:name="Dashed_20__28_var_29__20_6801" draw:display-name="Dashed (var) 6801" draw:style="rect" draw:dots1="1" draw:dots1-length="0.006cm" draw:dots2="1" draw:dots2-length="0.006cm" draw:distance="0.006cm"/>
    <draw:stroke-dash draw:name="Dashed_20__28_var_29__20_6802" draw:display-name="Dashed (var) 6802" draw:style="rect" draw:dots1="1" draw:dots1-length="0.006cm" draw:dots2="1" draw:dots2-length="0.006cm" draw:distance="0.006cm"/>
    <draw:stroke-dash draw:name="Dashed_20__28_var_29__20_6804" draw:display-name="Dashed (var) 6804" draw:style="rect" draw:dots1="1" draw:dots1-length="0.006cm" draw:dots2="1" draw:dots2-length="0.006cm" draw:distance="0.006cm"/>
    <draw:stroke-dash draw:name="Dashed_20__28_var_29__20_6805" draw:display-name="Dashed (var) 6805" draw:style="rect" draw:dots1="1" draw:dots1-length="0.006cm" draw:dots2="1" draw:dots2-length="0.006cm" draw:distance="0.006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272" draw:display-name="Dashed (var) 7272" draw:style="rect" draw:dots1="1" draw:dots1-length="0.003cm" draw:dots2="1" draw:dots2-length="0.003cm" draw:distance="0.003cm"/>
    <draw:stroke-dash draw:name="Dashed_20__28_var_29__20_7273" draw:display-name="Dashed (var) 7273" draw:style="rect" draw:dots1="1" draw:dots1-length="0.003cm" draw:dots2="1" draw:dots2-length="0.003cm" draw:distance="0.003cm"/>
    <draw:stroke-dash draw:name="Dashed_20__28_var_29__20_7274" draw:display-name="Dashed (var) 7274" draw:style="rect" draw:dots1="1" draw:dots1-length="0.003cm" draw:dots2="1" draw:dots2-length="0.003cm" draw:distance="0.003cm"/>
    <draw:stroke-dash draw:name="Dashed_20__28_var_29__20_7275" draw:display-name="Dashed (var) 7275" draw:style="rect" draw:dots1="1" draw:dots1-length="0.003cm" draw:dots2="1" draw:dots2-length="0.003cm" draw:distance="0.003cm"/>
    <draw:stroke-dash draw:name="Dashed_20__28_var_29__20_7276" draw:display-name="Dashed (var) 7276" draw:style="rect" draw:dots1="1" draw:dots1-length="0.003cm" draw:dots2="1" draw:dots2-length="0.003cm" draw:distance="0.003cm"/>
    <draw:stroke-dash draw:name="Dashed_20__28_var_29__20_7277" draw:display-name="Dashed (var) 7277" draw:style="rect" draw:dots1="1" draw:dots1-length="0.003cm" draw:dots2="1" draw:dots2-length="0.003cm" draw:distance="0.003cm"/>
    <draw:stroke-dash draw:name="Dashed_20__28_var_29__20_7278" draw:display-name="Dashed (var) 7278" draw:style="rect" draw:dots1="1" draw:dots1-length="0.003cm" draw:dots2="1" draw:dots2-length="0.003cm" draw:distance="0.003cm"/>
    <draw:stroke-dash draw:name="Dashed_20__28_var_29__20_7279" draw:display-name="Dashed (var) 7279" draw:style="rect" draw:dots1="1" draw:dots1-length="0.003cm" draw:dots2="1" draw:dots2-length="0.003cm" draw:distance="0.003cm"/>
    <draw:stroke-dash draw:name="Dashed_20__28_var_29__20_7280" draw:display-name="Dashed (var) 7280" draw:style="rect" draw:dots1="1" draw:dots1-length="0.003cm" draw:dots2="1" draw:dots2-length="0.003cm" draw:distance="0.003cm"/>
    <draw:stroke-dash draw:name="Dashed_20__28_var_29__20_7281" draw:display-name="Dashed (var) 7281" draw:style="rect" draw:dots1="1" draw:dots1-length="0.003cm" draw:dots2="1" draw:dots2-length="0.003cm" draw:distance="0.003cm"/>
    <draw:stroke-dash draw:name="Dashed_20__28_var_29__20_7282" draw:display-name="Dashed (var) 7282" draw:style="rect" draw:dots1="1" draw:dots1-length="0.003cm" draw:dots2="1" draw:dots2-length="0.003cm" draw:distance="0.003cm"/>
    <draw:stroke-dash draw:name="Dashed_20__28_var_29__20_7283" draw:display-name="Dashed (var) 7283" draw:style="rect" draw:dots1="1" draw:dots1-length="0.003cm" draw:dots2="1" draw:dots2-length="0.003cm" draw:distance="0.003cm"/>
    <draw:stroke-dash draw:name="Dashed_20__28_var_29__20_7284" draw:display-name="Dashed (var) 7284" draw:style="rect" draw:dots1="1" draw:dots1-length="0.003cm" draw:dots2="1" draw:dots2-length="0.003cm" draw:distance="0.003cm"/>
    <draw:stroke-dash draw:name="Dashed_20__28_var_29__20_7285" draw:display-name="Dashed (var) 7285" draw:style="rect" draw:dots1="1" draw:dots1-length="0.003cm" draw:dots2="1" draw:dots2-length="0.003cm" draw:distance="0.003cm"/>
    <draw:stroke-dash draw:name="Dashed_20__28_var_29__20_7286" draw:display-name="Dashed (var) 7286" draw:style="rect" draw:dots1="1" draw:dots1-length="0.003cm" draw:dots2="1" draw:dots2-length="0.003cm" draw:distance="0.003cm"/>
    <draw:stroke-dash draw:name="Dashed_20__28_var_29__20_7287" draw:display-name="Dashed (var) 7287" draw:style="rect" draw:dots1="1" draw:dots1-length="0.003cm" draw:dots2="1" draw:dots2-length="0.003cm" draw:distance="0.003cm"/>
    <draw:stroke-dash draw:name="Dashed_20__28_var_29__20_7288" draw:display-name="Dashed (var) 7288" draw:style="rect" draw:dots1="1" draw:dots1-length="0.003cm" draw:dots2="1" draw:dots2-length="0.003cm" draw:distance="0.003cm"/>
    <draw:stroke-dash draw:name="Dashed_20__28_var_29__20_7289" draw:display-name="Dashed (var) 7289" draw:style="rect" draw:dots1="1" draw:dots1-length="0.011cm" draw:dots2="1" draw:dots2-length="0.011cm" draw:distance="0.011cm"/>
    <draw:stroke-dash draw:name="Dashed_20__28_var_29__20_7290" draw:display-name="Dashed (var) 7290" draw:style="rect" draw:dots1="1" draw:dots1-length="0.011cm" draw:dots2="1" draw:dots2-length="0.011cm" draw:distance="0.011cm"/>
    <draw:stroke-dash draw:name="Dashed_20__28_var_29__20_7291" draw:display-name="Dashed (var) 7291" draw:style="rect" draw:dots1="1" draw:dots1-length="0.011cm" draw:dots2="1" draw:dots2-length="0.011cm" draw:distance="0.011cm"/>
    <draw:stroke-dash draw:name="Dashed_20__28_var_29__20_7292" draw:display-name="Dashed (var) 7292" draw:style="rect" draw:dots1="1" draw:dots1-length="0.011cm" draw:dots2="1" draw:dots2-length="0.011cm" draw:distance="0.011cm"/>
    <draw:stroke-dash draw:name="Dashed_20__28_var_29__20_7293" draw:display-name="Dashed (var) 7293" draw:style="rect" draw:dots1="1" draw:dots1-length="0.011cm" draw:dots2="1" draw:dots2-length="0.011cm" draw:distance="0.011cm"/>
    <draw:stroke-dash draw:name="Dashed_20__28_var_29__20_7294" draw:display-name="Dashed (var) 7294" draw:style="rect" draw:dots1="1" draw:dots1-length="0.011cm" draw:dots2="1" draw:dots2-length="0.011cm" draw:distance="0.011cm"/>
    <draw:stroke-dash draw:name="Dashed_20__28_var_29__20_7295" draw:display-name="Dashed (var) 7295" draw:style="rect" draw:dots1="1" draw:dots1-length="0.011cm" draw:dots2="1" draw:dots2-length="0.011cm" draw:distance="0.011cm"/>
    <draw:stroke-dash draw:name="Dashed_20__28_var_29__20_7296" draw:display-name="Dashed (var) 7296" draw:style="rect" draw:dots1="1" draw:dots1-length="0.011cm" draw:dots2="1" draw:dots2-length="0.011cm" draw:distance="0.011cm"/>
    <draw:stroke-dash draw:name="Dashed_20__28_var_29__20_7297" draw:display-name="Dashed (var) 7297" draw:style="rect" draw:dots1="1" draw:dots1-length="0.011cm" draw:dots2="1" draw:dots2-length="0.011cm" draw:distance="0.011cm"/>
    <draw:stroke-dash draw:name="Dashed_20__28_var_29__20_7298" draw:display-name="Dashed (var) 7298" draw:style="rect" draw:dots1="1" draw:dots1-length="0.011cm" draw:dots2="1" draw:dots2-length="0.011cm" draw:distance="0.011cm"/>
    <draw:stroke-dash draw:name="Dashed_20__28_var_29__20_7299" draw:display-name="Dashed (var) 7299" draw:style="rect" draw:dots1="1" draw:dots1-length="0.011cm" draw:dots2="1" draw:dots2-length="0.011cm" draw:distance="0.011cm"/>
    <draw:stroke-dash draw:name="Dashed_20__28_var_29__20_73" draw:display-name="Dashed (var) 73" draw:style="rect" draw:dots1="1" draw:dots1-length="0.011cm" draw:dots2="1" draw:dots2-length="0.011cm" draw:distance="0.011cm"/>
    <draw:stroke-dash draw:name="Dashed_20__28_var_29__20_7300" draw:display-name="Dashed (var) 7300" draw:style="rect" draw:dots1="1" draw:dots1-length="0.011cm" draw:dots2="1" draw:dots2-length="0.011cm" draw:distance="0.011cm"/>
    <draw:stroke-dash draw:name="Dashed_20__28_var_29__20_7301" draw:display-name="Dashed (var) 7301" draw:style="rect" draw:dots1="1" draw:dots1-length="0.011cm" draw:dots2="1" draw:dots2-length="0.011cm" draw:distance="0.011cm"/>
    <draw:stroke-dash draw:name="Dashed_20__28_var_29__20_7302" draw:display-name="Dashed (var) 7302" draw:style="rect" draw:dots1="1" draw:dots1-length="0.011cm" draw:dots2="1" draw:dots2-length="0.011cm" draw:distance="0.011cm"/>
    <draw:stroke-dash draw:name="Dashed_20__28_var_29__20_7303" draw:display-name="Dashed (var) 7303" draw:style="rect" draw:dots1="1" draw:dots1-length="0.011cm" draw:dots2="1" draw:dots2-length="0.011cm" draw:distance="0.011cm"/>
    <draw:stroke-dash draw:name="Dashed_20__28_var_29__20_7304" draw:display-name="Dashed (var) 7304" draw:style="rect" draw:dots1="1" draw:dots1-length="0.051cm" draw:dots2="1" draw:dots2-length="0.051cm" draw:distance="0.051cm"/>
    <draw:stroke-dash draw:name="Dashed_20__28_var_29__20_7305" draw:display-name="Dashed (var) 7305" draw:style="rect" draw:dots1="1" draw:dots1-length="0.051cm" draw:dots2="1" draw:dots2-length="0.051cm" draw:distance="0.051cm"/>
    <draw:stroke-dash draw:name="Dashed_20__28_var_29__20_7306" draw:display-name="Dashed (var) 7306" draw:style="rect" draw:dots1="1" draw:dots1-length="0.051cm" draw:dots2="1" draw:dots2-length="0.051cm" draw:distance="0.051cm"/>
    <draw:stroke-dash draw:name="Dashed_20__28_var_29__20_7307" draw:display-name="Dashed (var) 7307" draw:style="rect" draw:dots1="1" draw:dots1-length="0.051cm" draw:dots2="1" draw:dots2-length="0.051cm" draw:distance="0.051cm"/>
    <draw:stroke-dash draw:name="Dashed_20__28_var_29__20_7308" draw:display-name="Dashed (var) 7308" draw:style="rect" draw:dots1="1" draw:dots1-length="0.051cm" draw:dots2="1" draw:dots2-length="0.051cm" draw:distance="0.051cm"/>
    <draw:stroke-dash draw:name="Dashed_20__28_var_29__20_7309" draw:display-name="Dashed (var) 7309" draw:style="rect" draw:dots1="1" draw:dots1-length="0.051cm" draw:dots2="1" draw:dots2-length="0.051cm" draw:distance="0.051cm"/>
    <draw:stroke-dash draw:name="Dashed_20__28_var_29__20_7310" draw:display-name="Dashed (var) 7310" draw:style="rect" draw:dots1="1" draw:dots1-length="0.051cm" draw:dots2="1" draw:dots2-length="0.051cm" draw:distance="0.051cm"/>
    <draw:stroke-dash draw:name="Dashed_20__28_var_29__20_7311" draw:display-name="Dashed (var) 7311" draw:style="rect" draw:dots1="1" draw:dots1-length="0.051cm" draw:dots2="1" draw:dots2-length="0.051cm" draw:distance="0.051cm"/>
    <draw:stroke-dash draw:name="Dashed_20__28_var_29__20_7312" draw:display-name="Dashed (var) 7312" draw:style="rect" draw:dots1="1" draw:dots1-length="0.051cm" draw:dots2="1" draw:dots2-length="0.051cm" draw:distance="0.051cm"/>
    <draw:stroke-dash draw:name="Dashed_20__28_var_29__20_7313" draw:display-name="Dashed (var) 7313" draw:style="rect" draw:dots1="1" draw:dots1-length="0.051cm" draw:dots2="1" draw:dots2-length="0.051cm" draw:distance="0.051cm"/>
    <draw:stroke-dash draw:name="Dashed_20__28_var_29__20_7314" draw:display-name="Dashed (var) 7314" draw:style="rect" draw:dots1="1" draw:dots1-length="0.051cm" draw:dots2="1" draw:dots2-length="0.051cm" draw:distance="0.051cm"/>
    <draw:stroke-dash draw:name="Dashed_20__28_var_29__20_7315" draw:display-name="Dashed (var) 7315" draw:style="rect" draw:dots1="1" draw:dots1-length="0.011cm" draw:dots2="1" draw:dots2-length="0.011cm" draw:distance="0.011cm"/>
    <draw:stroke-dash draw:name="Dashed_20__28_var_29__20_7316" draw:display-name="Dashed (var) 7316" draw:style="rect" draw:dots1="1" draw:dots1-length="0.011cm" draw:dots2="1" draw:dots2-length="0.011cm" draw:distance="0.011cm"/>
    <draw:stroke-dash draw:name="Dashed_20__28_var_29__20_7317" draw:display-name="Dashed (var) 7317" draw:style="rect" draw:dots1="1" draw:dots1-length="0.011cm" draw:dots2="1" draw:dots2-length="0.011cm" draw:distance="0.011cm"/>
    <draw:stroke-dash draw:name="Dashed_20__28_var_29__20_7318" draw:display-name="Dashed (var) 7318" draw:style="rect" draw:dots1="1" draw:dots1-length="0.011cm" draw:dots2="1" draw:dots2-length="0.011cm" draw:distance="0.011cm"/>
    <draw:stroke-dash draw:name="Dashed_20__28_var_29__20_7319" draw:display-name="Dashed (var) 7319" draw:style="rect" draw:dots1="1" draw:dots1-length="0.011cm" draw:dots2="1" draw:dots2-length="0.011cm" draw:distance="0.011cm"/>
    <draw:stroke-dash draw:name="Dashed_20__28_var_29__20_7320" draw:display-name="Dashed (var) 7320" draw:style="rect" draw:dots1="1" draw:dots1-length="0.011cm" draw:dots2="1" draw:dots2-length="0.011cm" draw:distance="0.011cm"/>
    <draw:stroke-dash draw:name="Dashed_20__28_var_29__20_7321" draw:display-name="Dashed (var) 7321" draw:style="rect" draw:dots1="1" draw:dots1-length="0.011cm" draw:dots2="1" draw:dots2-length="0.011cm" draw:distance="0.011cm"/>
    <draw:stroke-dash draw:name="Dashed_20__28_var_29__20_7322" draw:display-name="Dashed (var) 7322" draw:style="rect" draw:dots1="1" draw:dots1-length="0.011cm" draw:dots2="1" draw:dots2-length="0.011cm" draw:distance="0.011cm"/>
    <draw:stroke-dash draw:name="Dashed_20__28_var_29__20_7323" draw:display-name="Dashed (var) 7323" draw:style="rect" draw:dots1="1" draw:dots1-length="0.011cm" draw:dots2="1" draw:dots2-length="0.011cm" draw:distance="0.011cm"/>
    <draw:stroke-dash draw:name="Dashed_20__28_var_29__20_7324" draw:display-name="Dashed (var) 7324" draw:style="rect" draw:dots1="1" draw:dots1-length="0.011cm" draw:dots2="1" draw:dots2-length="0.011cm" draw:distance="0.011cm"/>
    <draw:stroke-dash draw:name="Dashed_20__28_var_29__20_7325" draw:display-name="Dashed (var) 7325" draw:style="rect" draw:dots1="1" draw:dots1-length="0.011cm" draw:dots2="1" draw:dots2-length="0.011cm" draw:distance="0.011cm"/>
    <draw:stroke-dash draw:name="Dashed_20__28_var_29__20_7326" draw:display-name="Dashed (var) 7326" draw:style="rect" draw:dots1="1" draw:dots1-length="0.011cm" draw:dots2="1" draw:dots2-length="0.011cm" draw:distance="0.011cm"/>
    <draw:stroke-dash draw:name="Dashed_20__28_var_29__20_7327" draw:display-name="Dashed (var) 7327" draw:style="rect" draw:dots1="1" draw:dots1-length="0.011cm" draw:dots2="1" draw:dots2-length="0.011cm" draw:distance="0.011cm"/>
    <draw:stroke-dash draw:name="Dashed_20__28_var_29__20_7328" draw:display-name="Dashed (var) 7328" draw:style="rect" draw:dots1="1" draw:dots1-length="0.011cm" draw:dots2="1" draw:dots2-length="0.011cm" draw:distance="0.011cm"/>
    <draw:stroke-dash draw:name="Dashed_20__28_var_29__20_7329" draw:display-name="Dashed (var) 7329" draw:style="rect" draw:dots1="1" draw:dots1-length="0.011cm" draw:dots2="1" draw:dots2-length="0.011cm" draw:distance="0.011cm"/>
    <draw:stroke-dash draw:name="Dashed_20__28_var_29__20_7330" draw:display-name="Dashed (var) 7330" draw:style="rect" draw:dots1="1" draw:dots1-length="0.011cm" draw:dots2="1" draw:dots2-length="0.011cm" draw:distance="0.011cm"/>
    <draw:stroke-dash draw:name="Dashed_20__28_var_29__20_7331" draw:display-name="Dashed (var) 7331" draw:style="rect" draw:dots1="1" draw:dots1-length="0.011cm" draw:dots2="1" draw:dots2-length="0.011cm" draw:distance="0.011cm"/>
    <draw:stroke-dash draw:name="Dashed_20__28_var_29__20_7332" draw:display-name="Dashed (var) 7332" draw:style="rect" draw:dots1="1" draw:dots1-length="0.011cm" draw:dots2="1" draw:dots2-length="0.011cm" draw:distance="0.011cm"/>
    <draw:stroke-dash draw:name="Dashed_20__28_var_29__20_7333" draw:display-name="Dashed (var) 7333" draw:style="rect" draw:dots1="1" draw:dots1-length="0.006cm" draw:dots2="1" draw:dots2-length="0.006cm" draw:distance="0.006cm"/>
    <draw:stroke-dash draw:name="Dashed_20__28_var_29__20_7334" draw:display-name="Dashed (var) 7334" draw:style="rect" draw:dots1="1" draw:dots1-length="0.006cm" draw:dots2="1" draw:dots2-length="0.006cm" draw:distance="0.006cm"/>
    <draw:stroke-dash draw:name="Dashed_20__28_var_29__20_7335" draw:display-name="Dashed (var) 7335" draw:style="rect" draw:dots1="1" draw:dots1-length="0.016cm" draw:dots2="1" draw:dots2-length="0.016cm" draw:distance="0.016cm"/>
    <draw:stroke-dash draw:name="Dashed_20__28_var_29__20_7336" draw:display-name="Dashed (var) 7336" draw:style="rect" draw:dots1="1" draw:dots1-length="0.006cm" draw:dots2="1" draw:dots2-length="0.006cm" draw:distance="0.006cm"/>
    <draw:stroke-dash draw:name="Dashed_20__28_var_29__20_7337" draw:display-name="Dashed (var) 7337" draw:style="rect" draw:dots1="1" draw:dots1-length="0.006cm" draw:dots2="1" draw:dots2-length="0.006cm" draw:distance="0.006cm"/>
    <draw:stroke-dash draw:name="Dashed_20__28_var_29__20_7338" draw:display-name="Dashed (var) 7338" draw:style="rect" draw:dots1="1" draw:dots1-length="0.006cm" draw:dots2="1" draw:dots2-length="0.006cm" draw:distance="0.006cm"/>
    <draw:stroke-dash draw:name="Dashed_20__28_var_29__20_7339" draw:display-name="Dashed (var) 7339" draw:style="rect" draw:dots1="1" draw:dots1-length="0.016cm" draw:dots2="1" draw:dots2-length="0.016cm" draw:distance="0.016cm"/>
    <draw:stroke-dash draw:name="Dashed_20__28_var_29__20_7340" draw:display-name="Dashed (var) 7340" draw:style="rect" draw:dots1="1" draw:dots1-length="0.016cm" draw:dots2="1" draw:dots2-length="0.016cm" draw:distance="0.016cm"/>
    <draw:stroke-dash draw:name="Dashed_20__28_var_29__20_7341" draw:display-name="Dashed (var) 7341" draw:style="rect" draw:dots1="1" draw:dots1-length="0.006cm" draw:dots2="1" draw:dots2-length="0.006cm" draw:distance="0.006cm"/>
    <draw:stroke-dash draw:name="Dashed_20__28_var_29__20_7342" draw:display-name="Dashed (var) 7342" draw:style="rect" draw:dots1="1" draw:dots1-length="0.006cm" draw:dots2="1" draw:dots2-length="0.006cm" draw:distance="0.006cm"/>
    <draw:stroke-dash draw:name="Dashed_20__28_var_29__20_7343" draw:display-name="Dashed (var) 7343" draw:style="rect" draw:dots1="1" draw:dots1-length="0.016cm" draw:dots2="1" draw:dots2-length="0.016cm" draw:distance="0.016cm"/>
    <draw:stroke-dash draw:name="Dashed_20__28_var_29__20_7344" draw:display-name="Dashed (var) 7344" draw:style="rect" draw:dots1="1" draw:dots1-length="0.016cm" draw:dots2="1" draw:dots2-length="0.016cm" draw:distance="0.016cm"/>
    <draw:stroke-dash draw:name="Dashed_20__28_var_29__20_7345" draw:display-name="Dashed (var) 7345" draw:style="rect" draw:dots1="1" draw:dots1-length="0.016cm" draw:dots2="1" draw:dots2-length="0.016cm" draw:distance="0.016cm"/>
    <draw:stroke-dash draw:name="Dashed_20__28_var_29__20_7346" draw:display-name="Dashed (var) 7346" draw:style="rect" draw:dots1="1" draw:dots1-length="0.006cm" draw:dots2="1" draw:dots2-length="0.006cm" draw:distance="0.006cm"/>
    <draw:stroke-dash draw:name="Dashed_20__28_var_29__20_7347" draw:display-name="Dashed (var) 7347" draw:style="rect" draw:dots1="1" draw:dots1-length="0.006cm" draw:dots2="1" draw:dots2-length="0.006cm" draw:distance="0.006cm"/>
    <draw:stroke-dash draw:name="Dashed_20__28_var_29__20_7348" draw:display-name="Dashed (var) 7348" draw:style="rect" draw:dots1="1" draw:dots1-length="0.006cm" draw:dots2="1" draw:dots2-length="0.006cm" draw:distance="0.006cm"/>
    <draw:stroke-dash draw:name="Dashed_20__28_var_29__20_7349" draw:display-name="Dashed (var) 7349" draw:style="rect" draw:dots1="1" draw:dots1-length="0.006cm" draw:dots2="1" draw:dots2-length="0.006cm" draw:distance="0.006cm"/>
    <draw:stroke-dash draw:name="Dashed_20__28_var_29__20_7350" draw:display-name="Dashed (var) 7350" draw:style="rect" draw:dots1="1" draw:dots1-length="0.006cm" draw:dots2="1" draw:dots2-length="0.006cm" draw:distance="0.006cm"/>
    <draw:stroke-dash draw:name="Dashed_20__28_var_29__20_7351" draw:display-name="Dashed (var) 7351" draw:style="rect" draw:dots1="1" draw:dots1-length="0.006cm" draw:dots2="1" draw:dots2-length="0.006cm" draw:distance="0.006cm"/>
    <draw:stroke-dash draw:name="Dashed_20__28_var_29__20_7352" draw:display-name="Dashed (var) 7352" draw:style="rect" draw:dots1="1" draw:dots1-length="0.006cm" draw:dots2="1" draw:dots2-length="0.006cm" draw:distance="0.006cm"/>
    <draw:stroke-dash draw:name="Dashed_20__28_var_29__20_7353" draw:display-name="Dashed (var) 7353" draw:style="rect" draw:dots1="1" draw:dots1-length="0.006cm" draw:dots2="1" draw:dots2-length="0.006cm" draw:distance="0.006cm"/>
    <draw:stroke-dash draw:name="Dashed_20__28_var_29__20_7354" draw:display-name="Dashed (var) 7354" draw:style="rect" draw:dots1="1" draw:dots1-length="0.006cm" draw:dots2="1" draw:dots2-length="0.006cm" draw:distance="0.006cm"/>
    <draw:stroke-dash draw:name="Dashed_20__28_var_29__20_7355" draw:display-name="Dashed (var) 7355" draw:style="rect" draw:dots1="1" draw:dots1-length="0.006cm" draw:dots2="1" draw:dots2-length="0.006cm" draw:distance="0.006cm"/>
    <draw:stroke-dash draw:name="Dashed_20__28_var_29__20_7356" draw:display-name="Dashed (var) 7356" draw:style="rect" draw:dots1="1" draw:dots1-length="0.011cm" draw:dots2="1" draw:dots2-length="0.011cm" draw:distance="0.011cm"/>
    <draw:stroke-dash draw:name="Dashed_20__28_var_29__20_7357" draw:display-name="Dashed (var) 7357" draw:style="rect" draw:dots1="1" draw:dots1-length="0.011cm" draw:dots2="1" draw:dots2-length="0.011cm" draw:distance="0.011cm"/>
    <draw:stroke-dash draw:name="Dashed_20__28_var_29__20_7358" draw:display-name="Dashed (var) 7358" draw:style="rect" draw:dots1="1" draw:dots1-length="0.011cm" draw:dots2="1" draw:dots2-length="0.011cm" draw:distance="0.011cm"/>
    <draw:stroke-dash draw:name="Dashed_20__28_var_29__20_7359" draw:display-name="Dashed (var) 7359" draw:style="rect" draw:dots1="1" draw:dots1-length="0.011cm" draw:dots2="1" draw:dots2-length="0.011cm" draw:distance="0.011cm"/>
    <draw:stroke-dash draw:name="Dashed_20__28_var_29__20_7360" draw:display-name="Dashed (var) 7360" draw:style="rect" draw:dots1="1" draw:dots1-length="0.011cm" draw:dots2="1" draw:dots2-length="0.011cm" draw:distance="0.011cm"/>
    <draw:stroke-dash draw:name="Dashed_20__28_var_29__20_7361" draw:display-name="Dashed (var) 7361" draw:style="rect" draw:dots1="1" draw:dots1-length="0.011cm" draw:dots2="1" draw:dots2-length="0.011cm" draw:distance="0.011cm"/>
    <draw:stroke-dash draw:name="Dashed_20__28_var_29__20_7362" draw:display-name="Dashed (var) 7362" draw:style="rect" draw:dots1="1" draw:dots1-length="0.011cm" draw:dots2="1" draw:dots2-length="0.011cm" draw:distance="0.011cm"/>
    <draw:stroke-dash draw:name="Dashed_20__28_var_29__20_7363" draw:display-name="Dashed (var) 7363" draw:style="rect" draw:dots1="1" draw:dots1-length="0.011cm" draw:dots2="1" draw:dots2-length="0.011cm" draw:distance="0.011cm"/>
    <draw:stroke-dash draw:name="Dashed_20__28_var_29__20_7364" draw:display-name="Dashed (var) 7364" draw:style="rect" draw:dots1="1" draw:dots1-length="0.011cm" draw:dots2="1" draw:dots2-length="0.011cm" draw:distance="0.011cm"/>
    <draw:stroke-dash draw:name="Dashed_20__28_var_29__20_7365" draw:display-name="Dashed (var) 7365" draw:style="rect" draw:dots1="1" draw:dots1-length="0.011cm" draw:dots2="1" draw:dots2-length="0.011cm" draw:distance="0.011cm"/>
    <draw:stroke-dash draw:name="Dashed_20__28_var_29__20_7366" draw:display-name="Dashed (var) 7366" draw:style="rect" draw:dots1="1" draw:dots1-length="0.011cm" draw:dots2="1" draw:dots2-length="0.011cm" draw:distance="0.011cm"/>
    <draw:stroke-dash draw:name="Dashed_20__28_var_29__20_7367" draw:display-name="Dashed (var) 7367" draw:style="rect" draw:dots1="1" draw:dots1-length="0.011cm" draw:dots2="1" draw:dots2-length="0.011cm" draw:distance="0.011cm"/>
    <draw:stroke-dash draw:name="Dashed_20__28_var_29__20_7368" draw:display-name="Dashed (var) 7368" draw:style="rect" draw:dots1="1" draw:dots1-length="0.011cm" draw:dots2="1" draw:dots2-length="0.011cm" draw:distance="0.011cm"/>
    <draw:stroke-dash draw:name="Dashed_20__28_var_29__20_7369" draw:display-name="Dashed (var) 7369" draw:style="rect" draw:dots1="1" draw:dots1-length="0.011cm" draw:dots2="1" draw:dots2-length="0.011cm" draw:distance="0.011cm"/>
    <draw:stroke-dash draw:name="Dashed_20__28_var_29__20_7370" draw:display-name="Dashed (var) 7370" draw:style="rect" draw:dots1="1" draw:dots1-length="0.011cm" draw:dots2="1" draw:dots2-length="0.011cm" draw:distance="0.011cm"/>
    <draw:stroke-dash draw:name="Dashed_20__28_var_29__20_7371" draw:display-name="Dashed (var) 7371" draw:style="rect" draw:dots1="1" draw:dots1-length="0.011cm" draw:dots2="1" draw:dots2-length="0.011cm" draw:distance="0.011cm"/>
    <draw:stroke-dash draw:name="Dashed_20__28_var_29__20_7372" draw:display-name="Dashed (var) 7372" draw:style="rect" draw:dots1="1" draw:dots1-length="0.011cm" draw:dots2="1" draw:dots2-length="0.011cm" draw:distance="0.011cm"/>
    <draw:stroke-dash draw:name="Dashed_20__28_var_29__20_7373" draw:display-name="Dashed (var) 7373" draw:style="rect" draw:dots1="1" draw:dots1-length="0.011cm" draw:dots2="1" draw:dots2-length="0.011cm" draw:distance="0.011cm"/>
    <draw:stroke-dash draw:name="Dashed_20__28_var_29__20_7374" draw:display-name="Dashed (var) 7374" draw:style="rect" draw:dots1="1" draw:dots1-length="0.011cm" draw:dots2="1" draw:dots2-length="0.011cm" draw:distance="0.011cm"/>
    <draw:stroke-dash draw:name="Dashed_20__28_var_29__20_7375" draw:display-name="Dashed (var) 7375" draw:style="rect" draw:dots1="1" draw:dots1-length="0.011cm" draw:dots2="1" draw:dots2-length="0.011cm" draw:distance="0.011cm"/>
    <draw:stroke-dash draw:name="Dashed_20__28_var_29__20_7376" draw:display-name="Dashed (var) 7376" draw:style="rect" draw:dots1="1" draw:dots1-length="0.011cm" draw:dots2="1" draw:dots2-length="0.011cm" draw:distance="0.011cm"/>
    <draw:stroke-dash draw:name="Dashed_20__28_var_29__20_7377" draw:display-name="Dashed (var) 7377" draw:style="rect" draw:dots1="1" draw:dots1-length="0.011cm" draw:dots2="1" draw:dots2-length="0.011cm" draw:distance="0.011cm"/>
    <draw:stroke-dash draw:name="Dashed_20__28_var_29__20_7378" draw:display-name="Dashed (var) 7378" draw:style="rect" draw:dots1="1" draw:dots1-length="0.011cm" draw:dots2="1" draw:dots2-length="0.011cm" draw:distance="0.011cm"/>
    <draw:stroke-dash draw:name="Dashed_20__28_var_29__20_7379" draw:display-name="Dashed (var) 7379" draw:style="rect" draw:dots1="1" draw:dots1-length="0.011cm" draw:dots2="1" draw:dots2-length="0.011cm" draw:distance="0.011cm"/>
    <draw:stroke-dash draw:name="Dashed_20__28_var_29__20_7380" draw:display-name="Dashed (var) 7380" draw:style="rect" draw:dots1="1" draw:dots1-length="0.011cm" draw:dots2="1" draw:dots2-length="0.011cm" draw:distance="0.011cm"/>
    <draw:stroke-dash draw:name="Dashed_20__28_var_29__20_7381" draw:display-name="Dashed (var) 7381" draw:style="rect" draw:dots1="1" draw:dots1-length="0.011cm" draw:dots2="1" draw:dots2-length="0.011cm" draw:distance="0.011cm"/>
    <draw:stroke-dash draw:name="Dashed_20__28_var_29__20_7382" draw:display-name="Dashed (var) 7382" draw:style="rect" draw:dots1="1" draw:dots1-length="0.011cm" draw:dots2="1" draw:dots2-length="0.011cm" draw:distance="0.011cm"/>
    <draw:stroke-dash draw:name="Dashed_20__28_var_29__20_7383" draw:display-name="Dashed (var) 7383" draw:style="rect" draw:dots1="1" draw:dots1-length="0.011cm" draw:dots2="1" draw:dots2-length="0.011cm" draw:distance="0.011cm"/>
    <draw:stroke-dash draw:name="Dashed_20__28_var_29__20_7384" draw:display-name="Dashed (var) 7384" draw:style="rect" draw:dots1="1" draw:dots1-length="0.011cm" draw:dots2="1" draw:dots2-length="0.011cm" draw:distance="0.011cm"/>
    <draw:stroke-dash draw:name="Dashed_20__28_var_29__20_7385" draw:display-name="Dashed (var) 7385" draw:style="rect" draw:dots1="1" draw:dots1-length="0.011cm" draw:dots2="1" draw:dots2-length="0.011cm" draw:distance="0.011cm"/>
    <draw:stroke-dash draw:name="Dashed_20__28_var_29__20_7386" draw:display-name="Dashed (var) 7386" draw:style="rect" draw:dots1="1" draw:dots1-length="0.011cm" draw:dots2="1" draw:dots2-length="0.011cm" draw:distance="0.011cm"/>
    <draw:stroke-dash draw:name="Dashed_20__28_var_29__20_7387" draw:display-name="Dashed (var) 7387" draw:style="rect" draw:dots1="1" draw:dots1-length="0.011cm" draw:dots2="1" draw:dots2-length="0.011cm" draw:distance="0.011cm"/>
    <draw:stroke-dash draw:name="Dashed_20__28_var_29__20_7388" draw:display-name="Dashed (var) 7388" draw:style="rect" draw:dots1="1" draw:dots1-length="0.011cm" draw:dots2="1" draw:dots2-length="0.011cm" draw:distance="0.011cm"/>
    <draw:stroke-dash draw:name="Dashed_20__28_var_29__20_7389" draw:display-name="Dashed (var) 7389" draw:style="rect" draw:dots1="1" draw:dots1-length="0.011cm" draw:dots2="1" draw:dots2-length="0.011cm" draw:distance="0.011cm"/>
    <draw:stroke-dash draw:name="Dashed_20__28_var_29__20_7390" draw:display-name="Dashed (var) 7390" draw:style="rect" draw:dots1="1" draw:dots1-length="0.011cm" draw:dots2="1" draw:dots2-length="0.011cm" draw:distance="0.011cm"/>
    <draw:stroke-dash draw:name="Dashed_20__28_var_29__20_7391" draw:display-name="Dashed (var) 7391" draw:style="rect" draw:dots1="1" draw:dots1-length="0.011cm" draw:dots2="1" draw:dots2-length="0.011cm" draw:distance="0.011cm"/>
    <draw:stroke-dash draw:name="Dashed_20__28_var_29__20_7392" draw:display-name="Dashed (var) 7392" draw:style="rect" draw:dots1="1" draw:dots1-length="0.011cm" draw:dots2="1" draw:dots2-length="0.011cm" draw:distance="0.011cm"/>
    <draw:stroke-dash draw:name="Dashed_20__28_var_29__20_7393" draw:display-name="Dashed (var) 7393" draw:style="rect" draw:dots1="1" draw:dots1-length="0.011cm" draw:dots2="1" draw:dots2-length="0.011cm" draw:distance="0.011cm"/>
    <draw:stroke-dash draw:name="Dashed_20__28_var_29__20_7394" draw:display-name="Dashed (var) 7394" draw:style="rect" draw:dots1="1" draw:dots1-length="0.011cm" draw:dots2="1" draw:dots2-length="0.011cm" draw:distance="0.011cm"/>
    <draw:stroke-dash draw:name="Dashed_20__28_var_29__20_7395" draw:display-name="Dashed (var) 7395" draw:style="rect" draw:dots1="1" draw:dots1-length="0.011cm" draw:dots2="1" draw:dots2-length="0.011cm" draw:distance="0.011cm"/>
    <draw:stroke-dash draw:name="Dashed_20__28_var_29__20_7396" draw:display-name="Dashed (var) 7396" draw:style="rect" draw:dots1="1" draw:dots1-length="0.011cm" draw:dots2="1" draw:dots2-length="0.011cm" draw:distance="0.011cm"/>
    <draw:stroke-dash draw:name="Dashed_20__28_var_29__20_7397" draw:display-name="Dashed (var) 7397" draw:style="rect" draw:dots1="1" draw:dots1-length="0.011cm" draw:dots2="1" draw:dots2-length="0.011cm" draw:distance="0.011cm"/>
    <draw:stroke-dash draw:name="Dashed_20__28_var_29__20_7398" draw:display-name="Dashed (var) 7398" draw:style="rect" draw:dots1="1" draw:dots1-length="0.011cm" draw:dots2="1" draw:dots2-length="0.011cm" draw:distance="0.011cm"/>
    <draw:stroke-dash draw:name="Dashed_20__28_var_29__20_7399" draw:display-name="Dashed (var) 7399"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400" draw:display-name="Dashed (var) 7400" draw:style="rect" draw:dots1="1" draw:dots1-length="0.011cm" draw:dots2="1" draw:dots2-length="0.011cm" draw:distance="0.011cm"/>
    <draw:stroke-dash draw:name="Dashed_20__28_var_29__20_7401" draw:display-name="Dashed (var) 7401" draw:style="rect" draw:dots1="1" draw:dots1-length="0.011cm" draw:dots2="1" draw:dots2-length="0.011cm" draw:distance="0.011cm"/>
    <draw:stroke-dash draw:name="Dashed_20__28_var_29__20_7402" draw:display-name="Dashed (var) 7402" draw:style="rect" draw:dots1="1" draw:dots1-length="0.011cm" draw:dots2="1" draw:dots2-length="0.011cm" draw:distance="0.011cm"/>
    <draw:stroke-dash draw:name="Dashed_20__28_var_29__20_7403" draw:display-name="Dashed (var) 7403" draw:style="rect" draw:dots1="1" draw:dots1-length="0.011cm" draw:dots2="1" draw:dots2-length="0.011cm" draw:distance="0.011cm"/>
    <draw:stroke-dash draw:name="Dashed_20__28_var_29__20_7404" draw:display-name="Dashed (var) 7404" draw:style="rect" draw:dots1="1" draw:dots1-length="0.011cm" draw:dots2="1" draw:dots2-length="0.011cm" draw:distance="0.011cm"/>
    <draw:stroke-dash draw:name="Dashed_20__28_var_29__20_7405" draw:display-name="Dashed (var) 7405" draw:style="rect" draw:dots1="1" draw:dots1-length="0.011cm" draw:dots2="1" draw:dots2-length="0.011cm" draw:distance="0.011cm"/>
    <draw:stroke-dash draw:name="Dashed_20__28_var_29__20_7406" draw:display-name="Dashed (var) 7406" draw:style="rect" draw:dots1="1" draw:dots1-length="0.011cm" draw:dots2="1" draw:dots2-length="0.011cm" draw:distance="0.011cm"/>
    <draw:stroke-dash draw:name="Dashed_20__28_var_29__20_7407" draw:display-name="Dashed (var) 7407" draw:style="rect" draw:dots1="1" draw:dots1-length="0.011cm" draw:dots2="1" draw:dots2-length="0.011cm" draw:distance="0.011cm"/>
    <draw:stroke-dash draw:name="Dashed_20__28_var_29__20_7408" draw:display-name="Dashed (var) 7408" draw:style="rect" draw:dots1="1" draw:dots1-length="0.011cm" draw:dots2="1" draw:dots2-length="0.011cm" draw:distance="0.011cm"/>
    <draw:stroke-dash draw:name="Dashed_20__28_var_29__20_7409" draw:display-name="Dashed (var) 7409" draw:style="rect" draw:dots1="1" draw:dots1-length="0.011cm" draw:dots2="1" draw:dots2-length="0.011cm" draw:distance="0.011cm"/>
    <draw:stroke-dash draw:name="Dashed_20__28_var_29__20_7410" draw:display-name="Dashed (var) 7410" draw:style="rect" draw:dots1="1" draw:dots1-length="0.011cm" draw:dots2="1" draw:dots2-length="0.011cm" draw:distance="0.011cm"/>
    <draw:stroke-dash draw:name="Dashed_20__28_var_29__20_7411" draw:display-name="Dashed (var) 7411" draw:style="rect" draw:dots1="1" draw:dots1-length="0.011cm" draw:dots2="1" draw:dots2-length="0.011cm" draw:distance="0.011cm"/>
    <draw:stroke-dash draw:name="Dashed_20__28_var_29__20_7412" draw:display-name="Dashed (var) 7412" draw:style="rect" draw:dots1="1" draw:dots1-length="0.011cm" draw:dots2="1" draw:dots2-length="0.011cm" draw:distance="0.011cm"/>
    <draw:stroke-dash draw:name="Dashed_20__28_var_29__20_7413" draw:display-name="Dashed (var) 7413" draw:style="rect" draw:dots1="1" draw:dots1-length="0.011cm" draw:dots2="1" draw:dots2-length="0.011cm" draw:distance="0.011cm"/>
    <draw:stroke-dash draw:name="Dashed_20__28_var_29__20_7414" draw:display-name="Dashed (var) 7414" draw:style="rect" draw:dots1="1" draw:dots1-length="0.011cm" draw:dots2="1" draw:dots2-length="0.011cm" draw:distance="0.011cm"/>
    <draw:stroke-dash draw:name="Dashed_20__28_var_29__20_7415" draw:display-name="Dashed (var) 7415" draw:style="rect" draw:dots1="1" draw:dots1-length="0.011cm" draw:dots2="1" draw:dots2-length="0.011cm" draw:distance="0.011cm"/>
    <draw:stroke-dash draw:name="Dashed_20__28_var_29__20_7416" draw:display-name="Dashed (var) 7416" draw:style="rect" draw:dots1="1" draw:dots1-length="0.011cm" draw:dots2="1" draw:dots2-length="0.011cm" draw:distance="0.011cm"/>
    <draw:stroke-dash draw:name="Dashed_20__28_var_29__20_7417" draw:display-name="Dashed (var) 7417" draw:style="rect" draw:dots1="1" draw:dots1-length="0.011cm" draw:dots2="1" draw:dots2-length="0.011cm" draw:distance="0.011cm"/>
    <draw:stroke-dash draw:name="Dashed_20__28_var_29__20_7418" draw:display-name="Dashed (var) 7418" draw:style="rect" draw:dots1="1" draw:dots1-length="0.011cm" draw:dots2="1" draw:dots2-length="0.011cm" draw:distance="0.011cm"/>
    <draw:stroke-dash draw:name="Dashed_20__28_var_29__20_7419" draw:display-name="Dashed (var) 7419" draw:style="rect" draw:dots1="1" draw:dots1-length="0.011cm" draw:dots2="1" draw:dots2-length="0.011cm" draw:distance="0.011cm"/>
    <draw:stroke-dash draw:name="Dashed_20__28_var_29__20_7420" draw:display-name="Dashed (var) 7420" draw:style="rect" draw:dots1="1" draw:dots1-length="0.011cm" draw:dots2="1" draw:dots2-length="0.011cm" draw:distance="0.011cm"/>
    <draw:stroke-dash draw:name="Dashed_20__28_var_29__20_7421" draw:display-name="Dashed (var) 7421" draw:style="rect" draw:dots1="1" draw:dots1-length="0.011cm" draw:dots2="1" draw:dots2-length="0.011cm" draw:distance="0.011cm"/>
    <draw:stroke-dash draw:name="Dashed_20__28_var_29__20_7422" draw:display-name="Dashed (var) 7422" draw:style="rect" draw:dots1="1" draw:dots1-length="0.011cm" draw:dots2="1" draw:dots2-length="0.011cm" draw:distance="0.011cm"/>
    <draw:stroke-dash draw:name="Dashed_20__28_var_29__20_7423" draw:display-name="Dashed (var) 7423" draw:style="rect" draw:dots1="1" draw:dots1-length="0.011cm" draw:dots2="1" draw:dots2-length="0.011cm" draw:distance="0.011cm"/>
    <draw:stroke-dash draw:name="Dashed_20__28_var_29__20_7424" draw:display-name="Dashed (var) 7424" draw:style="rect" draw:dots1="1" draw:dots1-length="0.011cm" draw:dots2="1" draw:dots2-length="0.011cm" draw:distance="0.011cm"/>
    <draw:stroke-dash draw:name="Dashed_20__28_var_29__20_7425" draw:display-name="Dashed (var) 7425" draw:style="rect" draw:dots1="1" draw:dots1-length="0.011cm" draw:dots2="1" draw:dots2-length="0.011cm" draw:distance="0.011cm"/>
    <draw:stroke-dash draw:name="Dashed_20__28_var_29__20_7426" draw:display-name="Dashed (var) 7426" draw:style="rect" draw:dots1="1" draw:dots1-length="0.011cm" draw:dots2="1" draw:dots2-length="0.011cm" draw:distance="0.011cm"/>
    <draw:stroke-dash draw:name="Dashed_20__28_var_29__20_7427" draw:display-name="Dashed (var) 7427" draw:style="rect" draw:dots1="1" draw:dots1-length="0.011cm" draw:dots2="1" draw:dots2-length="0.011cm" draw:distance="0.011cm"/>
    <draw:stroke-dash draw:name="Dashed_20__28_var_29__20_7428" draw:display-name="Dashed (var) 7428" draw:style="rect" draw:dots1="1" draw:dots1-length="0.011cm" draw:dots2="1" draw:dots2-length="0.011cm" draw:distance="0.011cm"/>
    <draw:stroke-dash draw:name="Dashed_20__28_var_29__20_7429" draw:display-name="Dashed (var) 7429" draw:style="rect" draw:dots1="1" draw:dots1-length="0.011cm" draw:dots2="1" draw:dots2-length="0.011cm" draw:distance="0.011cm"/>
    <draw:stroke-dash draw:name="Dashed_20__28_var_29__20_7430" draw:display-name="Dashed (var) 7430" draw:style="rect" draw:dots1="1" draw:dots1-length="0.006cm" draw:dots2="1" draw:dots2-length="0.006cm" draw:distance="0.006cm"/>
    <draw:stroke-dash draw:name="Dashed_20__28_var_29__20_7431" draw:display-name="Dashed (var) 7431" draw:style="rect" draw:dots1="1" draw:dots1-length="0.011cm" draw:dots2="1" draw:dots2-length="0.011cm" draw:distance="0.011cm"/>
    <draw:stroke-dash draw:name="Dashed_20__28_var_29__20_7432" draw:display-name="Dashed (var) 7432" draw:style="rect" draw:dots1="1" draw:dots1-length="0.011cm" draw:dots2="1" draw:dots2-length="0.011cm" draw:distance="0.011cm"/>
    <draw:stroke-dash draw:name="Dashed_20__28_var_29__20_7433" draw:display-name="Dashed (var) 7433" draw:style="rect" draw:dots1="1" draw:dots1-length="0.011cm" draw:dots2="1" draw:dots2-length="0.011cm" draw:distance="0.011cm"/>
    <draw:stroke-dash draw:name="Dashed_20__28_var_29__20_7434" draw:display-name="Dashed (var) 7434" draw:style="rect" draw:dots1="1" draw:dots1-length="0.011cm" draw:dots2="1" draw:dots2-length="0.011cm" draw:distance="0.011cm"/>
    <draw:stroke-dash draw:name="Dashed_20__28_var_29__20_7435" draw:display-name="Dashed (var) 7435" draw:style="rect" draw:dots1="1" draw:dots1-length="0.011cm" draw:dots2="1" draw:dots2-length="0.011cm" draw:distance="0.011cm"/>
    <draw:stroke-dash draw:name="Dashed_20__28_var_29__20_7436" draw:display-name="Dashed (var) 7436" draw:style="rect" draw:dots1="1" draw:dots1-length="0.011cm" draw:dots2="1" draw:dots2-length="0.011cm" draw:distance="0.011cm"/>
    <draw:stroke-dash draw:name="Dashed_20__28_var_29__20_7437" draw:display-name="Dashed (var) 7437" draw:style="rect" draw:dots1="1" draw:dots1-length="0.011cm" draw:dots2="1" draw:dots2-length="0.011cm" draw:distance="0.011cm"/>
    <draw:stroke-dash draw:name="Dashed_20__28_var_29__20_7438" draw:display-name="Dashed (var) 7438" draw:style="rect" draw:dots1="1" draw:dots1-length="0.011cm" draw:dots2="1" draw:dots2-length="0.011cm" draw:distance="0.011cm"/>
    <draw:stroke-dash draw:name="Dashed_20__28_var_29__20_7439" draw:display-name="Dashed (var) 7439" draw:style="rect" draw:dots1="1" draw:dots1-length="0.011cm" draw:dots2="1" draw:dots2-length="0.011cm" draw:distance="0.011cm"/>
    <draw:stroke-dash draw:name="Dashed_20__28_var_29__20_7440" draw:display-name="Dashed (var) 7440" draw:style="rect" draw:dots1="1" draw:dots1-length="0.011cm" draw:dots2="1" draw:dots2-length="0.011cm" draw:distance="0.011cm"/>
    <draw:stroke-dash draw:name="Dashed_20__28_var_29__20_7441" draw:display-name="Dashed (var) 7441" draw:style="rect" draw:dots1="1" draw:dots1-length="0.011cm" draw:dots2="1" draw:dots2-length="0.011cm" draw:distance="0.011cm"/>
    <draw:stroke-dash draw:name="Dashed_20__28_var_29__20_7442" draw:display-name="Dashed (var) 7442" draw:style="rect" draw:dots1="1" draw:dots1-length="0.011cm" draw:dots2="1" draw:dots2-length="0.011cm" draw:distance="0.011cm"/>
    <draw:stroke-dash draw:name="Dashed_20__28_var_29__20_7443" draw:display-name="Dashed (var) 7443" draw:style="rect" draw:dots1="1" draw:dots1-length="0.011cm" draw:dots2="1" draw:dots2-length="0.011cm" draw:distance="0.011cm"/>
    <draw:stroke-dash draw:name="Dashed_20__28_var_29__20_7444" draw:display-name="Dashed (var) 7444" draw:style="rect" draw:dots1="1" draw:dots1-length="0.011cm" draw:dots2="1" draw:dots2-length="0.011cm" draw:distance="0.011cm"/>
    <draw:stroke-dash draw:name="Dashed_20__28_var_29__20_7445" draw:display-name="Dashed (var) 7445" draw:style="rect" draw:dots1="1" draw:dots1-length="0.011cm" draw:dots2="1" draw:dots2-length="0.011cm" draw:distance="0.011cm"/>
    <draw:stroke-dash draw:name="Dashed_20__28_var_29__20_7446" draw:display-name="Dashed (var) 7446" draw:style="rect" draw:dots1="1" draw:dots1-length="0.011cm" draw:dots2="1" draw:dots2-length="0.011cm" draw:distance="0.011cm"/>
    <draw:stroke-dash draw:name="Dashed_20__28_var_29__20_7447" draw:display-name="Dashed (var) 7447" draw:style="rect" draw:dots1="1" draw:dots1-length="0.011cm" draw:dots2="1" draw:dots2-length="0.011cm" draw:distance="0.011cm"/>
    <draw:stroke-dash draw:name="Dashed_20__28_var_29__20_7448" draw:display-name="Dashed (var) 7448" draw:style="rect" draw:dots1="1" draw:dots1-length="0.011cm" draw:dots2="1" draw:dots2-length="0.011cm" draw:distance="0.011cm"/>
    <draw:stroke-dash draw:name="Dashed_20__28_var_29__20_7449" draw:display-name="Dashed (var) 7449" draw:style="rect" draw:dots1="1" draw:dots1-length="0.011cm" draw:dots2="1" draw:dots2-length="0.011cm" draw:distance="0.011cm"/>
    <draw:stroke-dash draw:name="Dashed_20__28_var_29__20_7450" draw:display-name="Dashed (var) 7450" draw:style="rect" draw:dots1="1" draw:dots1-length="0.011cm" draw:dots2="1" draw:dots2-length="0.011cm" draw:distance="0.011cm"/>
    <draw:stroke-dash draw:name="Dashed_20__28_var_29__20_7451" draw:display-name="Dashed (var) 7451" draw:style="rect" draw:dots1="1" draw:dots1-length="0.011cm" draw:dots2="1" draw:dots2-length="0.011cm" draw:distance="0.011cm"/>
    <draw:stroke-dash draw:name="Dashed_20__28_var_29__20_7452" draw:display-name="Dashed (var) 7452" draw:style="rect" draw:dots1="1" draw:dots1-length="0.011cm" draw:dots2="1" draw:dots2-length="0.011cm" draw:distance="0.011cm"/>
    <draw:stroke-dash draw:name="Dashed_20__28_var_29__20_7453" draw:display-name="Dashed (var) 7453" draw:style="rect" draw:dots1="1" draw:dots1-length="0.011cm" draw:dots2="1" draw:dots2-length="0.011cm" draw:distance="0.011cm"/>
    <draw:stroke-dash draw:name="Dashed_20__28_var_29__20_7454" draw:display-name="Dashed (var) 7454" draw:style="rect" draw:dots1="1" draw:dots1-length="0.011cm" draw:dots2="1" draw:dots2-length="0.011cm" draw:distance="0.011cm"/>
    <draw:stroke-dash draw:name="Dashed_20__28_var_29__20_7455" draw:display-name="Dashed (var) 7455" draw:style="rect" draw:dots1="1" draw:dots1-length="0.011cm" draw:dots2="1" draw:dots2-length="0.011cm" draw:distance="0.011cm"/>
    <draw:stroke-dash draw:name="Dashed_20__28_var_29__20_7456" draw:display-name="Dashed (var) 7456" draw:style="rect" draw:dots1="1" draw:dots1-length="0.011cm" draw:dots2="1" draw:dots2-length="0.011cm" draw:distance="0.011cm"/>
    <draw:stroke-dash draw:name="Dashed_20__28_var_29__20_7457" draw:display-name="Dashed (var) 7457" draw:style="rect" draw:dots1="1" draw:dots1-length="0.011cm" draw:dots2="1" draw:dots2-length="0.011cm" draw:distance="0.011cm"/>
    <draw:stroke-dash draw:name="Dashed_20__28_var_29__20_7458" draw:display-name="Dashed (var) 7458" draw:style="rect" draw:dots1="1" draw:dots1-length="0.011cm" draw:dots2="1" draw:dots2-length="0.011cm" draw:distance="0.011cm"/>
    <draw:stroke-dash draw:name="Dashed_20__28_var_29__20_7459" draw:display-name="Dashed (var) 7459" draw:style="rect" draw:dots1="1" draw:dots1-length="0.011cm" draw:dots2="1" draw:dots2-length="0.011cm" draw:distance="0.011cm"/>
    <draw:stroke-dash draw:name="Dashed_20__28_var_29__20_7460" draw:display-name="Dashed (var) 7460" draw:style="rect" draw:dots1="1" draw:dots1-length="0.011cm" draw:dots2="1" draw:dots2-length="0.011cm" draw:distance="0.011cm"/>
    <draw:stroke-dash draw:name="Dashed_20__28_var_29__20_7461" draw:display-name="Dashed (var) 7461" draw:style="rect" draw:dots1="1" draw:dots1-length="0.011cm" draw:dots2="1" draw:dots2-length="0.011cm" draw:distance="0.011cm"/>
    <draw:stroke-dash draw:name="Dashed_20__28_var_29__20_7462" draw:display-name="Dashed (var) 7462" draw:style="rect" draw:dots1="1" draw:dots1-length="0.011cm" draw:dots2="1" draw:dots2-length="0.011cm" draw:distance="0.011cm"/>
    <draw:stroke-dash draw:name="Dashed_20__28_var_29__20_7463" draw:display-name="Dashed (var) 7463" draw:style="rect" draw:dots1="1" draw:dots1-length="0.011cm" draw:dots2="1" draw:dots2-length="0.011cm" draw:distance="0.011cm"/>
    <draw:stroke-dash draw:name="Dashed_20__28_var_29__20_7464" draw:display-name="Dashed (var) 7464" draw:style="rect" draw:dots1="1" draw:dots1-length="0.011cm" draw:dots2="1" draw:dots2-length="0.011cm" draw:distance="0.011cm"/>
    <draw:stroke-dash draw:name="Dashed_20__28_var_29__20_7465" draw:display-name="Dashed (var) 7465" draw:style="rect" draw:dots1="1" draw:dots1-length="0.011cm" draw:dots2="1" draw:dots2-length="0.011cm" draw:distance="0.011cm"/>
    <draw:stroke-dash draw:name="Dashed_20__28_var_29__20_7466" draw:display-name="Dashed (var) 7466" draw:style="rect" draw:dots1="1" draw:dots1-length="0.011cm" draw:dots2="1" draw:dots2-length="0.011cm" draw:distance="0.011cm"/>
    <draw:stroke-dash draw:name="Dashed_20__28_var_29__20_7467" draw:display-name="Dashed (var) 7467" draw:style="rect" draw:dots1="1" draw:dots1-length="0.011cm" draw:dots2="1" draw:dots2-length="0.011cm" draw:distance="0.011cm"/>
    <draw:stroke-dash draw:name="Dashed_20__28_var_29__20_7468" draw:display-name="Dashed (var) 7468" draw:style="rect" draw:dots1="1" draw:dots1-length="0.011cm" draw:dots2="1" draw:dots2-length="0.011cm" draw:distance="0.011cm"/>
    <draw:stroke-dash draw:name="Dashed_20__28_var_29__20_7469" draw:display-name="Dashed (var) 7469" draw:style="rect" draw:dots1="1" draw:dots1-length="0.011cm" draw:dots2="1" draw:dots2-length="0.011cm" draw:distance="0.011cm"/>
    <draw:stroke-dash draw:name="Dashed_20__28_var_29__20_7470" draw:display-name="Dashed (var) 7470" draw:style="rect" draw:dots1="1" draw:dots1-length="0.011cm" draw:dots2="1" draw:dots2-length="0.011cm" draw:distance="0.011cm"/>
    <draw:stroke-dash draw:name="Dashed_20__28_var_29__20_7471" draw:display-name="Dashed (var) 7471" draw:style="rect" draw:dots1="1" draw:dots1-length="0.011cm" draw:dots2="1" draw:dots2-length="0.011cm" draw:distance="0.011cm"/>
    <draw:stroke-dash draw:name="Dashed_20__28_var_29__20_7472" draw:display-name="Dashed (var) 7472" draw:style="rect" draw:dots1="1" draw:dots1-length="0.011cm" draw:dots2="1" draw:dots2-length="0.011cm" draw:distance="0.011cm"/>
    <draw:stroke-dash draw:name="Dashed_20__28_var_29__20_7473" draw:display-name="Dashed (var) 7473" draw:style="rect" draw:dots1="1" draw:dots1-length="0.011cm" draw:dots2="1" draw:dots2-length="0.011cm" draw:distance="0.011cm"/>
    <draw:stroke-dash draw:name="Dashed_20__28_var_29__20_7474" draw:display-name="Dashed (var) 7474" draw:style="rect" draw:dots1="1" draw:dots1-length="0.011cm" draw:dots2="1" draw:dots2-length="0.011cm" draw:distance="0.011cm"/>
    <draw:stroke-dash draw:name="Dashed_20__28_var_29__20_7475" draw:display-name="Dashed (var) 7475" draw:style="rect" draw:dots1="1" draw:dots1-length="0.011cm" draw:dots2="1" draw:dots2-length="0.011cm" draw:distance="0.011cm"/>
    <draw:stroke-dash draw:name="Dashed_20__28_var_29__20_7476" draw:display-name="Dashed (var) 7476" draw:style="rect" draw:dots1="1" draw:dots1-length="0.011cm" draw:dots2="1" draw:dots2-length="0.011cm" draw:distance="0.011cm"/>
    <draw:stroke-dash draw:name="Dashed_20__28_var_29__20_7477" draw:display-name="Dashed (var) 7477" draw:style="rect" draw:dots1="1" draw:dots1-length="0.011cm" draw:dots2="1" draw:dots2-length="0.011cm" draw:distance="0.011cm"/>
    <draw:stroke-dash draw:name="Dashed_20__28_var_29__20_7478" draw:display-name="Dashed (var) 7478" draw:style="rect" draw:dots1="1" draw:dots1-length="0.011cm" draw:dots2="1" draw:dots2-length="0.011cm" draw:distance="0.011cm"/>
    <draw:stroke-dash draw:name="Dashed_20__28_var_29__20_7479" draw:display-name="Dashed (var) 7479" draw:style="rect" draw:dots1="1" draw:dots1-length="0.011cm" draw:dots2="1" draw:dots2-length="0.011cm" draw:distance="0.011cm"/>
    <draw:stroke-dash draw:name="Dashed_20__28_var_29__20_7480" draw:display-name="Dashed (var) 7480" draw:style="rect" draw:dots1="1" draw:dots1-length="0.016cm" draw:dots2="1" draw:dots2-length="0.016cm" draw:distance="0.016cm"/>
    <draw:stroke-dash draw:name="Dashed_20__28_var_29__20_7481" draw:display-name="Dashed (var) 7481" draw:style="rect" draw:dots1="1" draw:dots1-length="0.016cm" draw:dots2="1" draw:dots2-length="0.016cm" draw:distance="0.016cm"/>
    <draw:stroke-dash draw:name="Dashed_20__28_var_29__20_7482" draw:display-name="Dashed (var) 7482" draw:style="rect" draw:dots1="1" draw:dots1-length="0.016cm" draw:dots2="1" draw:dots2-length="0.016cm" draw:distance="0.016cm"/>
    <draw:stroke-dash draw:name="Dashed_20__28_var_29__20_7483" draw:display-name="Dashed (var) 7483" draw:style="rect" draw:dots1="1" draw:dots1-length="0.016cm" draw:dots2="1" draw:dots2-length="0.016cm" draw:distance="0.016cm"/>
    <draw:stroke-dash draw:name="Dashed_20__28_var_29__20_7484" draw:display-name="Dashed (var) 7484" draw:style="rect" draw:dots1="1" draw:dots1-length="0.016cm" draw:dots2="1" draw:dots2-length="0.016cm" draw:distance="0.016cm"/>
    <draw:stroke-dash draw:name="Dashed_20__28_var_29__20_7485" draw:display-name="Dashed (var) 7485" draw:style="rect" draw:dots1="1" draw:dots1-length="0.016cm" draw:dots2="1" draw:dots2-length="0.016cm" draw:distance="0.016cm"/>
    <draw:stroke-dash draw:name="Dashed_20__28_var_29__20_7486" draw:display-name="Dashed (var) 7486" draw:style="rect" draw:dots1="1" draw:dots1-length="0.016cm" draw:dots2="1" draw:dots2-length="0.016cm" draw:distance="0.016cm"/>
    <draw:stroke-dash draw:name="Dashed_20__28_var_29__20_7487" draw:display-name="Dashed (var) 7487" draw:style="rect" draw:dots1="1" draw:dots1-length="0.016cm" draw:dots2="1" draw:dots2-length="0.016cm" draw:distance="0.016cm"/>
    <draw:stroke-dash draw:name="Dashed_20__28_var_29__20_7488" draw:display-name="Dashed (var) 7488" draw:style="rect" draw:dots1="1" draw:dots1-length="0.016cm" draw:dots2="1" draw:dots2-length="0.016cm" draw:distance="0.016cm"/>
    <draw:stroke-dash draw:name="Dashed_20__28_var_29__20_7489" draw:display-name="Dashed (var) 7489" draw:style="rect" draw:dots1="1" draw:dots1-length="0.016cm" draw:dots2="1" draw:dots2-length="0.016cm" draw:distance="0.016cm"/>
    <draw:stroke-dash draw:name="Dashed_20__28_var_29__20_7490" draw:display-name="Dashed (var) 7490" draw:style="rect" draw:dots1="1" draw:dots1-length="0.016cm" draw:dots2="1" draw:dots2-length="0.016cm" draw:distance="0.016cm"/>
    <draw:stroke-dash draw:name="Dashed_20__28_var_29__20_7491" draw:display-name="Dashed (var) 7491" draw:style="rect" draw:dots1="1" draw:dots1-length="0.016cm" draw:dots2="1" draw:dots2-length="0.016cm" draw:distance="0.016cm"/>
    <draw:stroke-dash draw:name="Dashed_20__28_var_29__20_7492" draw:display-name="Dashed (var) 7492" draw:style="rect" draw:dots1="1" draw:dots1-length="0.016cm" draw:dots2="1" draw:dots2-length="0.016cm" draw:distance="0.016cm"/>
    <draw:stroke-dash draw:name="Dashed_20__28_var_29__20_7493" draw:display-name="Dashed (var) 7493" draw:style="rect" draw:dots1="1" draw:dots1-length="0.016cm" draw:dots2="1" draw:dots2-length="0.016cm" draw:distance="0.016cm"/>
    <draw:stroke-dash draw:name="Dashed_20__28_var_29__20_7494" draw:display-name="Dashed (var) 7494" draw:style="rect" draw:dots1="1" draw:dots1-length="0.016cm" draw:dots2="1" draw:dots2-length="0.016cm" draw:distance="0.016cm"/>
    <draw:stroke-dash draw:name="Dashed_20__28_var_29__20_7495" draw:display-name="Dashed (var) 7495" draw:style="rect" draw:dots1="1" draw:dots1-length="0.016cm" draw:dots2="1" draw:dots2-length="0.016cm" draw:distance="0.016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16cm" draw:dots2="1" draw:dots2-length="0.016cm" draw:distance="0.016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1"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2"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1"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2"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2"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_5f_Titre_20_d_27_exercices_20_livret" style:display-name="_Titre d'exercices livret" style:family="paragraph" style:parent-style-name="Standard" style:default-outline-level="1" style:list-style-name="_5f_Numérotation_20_des_20_exercices_20_livrets" style:master-page-name="">
      <style:paragraph-properties fo:margin-top="0.499cm" fo:margin-bottom="0.199cm" loext:contextual-spacing="false" fo:text-align="justify" style:justify-single-word="false" style:page-number="auto" style:shadow="none">
        <style:tab-stops/>
      </style:paragraph-properties>
      <style:text-properties fo:color="#ff660d" style:font-name="Bitstream Vera Sans5"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tab-stops/>
      </style:paragraph-properties>
      <style:text-properties fo:color="#000000" style:font-name="Bitstream Vera Sans1" fo:font-family="'Bitstream Vera Sans'" style:font-style-name="Roman" style:font-family-generic="swiss" style:font-pitch="variable" fo:font-size="10pt"/>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1"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7fb241" style:font-name="Bitstream Vera Sans"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1"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1"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1"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1"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5f_couleur_5f_M10J30" style:display-name="En-tête_couleur_M10J30"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TC_5f_pair" style:display-name="TC_pair" style:family="paragraph" style:parent-style-name="Footer" style:class="extra">
      <loext:graphic-properties draw:fill="none" draw:fill-color="#cfe7f5"/>
      <style:paragraph-properties fo:margin-left="0.9cm" fo:margin-right="0cm" fo:text-align="start" style:justify-single-word="false" fo:text-indent="0cm" style:auto-text-indent="false" fo:background-color="transparent" style:shadow="none">
        <style:tab-stops/>
      </style:paragraph-properties>
      <style:text-properties fo:font-variant="small-caps" fo:color="#ff660d" style:font-name="Bitstream Vera Sans"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TC_5f_impair" style:display-name="TC_impair" style:family="paragraph" style:parent-style-name="Footer" style:class="extra">
      <style:text-properties fo:font-variant="small-caps" fo:color="#ff660d" style:font-name="Bitstream Vera Sans" fo:font-family="'Bitstream Vera Sans'" style:font-family-generic="swiss" style:font-pitch="variable" fo:font-size="11pt" fo:font-style="italic" fo:font-weight="bold" style:font-size-asian="11pt" style:font-style-asian="italic" style:font-weight-asian="bold" style:font-size-complex="11pt" style:font-style-complex="italic" style:font-weight-complex="bold"/>
    </style:style>
    <style:style style:name="_5f_Exercice" style:display-name="_Exercice" style:family="paragraph" style:next-style-name="Text_20_body" style:master-page-name="">
      <style:paragraph-properties fo:margin-top="0.199cm" fo:margin-bottom="0.199cm" loext:contextual-spacing="false" fo:text-align="justify" style:justify-single-word="false" style:page-number="auto"/>
      <style:text-properties style:font-name="Bitstream Vera Sans1" fo:font-family="'Bitstream Vera Sans'" style:font-style-name="Roman" style:font-family-generic="swiss" style:font-pitch="variable" fo:font-size="11pt"/>
    </style:style>
    <style:style style:name="En-tête_5f_C15J40" style:display-name="En-tête_C15J40" style:family="paragraph" style:parent-style-name="Header" style:class="extra">
      <loext:graphic-properties draw:fill="solid" draw:fill-color="#f2e5ff" draw:opacity="100%"/>
      <style:paragraph-properties fo:text-align="center" style:justify-single-word="false" fo:background-color="#f2e5ff" fo:padding="0.019cm" fo:border="0.99pt solid #bf33ff"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cfe7f5"/>
      <style:paragraph-properties fo:margin-top="0.199cm" fo:margin-bottom="0.199cm" loext: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loext:contextual-spacing="false" style:line-height-at-least="0.801cm"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2" fo:font-family="'Bitstream Vera Sans'" style:font-style-name="Bold Oblique" style:font-family-generic="swiss" style:font-pitch="variable" fo:font-size="11pt" fo:font-style="italic" fo:text-shadow="1pt 1pt" fo:font-weight="bold"/>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4"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1"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4" fo:font-family="'Bitstream Vera Sans'" style:font-family-generic="roman" style:font-pitch="variable" fo:font-size="10pt" fo:font-style="normal" fo:font-weight="normal" style:font-size-asian="10pt" style:font-style-asian="normal" style:font-weight-asian="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1"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5"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Niveau_5f_orange" style:display-name="_Niveau_orange" style:family="text">
      <style:text-properties fo:color="#000000" style:font-name="Bitstream Vera Sans4"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4"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1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1"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Puce_5f_enonce1" style:display-name="Puce_enonce1" style:family="text">
      <style:text-properties fo:color="#e8c32a" style:font-name="Bitstream Vera Sans1"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4"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2d_Numéros_20_de_20_s_27_entraîner" style:display-name="-Numéros de s'entraîner" style:family="text">
      <style:text-properties fo:color="#ffffff" style:font-name="Bitstream Vera Sans1"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Bold" style:family="text">
      <style:text-properties style:font-name="Bitstream Vera Sans1" fo:font-family="'Bitstream Vera Sans'" style:font-style-name="Roman" style:font-family-generic="swiss" style:font-pitch="variable" fo:font-size="10pt" fo:font-weight="bold" officeooo:rsid="0019262b" style:font-size-asian="10.5pt" style:font-weight-asian="bold" style:font-weight-complex="normal"/>
    </style:style>
    <style:style style:name="knumerotitreA" style:family="text">
      <style:text-properties fo:color="#000000" style:font-name="Bitstream Vera Sans4"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Consigne" style:display-name="_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_5f_numéros" style:display-name="_numéros" style:family="text" style:parent-style-name="corps">
      <style:text-properties fo:color="#ffffff" style:font-name="Bitstream Vera Sans1"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5" fo:font-family="'Bitstream Vera Sans'" style:font-style-name="Oblique" style:font-family-generic="swiss" style:font-pitch="variable" fo:font-size="10pt" fo:font-style="normal"/>
    </style:style>
    <style:style style:name="_5f_opensymbol" style:display-name="_opensymbol" style:family="text">
      <style:text-properties style:font-name="OpenSymbol" fo:font-family="OpenSymbol" style:font-pitch="variable" style:font-charset="x-symbol" fo:font-size="10pt" fo:font-style="normal"/>
    </style:style>
    <style:style style:name="_5f_Titre_20_d_27_exercice" style:display-name="_Titre d'exercice" style:family="text">
      <style:text-properties fo:color="#52cc00" style:font-name="Bitstream Vera Sans5"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1" fo:font-family="'Bitstream Vera Sans'" style:font-style-name="Roman" style:font-family-generic="swiss" style:font-pitch="variable" fo:font-size="10pt" fo:background-color="#ffff00"/>
    </style:style>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Zeichenformat" style:family="text"/>
    <style:style style:name="_2d_Numéros_20_de_20_s_27_entraîner_20_et_20_approfondir" style:display-name="-Numéros de s'entraîner et approfondir" style:family="text">
      <style:text-properties fo:color="#ffffff" style:font-name="Bitstream Vera Sans" fo:font-family="'Bitstream Vera Sans'" style:font-family-generic="swiss" style:font-pitch="variable" fo:font-size="10pt" fo:font-style="normal" fo:text-shadow="none" fo:font-weight="bold" fo:background-color="#d34d92" style:font-style-asian="normal" style:font-weight-asian="bold" style:font-style-complex="normal" style:font-weight-complex="bold"/>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Consigne" style:family="text">
      <style:text-properties style:use-window-font-color="true" style:font-name="Bitstream Vera Sans5" fo:font-family="'Bitstream Vera Sans'" style:font-style-name="Oblique" style:font-family-generic="swiss" style:font-pitch="variable" fo:font-size="11pt" fo:font-style="italic" style:text-underline-style="none"/>
    </style:style>
    <style:style style:name="Police_20_par_20_défaut" style:display-name="Police par défaut"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Bold_5f_niv1" style:display-name="Bold_niv1" style:family="text">
      <style:text-properties fo:color="#e8c32a" style:font-name="Bitstream Vera Sans1" fo:font-family="'Bitstream Vera Sans'" style:font-style-name="Roman" style:font-family-generic="swiss" style:font-pitch="variable" fo:font-size="10pt" fo:font-weight="bold" style:font-size-asian="10.5pt"/>
    </style:style>
    <style:style style:name="_2d_Numéros_20_de_20_s_27_entraîner_20_et_20_approfondir_20_-_20_niv_20_1" style:display-name="-Numéros de s'entraîner et approfondir - niv 1" style:family="text">
      <style:text-properties fo:color="#000000" style:font-name="Bitstream Vera Sans1" fo:font-family="'Bitstream Vera Sans'" style:font-style-name="Roman" style:font-family-generic="swiss" style:font-pitch="variable" fo:font-size="10pt" fo:font-style="normal" fo:text-shadow="none" fo:font-weight="bold" fo:background-color="#ffff8b"/>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Bold_5f_niv2" style:display-name="Bold_niv2" style:family="text">
      <style:text-properties fo:color="#d3802b" style:font-name="Bitstream Vera Sans1" fo:font-family="'Bitstream Vera Sans'" style:font-style-name="Roman" style:font-family-generic="swiss" style:font-pitch="variable" fo:font-size="10pt" fo:font-weight="bold" style:font-size-asian="10.5pt" style:font-weight-asian="bold" style:font-weight-complex="normal" loext:shadow="none"/>
    </style:style>
    <style:style style:name="Bold_5f_niv3" style:display-name="Bold_niv3" style:family="text" style:parent-style-name="Bold_5f_niv2">
      <style:text-properties fo:color="#c74028" style:font-name="Bitstream Vera Sans1"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niv1" style:family="text">
      <style:text-properties fo:color="#ffffff" style:font-name="Bitstream Vera Sans1"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_5f_Numéros_20_second_20_de_20_méthode" style:display-name="_Numéros second de méthode" style:family="text">
      <style:text-properties fo:color="#ffffff" style:font-name="Bitstream Vera Sans4"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4" fo:font-family="'Bitstream Vera Sans'" style:font-family-generic="roman" style:font-pitch="variable" fo:font-size="13pt" fo:text-shadow="none" fo:font-weight="bold" fo:background-color="#800080" style:font-size-asian="13pt" style:font-weight-asian="bold"/>
    </style:style>
    <style:style style:name="_5f_Niveau_5f_jaune" style:display-name="_Niveau_jaune" style:family="text">
      <style:text-properties fo:color="#000000" style:font-name="Bitstream Vera Sans4"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4"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4"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4" fo:font-family="'Bitstream Vera Sans'" style:font-family-generic="roman" style:font-pitch="variable" fo:font-size="9pt" fo:font-weight="bold" style:font-size-asian="9pt" style:font-weight-asian="bol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puce_5f_exemple" style:display-name="liste_puce_exemple">
      <text:list-level-style-bullet text:level="1" text:style-name="Bullet_20_Symbols" text:bullet-char="•">
        <style:list-level-properties text:list-level-position-and-space-mode="label-alignment">
          <style:list-level-label-alignment text:label-followed-by="listtab" text:list-tab-stop-position="0.349cm" fo:text-indent="-0.349cm" fo:margin-left="0.349cm"/>
        </style:list-level-properties>
        <style:text-properties fo:font-family="'Bitstream Vera Sans'" style:font-style-name="Roman" style:font-family-generic="swiss"/>
      </text:list-level-style-bullet>
      <text:list-level-style-bullet text:level="2"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0.349cm" fo:text-indent="-0.349cm" fo:margin-left="0.349cm"/>
        </style:list-level-properties>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2" text:style-name="Bold_5f_niv1" style:num-suffix="." style:num-format="a">
        <style:list-level-properties text:list-level-position-and-space-mode="label-alignment">
          <style:list-level-label-alignment text:label-followed-by="listtab" text:list-tab-stop-position="0.4cm"/>
        </style:list-level-properties>
      </text:list-level-style-number>
      <text:list-level-style-number text:level="3"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Enonce_5f_Niv1" style:num-format="1">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2"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7"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1.101cm" fo:margin-right="0cm"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2" fo:font-size="11pt" fo:font-style="italic" fo:text-shadow="1pt 1pt" fo:font-weight="bold"/>
    </style:style>
    <style:style style:name="MP1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 fo:font-size="11pt" fo:font-weight="normal" style:font-size-asian="11pt" style:font-weight-asian="normal" style:font-size-complex="11pt" style:font-weight-complex="normal"/>
    </style:style>
    <style:style style:name="MP20" style:family="paragraph" style:parent-style-name="Footer">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1" style:family="paragraph" style:parent-style-name="Standard">
      <style:text-properties fo:font-size="6pt" style:font-size-asian="6pt" style:font-size-complex="6pt"/>
    </style:style>
    <style:style style:name="MP22" style:family="paragraph" style:parent-style-name="Footer">
      <style:paragraph-properties fo:margin-left="0cm" fo:margin-right="0.7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7cm" fo:margin-right="0cm" fo:text-indent="0cm" style:auto-text-indent="false">
        <style:tab-stops/>
      </style:paragraph-properties>
      <style:text-properties style:font-name="Bitstream Vera Sans" fo:font-size="10pt" fo:font-style="italic" fo:font-weight="bold" style:font-size-asian="10pt" style:font-style-asian="italic" style:font-weight-asian="bold" style:font-size-complex="10pt" style:font-style-complex="italic" style:font-weight-complex="bold"/>
    </style:style>
    <style:style style:name="MP24"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P25" style:family="paragraph" style:parent-style-name="Footer" style:master-page-name="">
      <style:paragraph-properties fo:margin-left="0cm" fo:margin-right="0.9cm" fo:text-align="end" style:justify-single-word="false" fo:text-indent="0cm" style:auto-text-indent="false" style:page-number="auto" style:shadow="none">
        <style:tab-stops/>
      </style:paragraph-properties>
      <style:text-properties fo:font-variant="small-caps" fo:color="#3399ff" style:font-name="Bitstream Vera Sans" fo:font-size="11pt" fo:font-style="italic" fo:font-weight="bold" style:font-size-asian="11pt" style:font-style-asian="italic" style:font-weight-asian="bold" style:font-size-complex="11pt" style:font-style-complex="italic" style:font-weight-complex="bold"/>
    </style:style>
    <style:style style:name="MP26" style:family="paragraph" style:parent-style-name="_5f_En-tête">
      <style:text-properties fo:font-variant="normal" fo:text-transform="none" fo:color="#7fb241" style:font-name="Bitstream Vera Sans" fo:font-size="16pt" fo:font-style="normal" fo:text-shadow="none" fo:font-weight="bold" officeooo:rsid="006b66e5" officeooo:paragraph-rsid="0083f2e1" style:font-size-asian="16pt" style:font-style-asian="normal" style:font-size-complex="16pt" style:font-style-complex="normal"/>
    </style:style>
    <style:style style:name="MP27" style:family="paragraph">
      <loext:graphic-properties draw:fill="solid" draw:fill-color="#7fb241"/>
    </style:style>
    <style:style style:name="MP28" style:family="paragraph">
      <style:paragraph-properties fo:text-align="center"/>
    </style:style>
    <style:style style:name="MP29" style:family="paragraph">
      <loext:graphic-properties draw:fill="none" draw:fill-color="#ffffff"/>
      <style:paragraph-properties fo:text-align="center" style:writing-mode="lr-tb"/>
      <style:text-properties fo:color="#ffffff" style:font-name="Bitstream Vera Sans" fo:font-size="16pt" fo:font-weight="bold" style:font-size-asian="16pt" style:font-weight-asian="bold" style:font-size-complex="16pt" style:font-weight-complex="bold"/>
    </style:style>
    <style:style style:name="MP30" style:family="paragraph" style:parent-style-name="Footer">
      <style:text-properties officeooo:rsid="00178920" officeooo:paragraph-rsid="00178920"/>
    </style:style>
    <style:style style:name="MP31" style:family="paragraph" style:parent-style-name="Folio">
      <style:paragraph-properties fo:text-align="center" style:justify-single-word="false"/>
      <style:text-properties fo:font-size="8pt" officeooo:paragraph-rsid="001ce334" style:font-size-asian="8pt" style:font-size-complex="8pt"/>
    </style:style>
    <style:style style:name="MP32"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3" style:family="paragraph" style:parent-style-name="Footer">
      <style:text-properties officeooo:paragraph-rsid="002aa84d"/>
    </style:style>
    <style:style style:name="MT1" style:family="text">
      <style:text-properties fo:font-variant="small-caps"/>
    </style:style>
    <style:style style:name="MT2" style:family="text">
      <style:text-properties fo:font-variant="small-caps" fo:color="#000000" style:font-name="Bitstream Vera Sans"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 fo:font-size="16pt" fo:font-weight="bold" style:font-size-asian="16pt" style:font-weight-asian="bold" style:font-size-complex="16pt" style:font-weight-complex="bold"/>
    </style:style>
    <style:style style:name="MT6" style:family="text">
      <style:text-properties officeooo:rsid="0083f2e1"/>
    </style:style>
    <style:style style:name="MT7" style:family="text">
      <style:text-properties fo:text-transform="uppercase" fo:color="#808080" style:font-name="Bitstream Vera Sans1" fo:font-size="9pt" officeooo:rsid="0084bac9" fo:background-color="transparent" loext:char-shading-value="0"/>
    </style:style>
    <style:style style:name="MT8" style:family="text">
      <style:text-properties fo:text-transform="uppercase" fo:color="#808080" style:font-name="Bitstream Vera Sans1" fo:font-size="9pt" officeooo:rsid="00861fb3" fo:background-color="transparent" loext:char-shading-value="0"/>
    </style:style>
    <style:style style:name="MT9" style:family="text">
      <style:text-properties officeooo:rsid="008d9992"/>
    </style:style>
    <style:style style:name="MT10" style:family="text">
      <style:text-properties officeooo:rsid="002aa84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7fb241"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9"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0"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1"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2"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4">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5">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1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8">
      <style:page-layout-properties fo:page-width="21.999cm" fo:page-height="30.7cm" style:num-format="1" style:print-orientation="portrait" fo:margin-top="1.199cm" fo:margin-bottom="1.101cm" fo:margin-left="1.799cm" fo:margin-right="1.499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0">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7fb241"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_5f_Fiche_20_éditeur_20_série_20_2_20_paire_20__28_G_29_" style:display-name="_Fiche éditeur série 2 paire (G)" style:page-layout-name="Mpm8" style:next-style-name="_5f_Fiche_20_éditeur_20_série_20_2_20_impaire_20__28_D_29_">
      <style:header>
        <text:p text:style-name="MP6">Série 2: Multiplier deux nombres relatifs</text:p>
      </style:header>
      <style:footer>
        <text:h text:style-name="MP7" text:outline-level="1">Chapitre A2: Nombres relatifs</text:h>
      </style:footer>
    </style:master-page>
    <style:master-page style:name="_5f_Fiche_20_éditeur_20_série_20_2_20_impaire_20__28_D_29_" style:display-name="_Fiche éditeur série 2 impaire (D)" style:page-layout-name="Mpm9" style:next-style-name="_5f_Fiche_20_éditeur_20_série_20_2_20_paire_20__28_G_29_">
      <style:header>
        <text:p text:style-name="MP3"><text:span text:style-name="MT1">Série 2 :</text:span> <text:span text:style-name="MT1">???</text:span></text:p>
      </style:header>
      <style:footer>
        <text:p text:style-name="MP8">Chapitre <text:span text:style-name="MT2">? : ...</text:span></text:p>
      </style:footer>
      <style:footer-left>
        <text:p text:style-name="MP9">Série 2 :<text:tab/> <text:s text:c="87"/>Chapitre G? : ...</text:p>
      </style:footer-left>
    </style:master-page>
    <style:master-page style:name="_5f_Fiche_20_éditeur_20_série_20_4_20_impaire_20__28_D_29_" style:display-name="_Fiche éditeur série 4 impaire (D)" style:page-layout-name="Mpm10" style:next-style-name="_5f_Fiche_20_éditeur_20_série_20_4_20_paire_20__28_G_29_">
      <style:header>
        <text:p text:style-name="MP10">Série 4 : ???</text:p>
      </style:header>
      <style:footer>
        <text:p text:style-name="MP11">Chapitre ? : ...</text:p>
      </style:footer>
      <style:footer-left>
        <text:p text:style-name="MP12"/>
      </style:footer-left>
    </style:master-page>
    <style:master-page style:name="_5f_Fiche_20_éditeur_20_série_20_4_20_paire_20__28_G_29_" style:display-name="_Fiche éditeur série 4 paire (G)" style:page-layout-name="Mpm8" style:next-style-name="_5f_Fiche_20_éditeur_20_série_20_4_20_impaire_20__28_D_29_">
      <style:header>
        <text:p text:style-name="MP10">Série 4 : ???</text:p>
      </style:header>
      <style:footer>
        <text:p text:style-name="MP13">Chapitre ? : ...</text:p>
      </style:footer>
    </style:master-page>
    <style:master-page style:name="_5f_Fiche_20_éditeur_20_série_20_1_20_paire_20__28_G_29_" style:display-name="_Fiche éditeur série 1 paire (G)" style:page-layout-name="Mpm11"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éditeur_20_série_20_1_20_impaire_20__28_D_29_" style:display-name="_Fiche éditeur série 1 impaire (D)" style:page-layout-name="Mpm12" style:next-style-name="_5f_Fiche_20_éditeur_20_série_20_1_20_paire_20__28_G_29_">
      <style:header>
        <text:p text:style-name="MP3"><text:span text:style-name="MT1">Série 1 :</text:span> <text:span text:style-name="MT1">???</text:span></text:p>
      </style:header>
      <style:footer>
        <text:p text:style-name="MP8">Chapitre ? : ...</text:p>
      </style:footer>
      <style:footer-left>
        <text:p text:style-name="MP9">Série 1 :<text:tab/><text:tab/> <text:s text:c="43"/>Chapitre G? : ...</text:p>
      </style:footer-left>
    </style:master-page>
    <style:master-page style:name="_5f_Fiche_20_éditeur_20_série_20_3_20_paire_20__28_G_29_" style:display-name="_Fiche éditeur série 3 paire (G)" style:page-layout-name="Mpm8" style:next-style-name="_5f_Fiche_20_éditeur_20_série_20_3_20_impaire_20__28_D_29_">
      <style:header>
        <text:p text:style-name="MP10">Série 3 : ???</text:p>
      </style:header>
      <style:footer>
        <text:p text:style-name="MP13">Chapitre ? : ...</text:p>
      </style:footer>
    </style:master-page>
    <style:master-page style:name="_5f_Fiche_20_éditeur_20_série_20_3_20_impaire_20__28_D_29_" style:display-name="_Fiche éditeur série 3 impaire (D)" style:page-layout-name="Mpm9" style:next-style-name="_5f_Fiche_20_éditeur_20_série_20_3_20_paire_20__28_G_29_">
      <style:header>
        <text:p text:style-name="MP3"><text:span text:style-name="MT1">Série 3 :</text:span> <text:span text:style-name="MT1">???</text:span></text:p>
      </style:header>
      <style:footer>
        <text:p text:style-name="MP8">Chapitre ? : ...</text:p>
      </style:footer>
      <style:footer-left>
        <text:p text:style-name="MP12"/>
      </style:footer-left>
    </style:master-page>
    <style:master-page style:name="_5f_Fiche_20_du_20_livret_20_pair" style:display-name="_Fiche du livret pair" style:page-layout-name="Mpm13">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4">N4 : Fractions</text:p>
                    </table:table-cell>
                    <table:table-cell table:style-name="Tableau18.A1" office:value-type="string">
                      <text:p text:style-name="MP14"/>
                    </table:table-cell>
                  </table:table-row>
                  <table:table-row table:style-name="Tableau18.B1.1">
                    <table:table-cell table:style-name="Tableau18.A1" office:value-type="string">
                      <text:p text:style-name="MP15">Série 1 : Fractions et parts</text:p>
                    </table:table-cell>
                    <table:table-cell table:style-name="Tableau18.A1" office:value-type="string">
                      <text:p text:style-name="MP15"/>
                    </table:table-cell>
                  </table:table-row>
                </table:table>
              </table:table-cell>
            </table:table-row>
          </table:table-header-rows>
        </table:table>
        <text:p text:style-name="MP16"/>
      </style:header>
    </style:master-page>
    <style:master-page style:name="_5f_Fiche_20_format_20_Site" style:display-name="_Fiche format Site" style:page-layout-name="Mpm14">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ynthèse_20_impaire_20__28_D_29_" style:display-name="_Fiche éditeur synthèse impaire (D)" style:page-layout-name="Mpm10" style:next-style-name="_5f_Fiche_20_éditeur_20_synthèse_20_paire_20__28_G_29_">
      <style:header>
        <text:p text:style-name="MP10">Synthèse</text:p>
      </style:header>
      <style:footer>
        <text:p text:style-name="MP8">Chapitre ? : ...</text:p>
      </style:footer>
      <style:footer-left>
        <text:p text:style-name="MP20"/>
      </style:footer-left>
    </style:master-page>
    <style:master-page style:name="_5f_Fiche_20_éditeur_20_synthèse_20_paire_20__28_G_29_" style:display-name="_Fiche éditeur synthèse paire (G)" style:page-layout-name="Mpm8" style:next-style-name="_5f_Fiche_20_éditeur_20_synthèse_20_impaire_20__28_D_29_">
      <style:header>
        <text:p text:style-name="MP10">Synthèse</text:p>
      </style:header>
      <style:footer>
        <text:p text:style-name="MP4">Chapitre ? : ...</text:p>
      </style:footer>
    </style:master-page>
    <style:master-page style:name="_5f_Fiche_20_du_20_livret_20_Génération_20_5" style:display-name="_Fiche du livret Génération 5" style:page-layout-name="Mpm15">
      <style:header>
        <text:p text:style-name="MP21"><text:tab/><text:tab/><text:tab/><text:tab/><text:tab/><text:tab/></text:p>
        <text:p text:style-name="MP21"/>
      </style:header>
      <style:footer>
        <text:p text:style-name="MP22">Chapitre G? :<text:tab/><text:tab/> <text:s text:c="93"/>Série ? :</text:p>
      </style:footer>
      <style:footer-left>
        <text:p text:style-name="MP23">Série ? :<text:tab/><text:tab/> <text:s text:c="92"/>Chapitre G? :</text:p>
      </style:footer-left>
    </style:master-page>
    <style:master-page style:name="Right_20_Page" style:display-name="Right Page" style:page-layout-name="Mpm16"/>
    <style:master-page style:name="Left_20_Page" style:display-name="Left Page" style:page-layout-name="Mpm17" style:next-style-name="Right_20_Page"/>
    <style:master-page style:name="_5f_Fiche_20_éditeur_20_série_20_5_20_paire_20__28_D_29_" style:display-name="_Fiche éditeur série 5 paire (D)" style:page-layout-name="Mpm18" style:next-style-name="_5f_Fiche_20_éditeur_20_série_20_1_20_paire_20__28_G_29_">
      <style:header>
        <text:p text:style-name="Header">Série 5 : Déterminer une fonction linéaire ou affine par le calcul</text:p>
      </style:header>
      <style:footer>
        <text:p text:style-name="MP24">Chapitre G2 : Triangles</text:p>
      </style:footer>
      <style:footer-left>
        <text:p text:style-name="MP25">Fonctions linéaires et affines : Chapitre D2</text:p>
      </style:footer-left>
    </style:master-page>
    <style:master-page style:name="First_20_Page" style:display-name="First Page" style:page-layout-name="Mpm19" style:next-style-name="Standard"/>
    <style:master-page style:name="Envelope" style:page-layout-name="Mpm20"/>
    <style:master-page style:name="Index" style:page-layout-name="Mpm19"/>
    <style:master-page style:name="Footnote" style:page-layout-name="Mpm21"/>
    <style:master-page style:name="Landscape" style:page-layout-name="Mpm22"/>
    <style:master-page style:name="_5f_Fiche_20_éditeur_20_série_20_2_20_une_20_colonne_20_impaire_20__28_G_29_" style:display-name="_Fiche éditeur série 2 une colonne impaire (G)" style:page-layout-name="Mpm23">
      <style:header>
        <text:p text:style-name="MP26"><draw:path text:anchor-type="paragraph" draw:z-index="2" draw:name="Forme1" draw:style-name="Mgr1" draw:text-style-name="MP27" svg:width="4.329cm" svg:height="2.24cm" svg:x="-1.499cm" svg:y="-1cm" svg:viewBox="0 0 4330 2241" svg:d="M0 2241l3984-288c209-15 363-168 345-342l-170-1611h-4159z"><text:p/></draw:path><draw:frame text:anchor-type="paragraph" draw:z-index="5" draw:name="Forme2" draw:style-name="Mgr2" draw:text-style-name="MP29" svg:width="2.703cm" svg:height="0.715cm" draw:transform="rotate (0.0872664625997165) translate (-0.172861111111111cm 0.218722222222222cm)"><draw:text-box><text:p text:style-name="MP28"><text:span text:style-name="MT5">Série 4</text:span></text:p></draw:text-box></draw:frame><draw:line text:anchor-type="paragraph" draw:z-index="14" draw:name="Forme3" draw:style-name="Mgr3" draw:text-style-name="MP28" svg:x1="20.766cm" svg:y1="0.367cm" svg:x2="31.117cm" svg:y2="0.367cm"><text:p/></draw:line>C<text:span text:style-name="MT6">alculer des volumes</text:span></text:p>
      </style:header>
      <style:footer>
        <text:p text:style-name="MP30"><draw:frame draw:style-name="Mfr1" draw:name="Cadre1" text:anchor-type="paragraph" svg:y="-0.06cm" draw:z-index="8"><draw:text-box fo:min-height="0.499cm" fo:min-width="2cm"><draw:frame draw:style-name="Mfr2" draw:name="Cadre2" text:anchor-type="frame" svg:x="0.45cm" svg:y="0.079cm" svg:width="0.817cm" draw:z-index="11"><draw:text-box fo:min-height="0.355cm"><text:p text:style-name="MP31"><draw:g text:anchor-type="paragraph" draw:z-index="18" draw:name="Forme4" draw:style-name="Mgr4"><draw:path draw:style-name="Mgr5" draw:text-style-name="MP32" svg:width="0.855cm" svg:height="1.172cm" svg:x="-0.03cm" svg:y="-0.194cm" svg:viewBox="0 0 856 1173" svg:d="M856 1173h-856v-991c0-100 79-182 175-182h505c97 0 176 82 176 182z"><text:p/></draw:path></draw:g><text:page-number text:select-page="current">84</text:page-number></text:p></draw:text-box></draw:frame><text:p text:style-name="MP33"><text:span text:style-name="MT7">M</text:span><text:span text:style-name="MT8">esure</text:span><text:span text:style-name="MT9">s </text:span>• <text:span text:style-name="MT10">C2</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5s1 : Proportionnalité - Proportionnalité  
Copyright (c) 2005
Isabelle Vivien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12-03T15:37:30</meta:creation-date>
    <dc:date>2021-04-02T09:02:11.984000000</dc:date>
    <meta:printed-by>Katia Hache</meta:printed-by>
    <meta:print-date>2008-12-06T20:07:18</meta:print-date>
    <meta:editing-cycles>149</meta:editing-cycles>
    <meta:editing-duration>P1DT8H19M31S</meta:editing-duration>
    <meta:document-statistic meta:table-count="5" meta:image-count="5" meta:object-count="2" meta:page-count="4" meta:paragraph-count="230" meta:word-count="1020" meta:character-count="5335" meta:non-whitespace-character-count="3976"/>
    <meta:user-defined meta:name="Info 1"/>
    <meta:user-defined meta:name="Info 2"/>
    <meta:user-defined meta:name="Info 3"/>
    <meta:user-defined meta:name="Info 4"/>
  </office:meta>
</office:document-meta>
</file>

<file path=Object 1/content.xml><?xml version="1.0" encoding="utf-8"?>
<math xmlns="http://www.w3.org/1998/Math/MathML" display="block">
  <semantics>
    <mfrac>
      <mrow>
        <mstyle color="gray">
          <mn>.......</mn>
        </mstyle>
        <mo stretchy="false">×</mo>
        <mstyle color="gray">
          <mn>.......</mn>
        </mstyle>
      </mrow>
      <mn>2</mn>
    </mfrac>
    <annotation encoding="StarMath 5.0">{ color gray {.......} } times color gray {.......} over {2}</annotation>
  </semantics>
</math>
</file>

<file path=Object 3/content.xml><?xml version="1.0" encoding="utf-8"?>
<math xmlns="http://www.w3.org/1998/Math/MathML" display="block">
  <semantics>
    <mfrac>
      <mn>5</mn>
      <mn>6</mn>
    </mfrac>
    <annotation encoding="StarMath 5.0">{5} over {6}</annotation>
  </semantics>
</math>
</file>